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MATRIX SIZE" table:style-name="ta1">
        <table:table-column table:style-name="co1" table:default-cell-style-name="ce10"/>
        <table:table-column table:style-name="co2" table:number-columns-repeated="17" table:default-cell-style-name="ce10"/>
        <table:table-column table:style-name="co1" table:default-cell-style-name="ce10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mandel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pmandel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smandel</text:p>
          </table:table-cell>
          <table:table-cell office:value-type="string">
            <text:p>seq</text:p>
          </table:table-cell>
          <table:table-cell office:value-type="string">
            <text:p>Naïve – Lap</text:p>
          </table:table-cell>
          <table:table-cell office:value-type="string">
            <text:p>Ws – Lap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9416">
            <text:p>69416</text:p>
          </table:table-cell>
          <table:table-cell office:value-type="float" office:value="72044">
            <text:p>72044</text:p>
          </table:table-cell>
          <table:table-cell office:value-type="float" office:value="67149">
            <text:p>67149</text:p>
          </table:table-cell>
          <table:table-cell office:value-type="float" office:value="67376">
            <text:p>67376</text:p>
          </table:table-cell>
          <table:table-cell office:value-type="float" office:value="66091">
            <text:p>66091</text:p>
          </table:table-cell>
          <table:table-cell table:formula="of:=AVERAGE([.B2];[.C2];[.D2];[.E2];[.F2])" office:value-type="float" office:value="68415.2">
            <text:p>68415.2</text:p>
          </table:table-cell>
          <table:table-cell office:value-type="float" office:value="32099">
            <text:p>32099</text:p>
          </table:table-cell>
          <table:table-cell office:value-type="float" office:value="37866">
            <text:p>37866</text:p>
          </table:table-cell>
          <table:table-cell office:value-type="float" office:value="34811">
            <text:p>34811</text:p>
          </table:table-cell>
          <table:table-cell office:value-type="float" office:value="34415">
            <text:p>34415</text:p>
          </table:table-cell>
          <table:table-cell office:value-type="float" office:value="38380">
            <text:p>38380</text:p>
          </table:table-cell>
          <table:table-cell table:formula="of:=AVERAGE([.H2];[.I2];[.J2];[.K2];[.L2])" office:value-type="float" office:value="35514.2">
            <text:p>35514.2</text:p>
          </table:table-cell>
          <table:table-cell office:value-type="float" office:value="28469">
            <text:p>28469</text:p>
          </table:table-cell>
          <table:table-cell office:value-type="float" office:value="26520">
            <text:p>26520</text:p>
          </table:table-cell>
          <table:table-cell office:value-type="float" office:value="27144">
            <text:p>27144</text:p>
          </table:table-cell>
          <table:table-cell office:value-type="float" office:value="27965">
            <text:p>27965</text:p>
          </table:table-cell>
          <table:table-cell office:value-type="float" office:value="30383">
            <text:p>30383</text:p>
          </table:table-cell>
          <table:table-cell table:formula="of:=AVERAGE([.N2];[.O2];[.P2];[.Q2];[.R2])" office:value-type="float" office:value="28096.2">
            <text:p>28096.2</text:p>
          </table:table-cell>
          <table:table-cell/>
          <table:table-cell table:formula="of:=[.G2]/[.M2]" office:value-type="float" office:value="1.92641816512832">
            <text:p>1.9264181651</text:p>
          </table:table-cell>
          <table:table-cell table:formula="of:=[.G2]/[.S2]" office:value-type="float" office:value="2.43503391917768">
            <text:p>2.4350339192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7563">
            <text:p>257563</text:p>
          </table:table-cell>
          <table:table-cell office:value-type="float" office:value="260240">
            <text:p>260240</text:p>
          </table:table-cell>
          <table:table-cell office:value-type="float" office:value="257624">
            <text:p>257624</text:p>
          </table:table-cell>
          <table:table-cell office:value-type="float" office:value="258621">
            <text:p>258621</text:p>
          </table:table-cell>
          <table:table-cell office:value-type="float" office:value="260388">
            <text:p>260388</text:p>
          </table:table-cell>
          <table:table-cell table:formula="of:=AVERAGE([.B3];[.C3];[.D3];[.E3];[.F3])" office:value-type="float" office:value="258887.2">
            <text:p>258887.2</text:p>
          </table:table-cell>
          <table:table-cell office:value-type="float" office:value="130436">
            <text:p>130436</text:p>
          </table:table-cell>
          <table:table-cell office:value-type="float" office:value="127886">
            <text:p>127886</text:p>
          </table:table-cell>
          <table:table-cell office:value-type="float" office:value="128769">
            <text:p>128769</text:p>
          </table:table-cell>
          <table:table-cell office:value-type="float" office:value="127362">
            <text:p>127362</text:p>
          </table:table-cell>
          <table:table-cell office:value-type="float" office:value="130198">
            <text:p>130198</text:p>
          </table:table-cell>
          <table:table-cell table:formula="of:=AVERAGE([.H3];[.I3];[.J3];[.K3];[.L3])" office:value-type="float" office:value="128930.2">
            <text:p>128930.2</text:p>
          </table:table-cell>
          <table:table-cell office:value-type="float" office:value="90380">
            <text:p>90380</text:p>
          </table:table-cell>
          <table:table-cell office:value-type="float" office:value="88284">
            <text:p>88284</text:p>
          </table:table-cell>
          <table:table-cell office:value-type="float" office:value="81917">
            <text:p>81917</text:p>
          </table:table-cell>
          <table:table-cell office:value-type="float" office:value="87763">
            <text:p>87763</text:p>
          </table:table-cell>
          <table:table-cell office:value-type="float" office:value="93006">
            <text:p>93006</text:p>
          </table:table-cell>
          <table:table-cell table:formula="of:=AVERAGE([.N3];[.O3];[.P3];[.Q3];[.R3])" office:value-type="float" office:value="88270">
            <text:p>88270</text:p>
          </table:table-cell>
          <table:table-cell/>
          <table:table-cell table:formula="of:=[.G3]/[.M3]" office:value-type="float" office:value="2.00796399912511">
            <text:p>2.0079639991</text:p>
          </table:table-cell>
          <table:table-cell table:formula="of:=[.G3]/[.S3]" office:value-type="float" office:value="2.93290132547864">
            <text:p>2.9329013255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77984">
            <text:p>577984</text:p>
          </table:table-cell>
          <table:table-cell office:value-type="float" office:value="575769">
            <text:p>575769</text:p>
          </table:table-cell>
          <table:table-cell office:value-type="float" office:value="571619">
            <text:p>571619</text:p>
          </table:table-cell>
          <table:table-cell office:value-type="float" office:value="577077">
            <text:p>577077</text:p>
          </table:table-cell>
          <table:table-cell office:value-type="float" office:value="572971">
            <text:p>572971</text:p>
          </table:table-cell>
          <table:table-cell table:formula="of:=AVERAGE([.B4];[.C4];[.D4];[.E4];[.F4])" office:value-type="float" office:value="575084">
            <text:p>575084</text:p>
          </table:table-cell>
          <table:table-cell office:value-type="float" office:value="278966">
            <text:p>278966</text:p>
          </table:table-cell>
          <table:table-cell office:value-type="float" office:value="291492">
            <text:p>291492</text:p>
          </table:table-cell>
          <table:table-cell office:value-type="float" office:value="272841">
            <text:p>272841</text:p>
          </table:table-cell>
          <table:table-cell office:value-type="float" office:value="287941">
            <text:p>287941</text:p>
          </table:table-cell>
          <table:table-cell office:value-type="float" office:value="286623">
            <text:p>286623</text:p>
          </table:table-cell>
          <table:table-cell table:formula="of:=AVERAGE([.H4];[.I4];[.J4];[.K4];[.L4])" office:value-type="float" office:value="283572.6">
            <text:p>283572.6</text:p>
          </table:table-cell>
          <table:table-cell office:value-type="float" office:value="185505">
            <text:p>185505</text:p>
          </table:table-cell>
          <table:table-cell office:value-type="float" office:value="189103">
            <text:p>189103</text:p>
          </table:table-cell>
          <table:table-cell office:value-type="float" office:value="183332">
            <text:p>183332</text:p>
          </table:table-cell>
          <table:table-cell office:value-type="float" office:value="185440">
            <text:p>185440</text:p>
          </table:table-cell>
          <table:table-cell office:value-type="float" office:value="187321">
            <text:p>187321</text:p>
          </table:table-cell>
          <table:table-cell table:formula="of:=AVERAGE([.N4];[.O4];[.P4];[.Q4];[.R4])" office:value-type="float" office:value="186140.2">
            <text:p>186140.2</text:p>
          </table:table-cell>
          <table:table-cell/>
          <table:table-cell table:formula="of:=[.G4]/[.M4]" office:value-type="float" office:value="2.02799565261242">
            <text:p>2.0279956526</text:p>
          </table:table-cell>
          <table:table-cell table:formula="of:=[.G4]/[.S4]" office:value-type="float" office:value="3.08952069461621">
            <text:p>3.0895206946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24758">
            <text:p>1024758</text:p>
          </table:table-cell>
          <table:table-cell office:value-type="float" office:value="1019266">
            <text:p>1019266</text:p>
          </table:table-cell>
          <table:table-cell office:value-type="float" office:value="1018217">
            <text:p>1018217</text:p>
          </table:table-cell>
          <table:table-cell office:value-type="float" office:value="1017225">
            <text:p>1017225</text:p>
          </table:table-cell>
          <table:table-cell office:value-type="float" office:value="1014204">
            <text:p>1014204</text:p>
          </table:table-cell>
          <table:table-cell table:formula="of:=AVERAGE([.B5];[.C5];[.D5];[.E5];[.F5])" office:value-type="float" office:value="1018734">
            <text:p>1018734</text:p>
          </table:table-cell>
          <table:table-cell office:value-type="float" office:value="479847">
            <text:p>479847</text:p>
          </table:table-cell>
          <table:table-cell office:value-type="float" office:value="483355">
            <text:p>483355</text:p>
          </table:table-cell>
          <table:table-cell office:value-type="float" office:value="485459">
            <text:p>485459</text:p>
          </table:table-cell>
          <table:table-cell office:value-type="float" office:value="486255">
            <text:p>486255</text:p>
          </table:table-cell>
          <table:table-cell office:value-type="float" office:value="483740">
            <text:p>483740</text:p>
          </table:table-cell>
          <table:table-cell table:formula="of:=AVERAGE([.H5];[.I5];[.J5];[.K5];[.L5])" office:value-type="float" office:value="483731.2">
            <text:p>483731.2</text:p>
          </table:table-cell>
          <table:table-cell office:value-type="float" office:value="320207">
            <text:p>320207</text:p>
          </table:table-cell>
          <table:table-cell office:value-type="float" office:value="321982">
            <text:p>321982</text:p>
          </table:table-cell>
          <table:table-cell office:value-type="float" office:value="319636">
            <text:p>319636</text:p>
          </table:table-cell>
          <table:table-cell office:value-type="float" office:value="331230">
            <text:p>331230</text:p>
          </table:table-cell>
          <table:table-cell office:value-type="float" office:value="325713">
            <text:p>325713</text:p>
          </table:table-cell>
          <table:table-cell table:formula="of:=AVERAGE([.N5];[.O5];[.P5];[.Q5];[.R5])" office:value-type="float" office:value="323753.6">
            <text:p>323753.6</text:p>
          </table:table-cell>
          <table:table-cell/>
          <table:table-cell table:formula="of:=[.G5]/[.M5]" office:value-type="float" office:value="2.10599192278687">
            <text:p>2.1059919228</text:p>
          </table:table-cell>
          <table:table-cell table:formula="of:=[.G5]/[.S5]" office:value-type="float" office:value="3.14663373627351">
            <text:p>3.1466337363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85919">
            <text:p>1585919</text:p>
          </table:table-cell>
          <table:table-cell office:value-type="float" office:value="1585695">
            <text:p>1585695</text:p>
          </table:table-cell>
          <table:table-cell office:value-type="float" office:value="1583926">
            <text:p>1583926</text:p>
          </table:table-cell>
          <table:table-cell office:value-type="float" office:value="1580740">
            <text:p>1580740</text:p>
          </table:table-cell>
          <table:table-cell office:value-type="float" office:value="1582595">
            <text:p>1582595</text:p>
          </table:table-cell>
          <table:table-cell table:formula="of:=AVERAGE([.B6];[.C6];[.D6];[.E6];[.F6])" office:value-type="float" office:value="1583775">
            <text:p>1583775</text:p>
          </table:table-cell>
          <table:table-cell office:value-type="float" office:value="750662">
            <text:p>750662</text:p>
          </table:table-cell>
          <table:table-cell office:value-type="float" office:value="756279">
            <text:p>756279</text:p>
          </table:table-cell>
          <table:table-cell office:value-type="float" office:value="754350">
            <text:p>754350</text:p>
          </table:table-cell>
          <table:table-cell office:value-type="float" office:value="751206">
            <text:p>751206</text:p>
          </table:table-cell>
          <table:table-cell office:value-type="float" office:value="750989">
            <text:p>750989</text:p>
          </table:table-cell>
          <table:table-cell table:formula="of:=AVERAGE([.H6];[.I6];[.J6];[.K6];[.L6])" office:value-type="float" office:value="752697.2">
            <text:p>752697.2</text:p>
          </table:table-cell>
          <table:table-cell office:value-type="float" office:value="496863">
            <text:p>496863</text:p>
          </table:table-cell>
          <table:table-cell office:value-type="float" office:value="495941">
            <text:p>495941</text:p>
          </table:table-cell>
          <table:table-cell office:value-type="float" office:value="495958">
            <text:p>495958</text:p>
          </table:table-cell>
          <table:table-cell office:value-type="float" office:value="494875">
            <text:p>494875</text:p>
          </table:table-cell>
          <table:table-cell office:value-type="float" office:value="497891">
            <text:p>497891</text:p>
          </table:table-cell>
          <table:table-cell table:formula="of:=AVERAGE([.N6];[.O6];[.P6];[.Q6];[.R6])" office:value-type="float" office:value="496305.6">
            <text:p>496305.6</text:p>
          </table:table-cell>
          <table:table-cell/>
          <table:table-cell table:formula="of:=[.G6]/[.M6]" office:value-type="float" office:value="2.10413297671361">
            <text:p>2.1041329767</text:p>
          </table:table-cell>
          <table:table-cell table:formula="of:=[.G6]/[.S6]" office:value-type="float" office:value="3.19112861108156">
            <text:p>3.1911286111</text:p>
          </table:table-cell>
          <table:table-cell table:number-columns-repeated="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72036">
            <text:p>2272036</text:p>
          </table:table-cell>
          <table:table-cell office:value-type="float" office:value="2274124">
            <text:p>2274124</text:p>
          </table:table-cell>
          <table:table-cell office:value-type="float" office:value="2275686">
            <text:p>2275686</text:p>
          </table:table-cell>
          <table:table-cell office:value-type="float" office:value="2271440">
            <text:p>2271440</text:p>
          </table:table-cell>
          <table:table-cell office:value-type="float" office:value="2272544">
            <text:p>2272544</text:p>
          </table:table-cell>
          <table:table-cell table:formula="of:=AVERAGE([.B7];[.C7];[.D7];[.E7];[.F7])" office:value-type="float" office:value="2273166">
            <text:p>2273166</text:p>
          </table:table-cell>
          <table:table-cell office:value-type="float" office:value="1079612">
            <text:p>1079612</text:p>
          </table:table-cell>
          <table:table-cell office:value-type="float" office:value="1088088">
            <text:p>1088088</text:p>
          </table:table-cell>
          <table:table-cell office:value-type="float" office:value="1083632">
            <text:p>1083632</text:p>
          </table:table-cell>
          <table:table-cell office:value-type="float" office:value="1081531">
            <text:p>1081531</text:p>
          </table:table-cell>
          <table:table-cell office:value-type="float" office:value="1084944">
            <text:p>1084944</text:p>
          </table:table-cell>
          <table:table-cell table:formula="of:=AVERAGE([.H7];[.I7];[.J7];[.K7];[.L7])" office:value-type="float" office:value="1083561.4">
            <text:p>1083561.4</text:p>
          </table:table-cell>
          <table:table-cell office:value-type="float" office:value="712279">
            <text:p>712279</text:p>
          </table:table-cell>
          <table:table-cell office:value-type="float" office:value="713893">
            <text:p>713893</text:p>
          </table:table-cell>
          <table:table-cell office:value-type="float" office:value="709685">
            <text:p>709685</text:p>
          </table:table-cell>
          <table:table-cell office:value-type="float" office:value="713181">
            <text:p>713181</text:p>
          </table:table-cell>
          <table:table-cell office:value-type="float" office:value="711135">
            <text:p>711135</text:p>
          </table:table-cell>
          <table:table-cell table:formula="of:=AVERAGE([.N7];[.O7];[.P7];[.Q7];[.R7])" office:value-type="float" office:value="712034.6">
            <text:p>712034.6</text:p>
          </table:table-cell>
          <table:table-cell/>
          <table:table-cell table:formula="of:=[.G7]/[.M7]" office:value-type="float" office:value="2.09786542783824">
            <text:p>2.0978654278</text:p>
          </table:table-cell>
          <table:table-cell table:formula="of:=[.G7]/[.S7]" office:value-type="float" office:value="3.19249373555723">
            <text:p>3.1924937356</text:p>
          </table:table-cell>
          <table:table-cell table:number-columns-repeated="2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85742">
            <text:p>3085742</text:p>
          </table:table-cell>
          <table:table-cell office:value-type="float" office:value="3087319">
            <text:p>3087319</text:p>
          </table:table-cell>
          <table:table-cell office:value-type="float" office:value="3088188">
            <text:p>3088188</text:p>
          </table:table-cell>
          <table:table-cell office:value-type="float" office:value="3086839">
            <text:p>3086839</text:p>
          </table:table-cell>
          <table:table-cell office:value-type="float" office:value="3105821">
            <text:p>3105821</text:p>
          </table:table-cell>
          <table:table-cell table:formula="of:=AVERAGE([.B8];[.C8];[.D8];[.E8];[.F8])" office:value-type="float" office:value="3090781.8">
            <text:p>3090781.8</text:p>
          </table:table-cell>
          <table:table-cell office:value-type="float" office:value="1471591">
            <text:p>1471591</text:p>
          </table:table-cell>
          <table:table-cell office:value-type="float" office:value="1468810">
            <text:p>1468810</text:p>
          </table:table-cell>
          <table:table-cell office:value-type="float" office:value="1469871">
            <text:p>1469871</text:p>
          </table:table-cell>
          <table:table-cell office:value-type="float" office:value="1468973">
            <text:p>1468973</text:p>
          </table:table-cell>
          <table:table-cell office:value-type="float" office:value="1469233">
            <text:p>1469233</text:p>
          </table:table-cell>
          <table:table-cell table:formula="of:=AVERAGE([.H8];[.I8];[.J8];[.K8];[.L8])" office:value-type="float" office:value="1469695.6">
            <text:p>1469695.6</text:p>
          </table:table-cell>
          <table:table-cell office:value-type="float" office:value="967435">
            <text:p>967435</text:p>
          </table:table-cell>
          <table:table-cell office:value-type="float" office:value="963831">
            <text:p>963831</text:p>
          </table:table-cell>
          <table:table-cell office:value-type="float" office:value="961916">
            <text:p>961916</text:p>
          </table:table-cell>
          <table:table-cell office:value-type="float" office:value="962287">
            <text:p>962287</text:p>
          </table:table-cell>
          <table:table-cell office:value-type="float" office:value="963023">
            <text:p>963023</text:p>
          </table:table-cell>
          <table:table-cell table:formula="of:=AVERAGE([.N8];[.O8];[.P8];[.Q8];[.R8])" office:value-type="float" office:value="963698.4">
            <text:p>963698.4</text:p>
          </table:table-cell>
          <table:table-cell/>
          <table:table-cell table:formula="of:=[.G8]/[.M8]" office:value-type="float" office:value="2.10300813311273">
            <text:p>2.1030081331</text:p>
          </table:table-cell>
          <table:table-cell table:formula="of:=[.G8]/[.S8]" office:value-type="float" office:value="3.20720860385365">
            <text:p>3.2072086039</text:p>
          </table:table-cell>
          <table:table-cell table:number-columns-repeated="2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28560">
            <text:p>4028560</text:p>
          </table:table-cell>
          <table:table-cell office:value-type="float" office:value="4031601">
            <text:p>4031601</text:p>
          </table:table-cell>
          <table:table-cell office:value-type="float" office:value="4032475">
            <text:p>4032475</text:p>
          </table:table-cell>
          <table:table-cell office:value-type="float" office:value="4035819">
            <text:p>4035819</text:p>
          </table:table-cell>
          <table:table-cell office:value-type="float" office:value="4040057">
            <text:p>4040057</text:p>
          </table:table-cell>
          <table:table-cell table:formula="of:=AVERAGE([.B9];[.C9];[.D9];[.E9];[.F9])" office:value-type="float" office:value="4033702.4">
            <text:p>4033702.4</text:p>
          </table:table-cell>
          <table:table-cell office:value-type="float" office:value="1917808">
            <text:p>1917808</text:p>
          </table:table-cell>
          <table:table-cell office:value-type="float" office:value="1979297">
            <text:p>1979297</text:p>
          </table:table-cell>
          <table:table-cell office:value-type="float" office:value="2048534">
            <text:p>2048534</text:p>
          </table:table-cell>
          <table:table-cell office:value-type="float" office:value="1913133">
            <text:p>1913133</text:p>
          </table:table-cell>
          <table:table-cell office:value-type="float" office:value="1916665">
            <text:p>1916665</text:p>
          </table:table-cell>
          <table:table-cell table:formula="of:=AVERAGE([.H9];[.I9];[.J9];[.K9];[.L9])" office:value-type="float" office:value="1955087.4">
            <text:p>1955087.4</text:p>
          </table:table-cell>
          <table:table-cell office:value-type="float" office:value="1262697">
            <text:p>1262697</text:p>
          </table:table-cell>
          <table:table-cell office:value-type="float" office:value="1259149">
            <text:p>1259149</text:p>
          </table:table-cell>
          <table:table-cell office:value-type="float" office:value="1260532">
            <text:p>1260532</text:p>
          </table:table-cell>
          <table:table-cell office:value-type="float" office:value="1257122">
            <text:p>1257122</text:p>
          </table:table-cell>
          <table:table-cell office:value-type="float" office:value="1261482">
            <text:p>1261482</text:p>
          </table:table-cell>
          <table:table-cell table:formula="of:=AVERAGE([.N9];[.O9];[.P9];[.Q9];[.R9])" office:value-type="float" office:value="1260196.4">
            <text:p>1260196.4</text:p>
          </table:table-cell>
          <table:table-cell/>
          <table:table-cell table:formula="of:=[.G9]/[.M9]" office:value-type="float" office:value="2.06318264850973">
            <text:p>2.0631826485</text:p>
          </table:table-cell>
          <table:table-cell table:formula="of:=[.G9]/[.S9]" office:value-type="float" office:value="3.20085218462773">
            <text:p>3.2008521846</text:p>
          </table:table-cell>
          <table:table-cell table:number-columns-repeated="2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098957">
            <text:p>5098957</text:p>
          </table:table-cell>
          <table:table-cell office:value-type="float" office:value="5099448">
            <text:p>5099448</text:p>
          </table:table-cell>
          <table:table-cell office:value-type="float" office:value="5099656">
            <text:p>5099656</text:p>
          </table:table-cell>
          <table:table-cell office:value-type="float" office:value="5101988">
            <text:p>5101988</text:p>
          </table:table-cell>
          <table:table-cell office:value-type="float" office:value="5100829">
            <text:p>5100829</text:p>
          </table:table-cell>
          <table:table-cell table:formula="of:=AVERAGE([.B10];[.C10];[.D10];[.E10];[.F10])" office:value-type="float" office:value="5100175.6">
            <text:p>5100175.6</text:p>
          </table:table-cell>
          <table:table-cell office:value-type="float" office:value="2428724">
            <text:p>2428724</text:p>
          </table:table-cell>
          <table:table-cell office:value-type="float" office:value="2426644">
            <text:p>2426644</text:p>
          </table:table-cell>
          <table:table-cell office:value-type="float" office:value="2425943">
            <text:p>2425943</text:p>
          </table:table-cell>
          <table:table-cell office:value-type="float" office:value="2423014">
            <text:p>2423014</text:p>
          </table:table-cell>
          <table:table-cell office:value-type="float" office:value="2425223">
            <text:p>2425223</text:p>
          </table:table-cell>
          <table:table-cell table:formula="of:=AVERAGE([.H10];[.I10];[.J10];[.K10];[.L10])" office:value-type="float" office:value="2425909.6">
            <text:p>2425909.6</text:p>
          </table:table-cell>
          <table:table-cell office:value-type="float" office:value="1588314">
            <text:p>1588314</text:p>
          </table:table-cell>
          <table:table-cell office:value-type="float" office:value="1593414">
            <text:p>1593414</text:p>
          </table:table-cell>
          <table:table-cell office:value-type="float" office:value="1591956">
            <text:p>1591956</text:p>
          </table:table-cell>
          <table:table-cell office:value-type="float" office:value="1592083">
            <text:p>1592083</text:p>
          </table:table-cell>
          <table:table-cell office:value-type="float" office:value="1594530">
            <text:p>1594530</text:p>
          </table:table-cell>
          <table:table-cell table:formula="of:=AVERAGE([.N10];[.O10];[.P10];[.Q10];[.R10])" office:value-type="float" office:value="1592059.4">
            <text:p>1592059.4</text:p>
          </table:table-cell>
          <table:table-cell/>
          <table:table-cell table:formula="of:=[.G10]/[.M10]" office:value-type="float" office:value="2.10237660958182">
            <text:p>2.1023766096</text:p>
          </table:table-cell>
          <table:table-cell table:formula="of:=[.G10]/[.S10]" office:value-type="float" office:value="3.20350836155988">
            <text:p>3.2035083616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301649">
            <text:p>6301649</text:p>
          </table:table-cell>
          <table:table-cell office:value-type="float" office:value="6290236">
            <text:p>6290236</text:p>
          </table:table-cell>
          <table:table-cell office:value-type="float" office:value="6292148">
            <text:p>6292148</text:p>
          </table:table-cell>
          <table:table-cell office:value-type="float" office:value="6289331">
            <text:p>6289331</text:p>
          </table:table-cell>
          <table:table-cell office:value-type="float" office:value="6309739">
            <text:p>6309739</text:p>
          </table:table-cell>
          <table:table-cell table:formula="of:=AVERAGE([.B11];[.C11];[.D11];[.E11];[.F11])" office:value-type="float" office:value="6296620.6">
            <text:p>6296620.6</text:p>
          </table:table-cell>
          <table:table-cell office:value-type="float" office:value="2993504">
            <text:p>2993504</text:p>
          </table:table-cell>
          <table:table-cell office:value-type="float" office:value="2987097">
            <text:p>2987097</text:p>
          </table:table-cell>
          <table:table-cell office:value-type="float" office:value="2989786">
            <text:p>2989786</text:p>
          </table:table-cell>
          <table:table-cell office:value-type="float" office:value="2991993">
            <text:p>2991993</text:p>
          </table:table-cell>
          <table:table-cell office:value-type="float" office:value="2990196">
            <text:p>2990196</text:p>
          </table:table-cell>
          <table:table-cell table:formula="of:=AVERAGE([.H11];[.I11];[.J11];[.K11];[.L11])" office:value-type="float" office:value="2990515.2">
            <text:p>2990515.2</text:p>
          </table:table-cell>
          <table:table-cell office:value-type="float" office:value="1956378">
            <text:p>1956378</text:p>
          </table:table-cell>
          <table:table-cell office:value-type="float" office:value="1963367">
            <text:p>1963367</text:p>
          </table:table-cell>
          <table:table-cell office:value-type="float" office:value="1960559">
            <text:p>1960559</text:p>
          </table:table-cell>
          <table:table-cell office:value-type="float" office:value="1958550">
            <text:p>1958550</text:p>
          </table:table-cell>
          <table:table-cell office:value-type="float" office:value="1977156">
            <text:p>1977156</text:p>
          </table:table-cell>
          <table:table-cell table:formula="of:=AVERAGE([.N11];[.O11];[.P11];[.Q11];[.R11])" office:value-type="float" office:value="1963202">
            <text:p>1963202</text:p>
          </table:table-cell>
          <table:table-cell/>
          <table:table-cell table:formula="of:=[.G11]/[.M11]" office:value-type="float" office:value="2.10553037817698">
            <text:p>2.1055303782</text:p>
          </table:table-cell>
          <table:table-cell table:formula="of:=[.G11]/[.S11]" office:value-type="float" office:value="3.20732181405683">
            <text:p>3.2073218141</text:p>
          </table:table-cell>
          <table:table-cell table:number-columns-repeated="2"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605347">
            <text:p>7605347</text:p>
          </table:table-cell>
          <table:table-cell office:value-type="float" office:value="7619869">
            <text:p>7619869</text:p>
          </table:table-cell>
          <table:table-cell office:value-type="float" office:value="7612443">
            <text:p>7612443</text:p>
          </table:table-cell>
          <table:table-cell office:value-type="float" office:value="7618258">
            <text:p>7618258</text:p>
          </table:table-cell>
          <table:table-cell office:value-type="float" office:value="7600815">
            <text:p>7600815</text:p>
          </table:table-cell>
          <table:table-cell table:formula="of:=AVERAGE([.B12];[.C12];[.D12];[.E12];[.F12])" office:value-type="float" office:value="7611346.4">
            <text:p>7611346.4</text:p>
          </table:table-cell>
          <table:table-cell office:value-type="float" office:value="3616217">
            <text:p>3616217</text:p>
          </table:table-cell>
          <table:table-cell office:value-type="float" office:value="3613595">
            <text:p>3613595</text:p>
          </table:table-cell>
          <table:table-cell office:value-type="float" office:value="3625793">
            <text:p>3625793</text:p>
          </table:table-cell>
          <table:table-cell office:value-type="float" office:value="3606159">
            <text:p>3606159</text:p>
          </table:table-cell>
          <table:table-cell office:value-type="float" office:value="3608566">
            <text:p>3608566</text:p>
          </table:table-cell>
          <table:table-cell table:formula="of:=AVERAGE([.H12];[.I12];[.J12];[.K12];[.L12])" office:value-type="float" office:value="3614066">
            <text:p>3614066</text:p>
          </table:table-cell>
          <table:table-cell office:value-type="float" office:value="2373315">
            <text:p>2373315</text:p>
          </table:table-cell>
          <table:table-cell office:value-type="float" office:value="2371130">
            <text:p>2371130</text:p>
          </table:table-cell>
          <table:table-cell office:value-type="float" office:value="2444105">
            <text:p>2444105</text:p>
          </table:table-cell>
          <table:table-cell office:value-type="float" office:value="2382765">
            <text:p>2382765</text:p>
          </table:table-cell>
          <table:table-cell office:value-type="float" office:value="2371343">
            <text:p>2371343</text:p>
          </table:table-cell>
          <table:table-cell table:formula="of:=AVERAGE([.N12];[.O12];[.P12];[.Q12];[.R12])" office:value-type="float" office:value="2388531.6">
            <text:p>2388531.6</text:p>
          </table:table-cell>
          <table:table-cell/>
          <table:table-cell table:formula="of:=[.G12]/[.M12]" office:value-type="float" office:value="2.10603414547493">
            <text:p>2.1060341455</text:p>
          </table:table-cell>
          <table:table-cell table:formula="of:=[.G12]/[.S12]" office:value-type="float" office:value="3.18662160467125">
            <text:p>3.1866216047</text:p>
          </table:table-cell>
          <table:table-cell table:number-columns-repeated="2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9066589">
            <text:p>9066589</text:p>
          </table:table-cell>
          <table:table-cell office:value-type="float" office:value="9064212">
            <text:p>9064212</text:p>
          </table:table-cell>
          <table:table-cell office:value-type="float" office:value="9054783">
            <text:p>9054783</text:p>
          </table:table-cell>
          <table:table-cell office:value-type="float" office:value="9045192">
            <text:p>9045192</text:p>
          </table:table-cell>
          <table:table-cell office:value-type="float" office:value="9069365">
            <text:p>9069365</text:p>
          </table:table-cell>
          <table:table-cell table:formula="of:=AVERAGE([.B13];[.C13];[.D13];[.E13];[.F13])" office:value-type="float" office:value="9060028.2">
            <text:p>9060028.2</text:p>
          </table:table-cell>
          <table:table-cell office:value-type="float" office:value="4311247">
            <text:p>4311247</text:p>
          </table:table-cell>
          <table:table-cell office:value-type="float" office:value="4299771">
            <text:p>4299771</text:p>
          </table:table-cell>
          <table:table-cell office:value-type="float" office:value="4295672">
            <text:p>4295672</text:p>
          </table:table-cell>
          <table:table-cell office:value-type="float" office:value="4300112">
            <text:p>4300112</text:p>
          </table:table-cell>
          <table:table-cell office:value-type="float" office:value="4312879">
            <text:p>4312879</text:p>
          </table:table-cell>
          <table:table-cell table:formula="of:=AVERAGE([.H13];[.I13];[.J13];[.K13];[.L13])" office:value-type="float" office:value="4303936.2">
            <text:p>4303936.2</text:p>
          </table:table-cell>
          <table:table-cell office:value-type="float" office:value="2875353">
            <text:p>2875353</text:p>
          </table:table-cell>
          <table:table-cell office:value-type="float" office:value="2819665">
            <text:p>2819665</text:p>
          </table:table-cell>
          <table:table-cell office:value-type="float" office:value="2823475">
            <text:p>2823475</text:p>
          </table:table-cell>
          <table:table-cell office:value-type="float" office:value="2823726">
            <text:p>2823726</text:p>
          </table:table-cell>
          <table:table-cell office:value-type="float" office:value="2837947">
            <text:p>2837947</text:p>
          </table:table-cell>
          <table:table-cell table:formula="of:=AVERAGE([.N13];[.O13];[.P13];[.Q13];[.R13])" office:value-type="float" office:value="2836033.2">
            <text:p>2836033.2</text:p>
          </table:table-cell>
          <table:table-cell/>
          <table:table-cell table:formula="of:=[.G13]/[.M13]" office:value-type="float" office:value="2.10505634353966">
            <text:p>2.1050563435</text:p>
          </table:table-cell>
          <table:table-cell table:formula="of:=[.G13]/[.S13]" office:value-type="float" office:value="3.19461288393944">
            <text:p>3.1946128839</text:p>
          </table:table-cell>
          <table:table-cell table:number-columns-repeated="2"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10621988">
            <text:p>10621988</text:p>
          </table:table-cell>
          <table:table-cell office:value-type="float" office:value="10619381">
            <text:p>10619381</text:p>
          </table:table-cell>
          <table:table-cell office:value-type="float" office:value="10622428">
            <text:p>10622428</text:p>
          </table:table-cell>
          <table:table-cell office:value-type="float" office:value="10616995">
            <text:p>10616995</text:p>
          </table:table-cell>
          <table:table-cell office:value-type="float" office:value="10618971">
            <text:p>10618971</text:p>
          </table:table-cell>
          <table:table-cell table:formula="of:=AVERAGE([.B14];[.C14];[.D14];[.E14];[.F14])" office:value-type="float" office:value="10619952.6">
            <text:p>10619952.6</text:p>
          </table:table-cell>
          <table:table-cell office:value-type="float" office:value="5045630">
            <text:p>5045630</text:p>
          </table:table-cell>
          <table:table-cell office:value-type="float" office:value="5046846">
            <text:p>5046846</text:p>
          </table:table-cell>
          <table:table-cell office:value-type="float" office:value="5039679">
            <text:p>5039679</text:p>
          </table:table-cell>
          <table:table-cell office:value-type="float" office:value="5044482">
            <text:p>5044482</text:p>
          </table:table-cell>
          <table:table-cell office:value-type="float" office:value="5052322">
            <text:p>5052322</text:p>
          </table:table-cell>
          <table:table-cell table:formula="of:=AVERAGE([.H14];[.I14];[.J14];[.K14];[.L14])" office:value-type="float" office:value="5045791.8">
            <text:p>5045791.8</text:p>
          </table:table-cell>
          <table:table-cell office:value-type="float" office:value="3314232">
            <text:p>3314232</text:p>
          </table:table-cell>
          <table:table-cell office:value-type="float" office:value="3305163">
            <text:p>3305163</text:p>
          </table:table-cell>
          <table:table-cell office:value-type="float" office:value="3321926">
            <text:p>3321926</text:p>
          </table:table-cell>
          <table:table-cell office:value-type="float" office:value="3307192">
            <text:p>3307192</text:p>
          </table:table-cell>
          <table:table-cell office:value-type="float" office:value="3306051">
            <text:p>3306051</text:p>
          </table:table-cell>
          <table:table-cell table:formula="of:=AVERAGE([.N14];[.O14];[.P14];[.Q14];[.R14])" office:value-type="float" office:value="3310912.8">
            <text:p>3310912.8</text:p>
          </table:table-cell>
          <table:table-cell/>
          <table:table-cell table:formula="of:=[.G14]/[.M14]" office:value-type="float" office:value="2.10471478430799">
            <text:p>2.1047147843</text:p>
          </table:table-cell>
          <table:table-cell table:formula="of:=[.G14]/[.S14]" office:value-type="float" office:value="3.20756034408396">
            <text:p>3.2075603441</text:p>
          </table:table-cell>
          <table:table-cell table:number-columns-repeated="2"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2341022">
            <text:p>12341022</text:p>
          </table:table-cell>
          <table:table-cell office:value-type="float" office:value="12313957">
            <text:p>12313957</text:p>
          </table:table-cell>
          <table:table-cell office:value-type="float" office:value="12319382">
            <text:p>12319382</text:p>
          </table:table-cell>
          <table:table-cell office:value-type="float" office:value="12332920">
            <text:p>12332920</text:p>
          </table:table-cell>
          <table:table-cell office:value-type="float" office:value="12343601">
            <text:p>12343601</text:p>
          </table:table-cell>
          <table:table-cell table:formula="of:=AVERAGE([.B15];[.C15];[.D15];[.E15];[.F15])" office:value-type="float" office:value="12330176.4">
            <text:p>12330176.4</text:p>
          </table:table-cell>
          <table:table-cell office:value-type="float" office:value="5855496">
            <text:p>5855496</text:p>
          </table:table-cell>
          <table:table-cell office:value-type="float" office:value="5851130">
            <text:p>5851130</text:p>
          </table:table-cell>
          <table:table-cell office:value-type="float" office:value="5852329">
            <text:p>5852329</text:p>
          </table:table-cell>
          <table:table-cell office:value-type="float" office:value="5845587">
            <text:p>5845587</text:p>
          </table:table-cell>
          <table:table-cell office:value-type="float" office:value="5845389">
            <text:p>5845389</text:p>
          </table:table-cell>
          <table:table-cell table:formula="of:=AVERAGE([.H15];[.I15];[.J15];[.K15];[.L15])" office:value-type="float" office:value="5849986.2">
            <text:p>5849986.2</text:p>
          </table:table-cell>
          <table:table-cell office:value-type="float" office:value="3847113">
            <text:p>3847113</text:p>
          </table:table-cell>
          <table:table-cell office:value-type="float" office:value="3835983">
            <text:p>3835983</text:p>
          </table:table-cell>
          <table:table-cell office:value-type="float" office:value="3838315">
            <text:p>3838315</text:p>
          </table:table-cell>
          <table:table-cell office:value-type="float" office:value="3837376">
            <text:p>3837376</text:p>
          </table:table-cell>
          <table:table-cell office:value-type="float" office:value="3837089">
            <text:p>3837089</text:p>
          </table:table-cell>
          <table:table-cell table:formula="of:=AVERAGE([.N15];[.O15];[.P15];[.Q15];[.R15])" office:value-type="float" office:value="3839175.2">
            <text:p>3839175.2</text:p>
          </table:table-cell>
          <table:table-cell/>
          <table:table-cell table:formula="of:=[.G15]/[.M15]" office:value-type="float" office:value="2.10772743361343">
            <text:p>2.1077274336</text:p>
          </table:table-cell>
          <table:table-cell table:formula="of:=[.G15]/[.S15]" office:value-type="float" office:value="3.2116732781562">
            <text:p>3.2116732782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121573">
            <text:p>14121573</text:p>
          </table:table-cell>
          <table:table-cell office:value-type="float" office:value="14140935">
            <text:p>14140935</text:p>
          </table:table-cell>
          <table:table-cell office:value-type="float" office:value="14139602">
            <text:p>14139602</text:p>
          </table:table-cell>
          <table:table-cell office:value-type="float" office:value="14146896">
            <text:p>14146896</text:p>
          </table:table-cell>
          <table:table-cell office:value-type="float" office:value="14155311">
            <text:p>14155311</text:p>
          </table:table-cell>
          <table:table-cell table:formula="of:=AVERAGE([.B16];[.C16];[.D16];[.E16];[.F16])" office:value-type="float" office:value="14140863.4">
            <text:p>14140863.4</text:p>
          </table:table-cell>
          <table:table-cell office:value-type="float" office:value="6710556">
            <text:p>6710556</text:p>
          </table:table-cell>
          <table:table-cell office:value-type="float" office:value="6701695">
            <text:p>6701695</text:p>
          </table:table-cell>
          <table:table-cell office:value-type="float" office:value="6710524">
            <text:p>6710524</text:p>
          </table:table-cell>
          <table:table-cell office:value-type="float" office:value="6740282">
            <text:p>6740282</text:p>
          </table:table-cell>
          <table:table-cell office:value-type="float" office:value="6755765">
            <text:p>6755765</text:p>
          </table:table-cell>
          <table:table-cell table:formula="of:=AVERAGE([.H16];[.I16];[.J16];[.K16];[.L16])" office:value-type="float" office:value="6723764.4">
            <text:p>6723764.4</text:p>
          </table:table-cell>
          <table:table-cell office:value-type="float" office:value="4477894">
            <text:p>4477894</text:p>
          </table:table-cell>
          <table:table-cell office:value-type="float" office:value="4495952">
            <text:p>4495952</text:p>
          </table:table-cell>
          <table:table-cell office:value-type="float" office:value="4489659">
            <text:p>4489659</text:p>
          </table:table-cell>
          <table:table-cell office:value-type="float" office:value="4465547">
            <text:p>4465547</text:p>
          </table:table-cell>
          <table:table-cell office:value-type="float" office:value="4467401">
            <text:p>4467401</text:p>
          </table:table-cell>
          <table:table-cell table:formula="of:=AVERAGE([.N16];[.O16];[.P16];[.Q16];[.R16])" office:value-type="float" office:value="4479290.6">
            <text:p>4479290.6</text:p>
          </table:table-cell>
          <table:table-cell/>
          <table:table-cell table:formula="of:=[.G16]/[.M16]" office:value-type="float" office:value="2.10311702771739">
            <text:p>2.1031170277</text:p>
          </table:table-cell>
          <table:table-cell table:formula="of:=[.G16]/[.S16]" office:value-type="float" office:value="3.15694261944068">
            <text:p>3.1569426194</text:p>
          </table:table-cell>
          <table:table-cell table:number-columns-repeated="2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069896">
            <text:p>16069896</text:p>
          </table:table-cell>
          <table:table-cell office:value-type="float" office:value="16072438">
            <text:p>16072438</text:p>
          </table:table-cell>
          <table:table-cell office:value-type="float" office:value="16065644">
            <text:p>16065644</text:p>
          </table:table-cell>
          <table:table-cell office:value-type="float" office:value="16069254">
            <text:p>16069254</text:p>
          </table:table-cell>
          <table:table-cell office:value-type="float" office:value="16062626">
            <text:p>16062626</text:p>
          </table:table-cell>
          <table:table-cell table:formula="of:=AVERAGE([.B17];[.C17];[.D17];[.E17];[.F17])" office:value-type="float" office:value="16067971.6">
            <text:p>16067971.6</text:p>
          </table:table-cell>
          <table:table-cell office:value-type="float" office:value="7664085">
            <text:p>7664085</text:p>
          </table:table-cell>
          <table:table-cell office:value-type="float" office:value="7628146">
            <text:p>7628146</text:p>
          </table:table-cell>
          <table:table-cell office:value-type="float" office:value="7643051">
            <text:p>7643051</text:p>
          </table:table-cell>
          <table:table-cell office:value-type="float" office:value="7635193">
            <text:p>7635193</text:p>
          </table:table-cell>
          <table:table-cell office:value-type="float" office:value="7637073">
            <text:p>7637073</text:p>
          </table:table-cell>
          <table:table-cell table:formula="of:=AVERAGE([.H17];[.I17];[.J17];[.K17];[.L17])" office:value-type="float" office:value="7641509.6">
            <text:p>7641509.6</text:p>
          </table:table-cell>
          <table:table-cell office:value-type="float" office:value="5008932">
            <text:p>5008932</text:p>
          </table:table-cell>
          <table:table-cell office:value-type="float" office:value="5000446">
            <text:p>5000446</text:p>
          </table:table-cell>
          <table:table-cell office:value-type="float" office:value="5003527">
            <text:p>5003527</text:p>
          </table:table-cell>
          <table:table-cell office:value-type="float" office:value="5010503">
            <text:p>5010503</text:p>
          </table:table-cell>
          <table:table-cell office:value-type="float" office:value="5049901">
            <text:p>5049901</text:p>
          </table:table-cell>
          <table:table-cell table:formula="of:=AVERAGE([.N17];[.O17];[.P17];[.Q17];[.R17])" office:value-type="float" office:value="5014661.8">
            <text:p>5014661.8</text:p>
          </table:table-cell>
          <table:table-cell/>
          <table:table-cell table:formula="of:=[.G17]/[.M17]" office:value-type="float" office:value="2.10272216369394">
            <text:p>2.1027221637</text:p>
          </table:table-cell>
          <table:table-cell table:formula="of:=[.G17]/[.S17]" office:value-type="float" office:value="3.20419845661376">
            <text:p>3.2041984566</text:p>
          </table:table-cell>
          <table:table-cell table:number-columns-repeated="2"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8139634">
            <text:p>18139634</text:p>
          </table:table-cell>
          <table:table-cell office:value-type="float" office:value="18154160">
            <text:p>18154160</text:p>
          </table:table-cell>
          <table:table-cell office:value-type="float" office:value="18262902">
            <text:p>18262902</text:p>
          </table:table-cell>
          <table:table-cell office:value-type="float" office:value="18320316">
            <text:p>18320316</text:p>
          </table:table-cell>
          <table:table-cell office:value-type="float" office:value="18204597">
            <text:p>18204597</text:p>
          </table:table-cell>
          <table:table-cell table:formula="of:=AVERAGE([.B18];[.C18];[.D18];[.E18];[.F18])" office:value-type="float" office:value="18216321.8">
            <text:p>18216321.8</text:p>
          </table:table-cell>
          <table:table-cell office:value-type="float" office:value="8636955">
            <text:p>8636955</text:p>
          </table:table-cell>
          <table:table-cell office:value-type="float" office:value="8773007">
            <text:p>8773007</text:p>
          </table:table-cell>
          <table:table-cell office:value-type="float" office:value="8624296">
            <text:p>8624296</text:p>
          </table:table-cell>
          <table:table-cell office:value-type="float" office:value="8644840">
            <text:p>8644840</text:p>
          </table:table-cell>
          <table:table-cell office:value-type="float" office:value="8628237">
            <text:p>8628237</text:p>
          </table:table-cell>
          <table:table-cell table:formula="of:=AVERAGE([.H18];[.I18];[.J18];[.K18];[.L18])" office:value-type="float" office:value="8661467">
            <text:p>8661467</text:p>
          </table:table-cell>
          <table:table-cell office:value-type="float" office:value="5810386">
            <text:p>5810386</text:p>
          </table:table-cell>
          <table:table-cell office:value-type="float" office:value="5733442">
            <text:p>5733442</text:p>
          </table:table-cell>
          <table:table-cell office:value-type="float" office:value="5697440">
            <text:p>5697440</text:p>
          </table:table-cell>
          <table:table-cell office:value-type="float" office:value="5744910">
            <text:p>5744910</text:p>
          </table:table-cell>
          <table:table-cell office:value-type="float" office:value="5732954">
            <text:p>5732954</text:p>
          </table:table-cell>
          <table:table-cell table:formula="of:=AVERAGE([.N18];[.O18];[.P18];[.Q18];[.R18])" office:value-type="float" office:value="5743826.4">
            <text:p>5743826.4</text:p>
          </table:table-cell>
          <table:table-cell/>
          <table:table-cell table:formula="of:=[.G18]/[.M18]" office:value-type="float" office:value="2.10314509077966">
            <text:p>2.1031450908</text:p>
          </table:table-cell>
          <table:table-cell table:formula="of:=[.G18]/[.S18]" office:value-type="float" office:value="3.1714610664417">
            <text:p>3.1714610664</text:p>
          </table:table-cell>
          <table:table-cell table:number-columns-repeated="2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0380858">
            <text:p>20380858</text:p>
          </table:table-cell>
          <table:table-cell office:value-type="float" office:value="20389160">
            <text:p>20389160</text:p>
          </table:table-cell>
          <table:table-cell office:value-type="float" office:value="20344418">
            <text:p>20344418</text:p>
          </table:table-cell>
          <table:table-cell office:value-type="float" office:value="20361478">
            <text:p>20361478</text:p>
          </table:table-cell>
          <table:table-cell office:value-type="float" office:value="20359823">
            <text:p>20359823</text:p>
          </table:table-cell>
          <table:table-cell table:formula="of:=AVERAGE([.B19];[.C19];[.D19];[.E19];[.F19])" office:value-type="float" office:value="20367147.4">
            <text:p>20367147.4</text:p>
          </table:table-cell>
          <table:table-cell office:value-type="float" office:value="9808584">
            <text:p>9808584</text:p>
          </table:table-cell>
          <table:table-cell office:value-type="float" office:value="9820729">
            <text:p>9820729</text:p>
          </table:table-cell>
          <table:table-cell office:value-type="float" office:value="9660932">
            <text:p>9660932</text:p>
          </table:table-cell>
          <table:table-cell office:value-type="float" office:value="9671992">
            <text:p>9671992</text:p>
          </table:table-cell>
          <table:table-cell office:value-type="float" office:value="9670862">
            <text:p>9670862</text:p>
          </table:table-cell>
          <table:table-cell table:formula="of:=AVERAGE([.H19];[.I19];[.J19];[.K19];[.L19])" office:value-type="float" office:value="9726619.8">
            <text:p>9726619.8</text:p>
          </table:table-cell>
          <table:table-cell office:value-type="float" office:value="6444948">
            <text:p>6444948</text:p>
          </table:table-cell>
          <table:table-cell office:value-type="float" office:value="6375821">
            <text:p>6375821</text:p>
          </table:table-cell>
          <table:table-cell office:value-type="float" office:value="6473193">
            <text:p>6473193</text:p>
          </table:table-cell>
          <table:table-cell office:value-type="float" office:value="6412171">
            <text:p>6412171</text:p>
          </table:table-cell>
          <table:table-cell office:value-type="float" office:value="6488765">
            <text:p>6488765</text:p>
          </table:table-cell>
          <table:table-cell table:formula="of:=AVERAGE([.N19];[.O19];[.P19];[.Q19];[.R19])" office:value-type="float" office:value="6438979.6">
            <text:p>6438979.6</text:p>
          </table:table-cell>
          <table:table-cell/>
          <table:table-cell table:formula="of:=[.G19]/[.M19]" office:value-type="float" office:value="2.09395944519184">
            <text:p>2.0939594452</text:p>
          </table:table-cell>
          <table:table-cell table:formula="of:=[.G19]/[.S19]" office:value-type="float" office:value="3.1631017125757">
            <text:p>3.1631017126</text:p>
          </table:table-cell>
          <table:table-cell table:number-columns-repeated="2"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22648992">
            <text:p>22648992</text:p>
          </table:table-cell>
          <table:table-cell office:value-type="float" office:value="22630751">
            <text:p>22630751</text:p>
          </table:table-cell>
          <table:table-cell office:value-type="float" office:value="22653124">
            <text:p>22653124</text:p>
          </table:table-cell>
          <table:table-cell office:value-type="float" office:value="22657321">
            <text:p>22657321</text:p>
          </table:table-cell>
          <table:table-cell office:value-type="float" office:value="22648207">
            <text:p>22648207</text:p>
          </table:table-cell>
          <table:table-cell table:formula="of:=AVERAGE([.B20];[.C20];[.D20];[.E20];[.F20])" office:value-type="float" office:value="22647679">
            <text:p>22647679</text:p>
          </table:table-cell>
          <table:table-cell office:value-type="float" office:value="10857036">
            <text:p>10857036</text:p>
          </table:table-cell>
          <table:table-cell office:value-type="float" office:value="10793848">
            <text:p>10793848</text:p>
          </table:table-cell>
          <table:table-cell office:value-type="float" office:value="10766080">
            <text:p>10766080</text:p>
          </table:table-cell>
          <table:table-cell office:value-type="float" office:value="10766024">
            <text:p>10766024</text:p>
          </table:table-cell>
          <table:table-cell office:value-type="float" office:value="10969292">
            <text:p>10969292</text:p>
          </table:table-cell>
          <table:table-cell table:formula="of:=AVERAGE([.H20];[.I20];[.J20];[.K20];[.L20])" office:value-type="float" office:value="10830456">
            <text:p>10830456</text:p>
          </table:table-cell>
          <table:table-cell office:value-type="float" office:value="7131825">
            <text:p>7131825</text:p>
          </table:table-cell>
          <table:table-cell office:value-type="float" office:value="7124275">
            <text:p>7124275</text:p>
          </table:table-cell>
          <table:table-cell office:value-type="float" office:value="7144859">
            <text:p>7144859</text:p>
          </table:table-cell>
          <table:table-cell office:value-type="float" office:value="7129585">
            <text:p>7129585</text:p>
          </table:table-cell>
          <table:table-cell office:value-type="float" office:value="7138617">
            <text:p>7138617</text:p>
          </table:table-cell>
          <table:table-cell table:formula="of:=AVERAGE([.N20];[.O20];[.P20];[.Q20];[.R20])" office:value-type="float" office:value="7133832.2">
            <text:p>7133832.2</text:p>
          </table:table-cell>
          <table:table-cell/>
          <table:table-cell table:formula="of:=[.G20]/[.M20]" office:value-type="float" office:value="2.09111038353325">
            <text:p>2.0911103835</text:p>
          </table:table-cell>
          <table:table-cell table:formula="of:=[.G20]/[.S20]" office:value-type="float" office:value="3.17468625068024">
            <text:p>3.1746862507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103808">
            <text:p>25103808</text:p>
          </table:table-cell>
          <table:table-cell office:value-type="float" office:value="25111861">
            <text:p>25111861</text:p>
          </table:table-cell>
          <table:table-cell office:value-type="float" office:value="25088871">
            <text:p>25088871</text:p>
          </table:table-cell>
          <table:table-cell office:value-type="float" office:value="25078419">
            <text:p>25078419</text:p>
          </table:table-cell>
          <table:table-cell office:value-type="float" office:value="25074184">
            <text:p>25074184</text:p>
          </table:table-cell>
          <table:table-cell table:formula="of:=AVERAGE([.B21];[.C21];[.D21];[.E21];[.F21])" office:value-type="float" office:value="25091428.6">
            <text:p>25091428.6</text:p>
          </table:table-cell>
          <table:table-cell office:value-type="float" office:value="11949185">
            <text:p>11949185</text:p>
          </table:table-cell>
          <table:table-cell office:value-type="float" office:value="11966050">
            <text:p>11966050</text:p>
          </table:table-cell>
          <table:table-cell office:value-type="float" office:value="11971608">
            <text:p>11971608</text:p>
          </table:table-cell>
          <table:table-cell office:value-type="float" office:value="11936116">
            <text:p>11936116</text:p>
          </table:table-cell>
          <table:table-cell office:value-type="float" office:value="11928594">
            <text:p>11928594</text:p>
          </table:table-cell>
          <table:table-cell table:formula="of:=AVERAGE([.H21];[.I21];[.J21];[.K21];[.L21])" office:value-type="float" office:value="11950310.6">
            <text:p>11950310.6</text:p>
          </table:table-cell>
          <table:table-cell office:value-type="float" office:value="7901701">
            <text:p>7901701</text:p>
          </table:table-cell>
          <table:table-cell office:value-type="float" office:value="7903105">
            <text:p>7903105</text:p>
          </table:table-cell>
          <table:table-cell office:value-type="float" office:value="7904936">
            <text:p>7904936</text:p>
          </table:table-cell>
          <table:table-cell office:value-type="float" office:value="7913367">
            <text:p>7913367</text:p>
          </table:table-cell>
          <table:table-cell office:value-type="float" office:value="7904484">
            <text:p>7904484</text:p>
          </table:table-cell>
          <table:table-cell table:formula="of:=AVERAGE([.N21];[.O21];[.P21];[.Q21];[.R21])" office:value-type="float" office:value="7905518.6">
            <text:p>7905518.6</text:p>
          </table:table-cell>
          <table:table-cell/>
          <table:table-cell table:formula="of:=[.G21]/[.M21]" office:value-type="float" office:value="2.09964656483489">
            <text:p>2.0996465648</text:p>
          </table:table-cell>
          <table:table-cell table:formula="of:=[.G21]/[.S21]" office:value-type="float" office:value="3.17391304347826">
            <text:p>3.1739130435</text:p>
          </table:table-cell>
          <table:table-cell table:number-columns-repeated="2"/>
        </table:table-row>
        <table:table-row table:style-name="ro1">
          <table:table-cell table:style-name="Default" table:number-columns-repeated="19"/>
          <table:table-cell table:number-columns-repeated="5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LAPTOP ^^^</text:p>
          </table:table-cell>
          <table:table-cell table:style-name="Default" table:number-columns-repeated="11"/>
          <table:table-cell table:number-columns-repeated="5"/>
        </table:table-row>
        <table:table-row table:style-name="ro1" table:number-rows-repeated="3">
          <table:table-cell table:style-name="Default" table:number-columns-repeated="19"/>
          <table:table-cell table:number-columns-repeated="5"/>
        </table:table-row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seq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table:style-name="ce11" office:value-type="float" office:value="42085">
            <text:p>42085</text:p>
          </table:table-cell>
          <table:table-cell table:style-name="Default" office:value-type="float" office:value="46584">
            <text:p>46584</text:p>
          </table:table-cell>
          <table:table-cell table:style-name="Default" office:value-type="float" office:value="46850">
            <text:p>46850</text:p>
          </table:table-cell>
          <table:table-cell table:style-name="Default" office:value-type="float" office:value="46757">
            <text:p>46757</text:p>
          </table:table-cell>
          <table:table-cell table:style-name="Default" office:value-type="float" office:value="42285">
            <text:p>42285</text:p>
          </table:table-cell>
          <table:table-cell table:formula="of:=AVERAGE([.B28];[.C28];[.D28];[.E28];[.F28])" office:value-type="float" office:value="44912.2">
            <text:p>44912.2</text:p>
          </table:table-cell>
          <table:table-cell office:value-type="float" office:value="25640">
            <text:p>25640</text:p>
          </table:table-cell>
          <table:table-cell office:value-type="float" office:value="21084">
            <text:p>21084</text:p>
          </table:table-cell>
          <table:table-cell office:value-type="float" office:value="20702">
            <text:p>20702</text:p>
          </table:table-cell>
          <table:table-cell office:value-type="float" office:value="20507">
            <text:p>20507</text:p>
          </table:table-cell>
          <table:table-cell office:value-type="float" office:value="20409">
            <text:p>20409</text:p>
          </table:table-cell>
          <table:table-cell table:formula="of:=AVERAGE([.H28];[.I28];[.J28];[.K28];[.L28])" office:value-type="float" office:value="21668.4">
            <text:p>21668.4</text:p>
          </table:table-cell>
          <table:table-cell office:value-type="float" office:value="12301">
            <text:p>12301</text:p>
          </table:table-cell>
          <table:table-cell office:value-type="float" office:value="12320">
            <text:p>12320</text:p>
          </table:table-cell>
          <table:table-cell office:value-type="float" office:value="12498">
            <text:p>12498</text:p>
          </table:table-cell>
          <table:table-cell office:value-type="float" office:value="12252">
            <text:p>12252</text:p>
          </table:table-cell>
          <table:table-cell office:value-type="float" office:value="12836">
            <text:p>12836</text:p>
          </table:table-cell>
          <table:table-cell table:formula="of:=AVERAGE([.N28];[.O28];[.P28];[.Q28];[.R28])" office:value-type="float" office:value="12441.4">
            <text:p>12441.4</text:p>
          </table:table-cell>
          <table:table-cell table:style-name="ce10" office:value-type="float" office:value="1000">
            <text:p>1000</text:p>
          </table:table-cell>
          <table:table-cell table:formula="of:=[.G28]/[.M28]" office:value-type="float" office:value="2.07270495283454">
            <text:p>2.0727049528</text:p>
          </table:table-cell>
          <table:table-cell table:formula="of:=[.G28]/[.S28]" office:value-type="float" office:value="3.60989920748469">
            <text:p>3.6098992075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4947">
            <text:p>174947</text:p>
          </table:table-cell>
          <table:table-cell office:value-type="float" office:value="176009">
            <text:p>176009</text:p>
          </table:table-cell>
          <table:table-cell office:value-type="float" office:value="178760">
            <text:p>178760</text:p>
          </table:table-cell>
          <table:table-cell office:value-type="float" office:value="178681">
            <text:p>178681</text:p>
          </table:table-cell>
          <table:table-cell office:value-type="float" office:value="178420">
            <text:p>178420</text:p>
          </table:table-cell>
          <table:table-cell table:formula="of:=AVERAGE([.B29];[.C29];[.D29];[.E29];[.F29])" office:value-type="float" office:value="177363.4">
            <text:p>177363.4</text:p>
          </table:table-cell>
          <table:table-cell office:value-type="float" office:value="80380">
            <text:p>80380</text:p>
          </table:table-cell>
          <table:table-cell office:value-type="float" office:value="83682">
            <text:p>83682</text:p>
          </table:table-cell>
          <table:table-cell office:value-type="float" office:value="80685">
            <text:p>80685</text:p>
          </table:table-cell>
          <table:table-cell office:value-type="float" office:value="80910">
            <text:p>80910</text:p>
          </table:table-cell>
          <table:table-cell office:value-type="float" office:value="79898">
            <text:p>79898</text:p>
          </table:table-cell>
          <table:table-cell table:formula="of:=AVERAGE([.H29];[.I29];[.J29];[.K29];[.L29])" office:value-type="float" office:value="81111">
            <text:p>81111</text:p>
          </table:table-cell>
          <table:table-cell office:value-type="float" office:value="48865">
            <text:p>48865</text:p>
          </table:table-cell>
          <table:table-cell office:value-type="float" office:value="48948">
            <text:p>48948</text:p>
          </table:table-cell>
          <table:table-cell office:value-type="float" office:value="48377">
            <text:p>48377</text:p>
          </table:table-cell>
          <table:table-cell office:value-type="float" office:value="49580">
            <text:p>49580</text:p>
          </table:table-cell>
          <table:table-cell office:value-type="float" office:value="48405">
            <text:p>48405</text:p>
          </table:table-cell>
          <table:table-cell table:formula="of:=AVERAGE([.N29];[.O29];[.P29];[.Q29];[.R29])" office:value-type="float" office:value="48835">
            <text:p>48835</text:p>
          </table:table-cell>
          <table:table-cell table:style-name="ce10" office:value-type="float" office:value="2000">
            <text:p>2000</text:p>
          </table:table-cell>
          <table:table-cell table:formula="of:=[.G29]/[.M29]" office:value-type="float" office:value="2.18667505023979">
            <text:p>2.1866750502</text:p>
          </table:table-cell>
          <table:table-cell table:formula="of:=[.G29]/[.S29]" office:value-type="float" office:value="3.63189106173851">
            <text:p>3.6318910617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5908">
            <text:p>375908</text:p>
          </table:table-cell>
          <table:table-cell office:value-type="float" office:value="384951">
            <text:p>384951</text:p>
          </table:table-cell>
          <table:table-cell office:value-type="float" office:value="385186">
            <text:p>385186</text:p>
          </table:table-cell>
          <table:table-cell office:value-type="float" office:value="382728">
            <text:p>382728</text:p>
          </table:table-cell>
          <table:table-cell office:value-type="float" office:value="375760">
            <text:p>375760</text:p>
          </table:table-cell>
          <table:table-cell table:formula="of:=AVERAGE([.B30];[.C30];[.D30];[.E30];[.F30])" office:value-type="float" office:value="380906.6">
            <text:p>380906.6</text:p>
          </table:table-cell>
          <table:table-cell office:value-type="float" office:value="179391">
            <text:p>179391</text:p>
          </table:table-cell>
          <table:table-cell office:value-type="float" office:value="180455">
            <text:p>180455</text:p>
          </table:table-cell>
          <table:table-cell office:value-type="float" office:value="180993">
            <text:p>180993</text:p>
          </table:table-cell>
          <table:table-cell office:value-type="float" office:value="179757">
            <text:p>179757</text:p>
          </table:table-cell>
          <table:table-cell office:value-type="float" office:value="178766">
            <text:p>178766</text:p>
          </table:table-cell>
          <table:table-cell table:formula="of:=AVERAGE([.H30];[.I30];[.J30];[.K30];[.L30])" office:value-type="float" office:value="179872.4">
            <text:p>179872.4</text:p>
          </table:table-cell>
          <table:table-cell office:value-type="float" office:value="108446">
            <text:p>108446</text:p>
          </table:table-cell>
          <table:table-cell office:value-type="float" office:value="109071">
            <text:p>109071</text:p>
          </table:table-cell>
          <table:table-cell office:value-type="float" office:value="108315">
            <text:p>108315</text:p>
          </table:table-cell>
          <table:table-cell office:value-type="float" office:value="109850">
            <text:p>109850</text:p>
          </table:table-cell>
          <table:table-cell office:value-type="float" office:value="108553">
            <text:p>108553</text:p>
          </table:table-cell>
          <table:table-cell table:formula="of:=AVERAGE([.N30];[.O30];[.P30];[.Q30];[.R30])" office:value-type="float" office:value="108847">
            <text:p>108847</text:p>
          </table:table-cell>
          <table:table-cell table:style-name="ce10" office:value-type="float" office:value="3000">
            <text:p>3000</text:p>
          </table:table-cell>
          <table:table-cell table:formula="of:=[.G30]/[.M30]" office:value-type="float" office:value="2.11764895559296">
            <text:p>2.1176489556</text:p>
          </table:table-cell>
          <table:table-cell table:formula="of:=[.G30]/[.S30]" office:value-type="float" office:value="3.49946806067232">
            <text:p>3.4994680607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80860">
            <text:p>680860</text:p>
          </table:table-cell>
          <table:table-cell office:value-type="float" office:value="679833">
            <text:p>679833</text:p>
          </table:table-cell>
          <table:table-cell office:value-type="float" office:value="684282">
            <text:p>684282</text:p>
          </table:table-cell>
          <table:table-cell office:value-type="float" office:value="667485">
            <text:p>667485</text:p>
          </table:table-cell>
          <table:table-cell office:value-type="float" office:value="683180">
            <text:p>683180</text:p>
          </table:table-cell>
          <table:table-cell table:formula="of:=AVERAGE([.B31];[.C31];[.D31];[.E31];[.F31])" office:value-type="float" office:value="679128">
            <text:p>679128</text:p>
          </table:table-cell>
          <table:table-cell office:value-type="float" office:value="320379">
            <text:p>320379</text:p>
          </table:table-cell>
          <table:table-cell office:value-type="float" office:value="320506">
            <text:p>320506</text:p>
          </table:table-cell>
          <table:table-cell office:value-type="float" office:value="320209">
            <text:p>320209</text:p>
          </table:table-cell>
          <table:table-cell office:value-type="float" office:value="320317">
            <text:p>320317</text:p>
          </table:table-cell>
          <table:table-cell office:value-type="float" office:value="319679">
            <text:p>319679</text:p>
          </table:table-cell>
          <table:table-cell table:formula="of:=AVERAGE([.H31];[.I31];[.J31];[.K31];[.L31])" office:value-type="float" office:value="320218">
            <text:p>320218</text:p>
          </table:table-cell>
          <table:table-cell office:value-type="float" office:value="193739">
            <text:p>193739</text:p>
          </table:table-cell>
          <table:table-cell office:value-type="float" office:value="194285">
            <text:p>194285</text:p>
          </table:table-cell>
          <table:table-cell office:value-type="float" office:value="198335">
            <text:p>198335</text:p>
          </table:table-cell>
          <table:table-cell office:value-type="float" office:value="192101">
            <text:p>192101</text:p>
          </table:table-cell>
          <table:table-cell office:value-type="float" office:value="193354">
            <text:p>193354</text:p>
          </table:table-cell>
          <table:table-cell table:formula="of:=AVERAGE([.N31];[.O31];[.P31];[.Q31];[.R31])" office:value-type="float" office:value="194362.8">
            <text:p>194362.8</text:p>
          </table:table-cell>
          <table:table-cell table:style-name="ce10" office:value-type="float" office:value="4000">
            <text:p>4000</text:p>
          </table:table-cell>
          <table:table-cell table:formula="of:=[.G31]/[.M31]" office:value-type="float" office:value="2.12083018443685">
            <text:p>2.1208301844</text:p>
          </table:table-cell>
          <table:table-cell table:formula="of:=[.G31]/[.S31]" office:value-type="float" office:value="3.49412541906167">
            <text:p>3.4941254191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52707">
            <text:p>1052707</text:p>
          </table:table-cell>
          <table:table-cell office:value-type="float" office:value="1055876">
            <text:p>1055876</text:p>
          </table:table-cell>
          <table:table-cell office:value-type="float" office:value="1060410">
            <text:p>1060410</text:p>
          </table:table-cell>
          <table:table-cell office:value-type="float" office:value="1054374">
            <text:p>1054374</text:p>
          </table:table-cell>
          <table:table-cell office:value-type="float" office:value="1052457">
            <text:p>1052457</text:p>
          </table:table-cell>
          <table:table-cell table:formula="of:=AVERAGE([.B32];[.C32];[.D32];[.E32];[.F32])" office:value-type="float" office:value="1055164.8">
            <text:p>1055164.8</text:p>
          </table:table-cell>
          <table:table-cell office:value-type="float" office:value="495531">
            <text:p>495531</text:p>
          </table:table-cell>
          <table:table-cell office:value-type="float" office:value="498908">
            <text:p>498908</text:p>
          </table:table-cell>
          <table:table-cell office:value-type="float" office:value="495456">
            <text:p>495456</text:p>
          </table:table-cell>
          <table:table-cell office:value-type="float" office:value="498364">
            <text:p>498364</text:p>
          </table:table-cell>
          <table:table-cell office:value-type="float" office:value="498918">
            <text:p>498918</text:p>
          </table:table-cell>
          <table:table-cell table:formula="of:=AVERAGE([.H32];[.I32];[.J32];[.K32];[.L32])" office:value-type="float" office:value="497435.4">
            <text:p>497435.4</text:p>
          </table:table-cell>
          <table:table-cell office:value-type="float" office:value="300452">
            <text:p>300452</text:p>
          </table:table-cell>
          <table:table-cell office:value-type="float" office:value="300121">
            <text:p>300121</text:p>
          </table:table-cell>
          <table:table-cell office:value-type="float" office:value="300297">
            <text:p>300297</text:p>
          </table:table-cell>
          <table:table-cell office:value-type="float" office:value="301144">
            <text:p>301144</text:p>
          </table:table-cell>
          <table:table-cell office:value-type="float" office:value="301497">
            <text:p>301497</text:p>
          </table:table-cell>
          <table:table-cell table:formula="of:=AVERAGE([.N32];[.O32];[.P32];[.Q32];[.R32])" office:value-type="float" office:value="300702.2">
            <text:p>300702.2</text:p>
          </table:table-cell>
          <table:table-cell table:style-name="ce10" office:value-type="float" office:value="5000">
            <text:p>5000</text:p>
          </table:table-cell>
          <table:table-cell table:formula="of:=[.G32]/[.M32]" office:value-type="float" office:value="2.12120970883857">
            <text:p>2.1212097088</text:p>
          </table:table-cell>
          <table:table-cell table:formula="of:=[.G32]/[.S32]" office:value-type="float" office:value="3.50900259459359">
            <text:p>3.5090025946</text:p>
          </table:table-cell>
          <table:table-cell table:number-columns-repeated="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27868">
            <text:p>1527868</text:p>
          </table:table-cell>
          <table:table-cell office:value-type="float" office:value="1520261">
            <text:p>1520261</text:p>
          </table:table-cell>
          <table:table-cell office:value-type="float" office:value="1497839">
            <text:p>1497839</text:p>
          </table:table-cell>
          <table:table-cell office:value-type="float" office:value="1518577">
            <text:p>1518577</text:p>
          </table:table-cell>
          <table:table-cell office:value-type="float" office:value="1533103">
            <text:p>1533103</text:p>
          </table:table-cell>
          <table:table-cell table:formula="of:=AVERAGE([.B33];[.C33];[.D33];[.E33];[.F33])" office:value-type="float" office:value="1519529.6">
            <text:p>1519529.6</text:p>
          </table:table-cell>
          <table:table-cell office:value-type="float" office:value="715539">
            <text:p>715539</text:p>
          </table:table-cell>
          <table:table-cell office:value-type="float" office:value="712488">
            <text:p>712488</text:p>
          </table:table-cell>
          <table:table-cell office:value-type="float" office:value="716027">
            <text:p>716027</text:p>
          </table:table-cell>
          <table:table-cell office:value-type="float" office:value="717386">
            <text:p>717386</text:p>
          </table:table-cell>
          <table:table-cell office:value-type="float" office:value="715797">
            <text:p>715797</text:p>
          </table:table-cell>
          <table:table-cell table:formula="of:=AVERAGE([.H33];[.I33];[.J33];[.K33];[.L33])" office:value-type="float" office:value="715447.4">
            <text:p>715447.4</text:p>
          </table:table-cell>
          <table:table-cell office:value-type="float" office:value="432835">
            <text:p>432835</text:p>
          </table:table-cell>
          <table:table-cell office:value-type="float" office:value="436633">
            <text:p>436633</text:p>
          </table:table-cell>
          <table:table-cell office:value-type="float" office:value="432900">
            <text:p>432900</text:p>
          </table:table-cell>
          <table:table-cell office:value-type="float" office:value="431801">
            <text:p>431801</text:p>
          </table:table-cell>
          <table:table-cell office:value-type="float" office:value="432603">
            <text:p>432603</text:p>
          </table:table-cell>
          <table:table-cell table:formula="of:=AVERAGE([.N33];[.O33];[.P33];[.Q33];[.R33])" office:value-type="float" office:value="433354.4">
            <text:p>433354.4</text:p>
          </table:table-cell>
          <table:table-cell table:style-name="ce10" office:value-type="float" office:value="6000">
            <text:p>6000</text:p>
          </table:table-cell>
          <table:table-cell table:formula="of:=[.G33]/[.M33]" office:value-type="float" office:value="2.12388723475688">
            <text:p>2.1238872348</text:p>
          </table:table-cell>
          <table:table-cell table:formula="of:=[.G33]/[.S33]" office:value-type="float" office:value="3.50643630248129">
            <text:p>3.5064363025</text:p>
          </table:table-cell>
          <table:table-cell table:number-columns-repeated="2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060856">
            <text:p>2060856</text:p>
          </table:table-cell>
          <table:table-cell office:value-type="float" office:value="2037242">
            <text:p>2037242</text:p>
          </table:table-cell>
          <table:table-cell office:value-type="float" office:value="2061925">
            <text:p>2061925</text:p>
          </table:table-cell>
          <table:table-cell office:value-type="float" office:value="2051577">
            <text:p>2051577</text:p>
          </table:table-cell>
          <table:table-cell office:value-type="float" office:value="2049318">
            <text:p>2049318</text:p>
          </table:table-cell>
          <table:table-cell table:formula="of:=AVERAGE([.B34];[.C34];[.D34];[.E34];[.F34])" office:value-type="float" office:value="2052183.6">
            <text:p>2052183.6</text:p>
          </table:table-cell>
          <table:table-cell office:value-type="float" office:value="978954">
            <text:p>978954</text:p>
          </table:table-cell>
          <table:table-cell office:value-type="float" office:value="969726">
            <text:p>969726</text:p>
          </table:table-cell>
          <table:table-cell office:value-type="float" office:value="974006">
            <text:p>974006</text:p>
          </table:table-cell>
          <table:table-cell office:value-type="float" office:value="973588">
            <text:p>973588</text:p>
          </table:table-cell>
          <table:table-cell office:value-type="float" office:value="975094">
            <text:p>975094</text:p>
          </table:table-cell>
          <table:table-cell table:formula="of:=AVERAGE([.H34];[.I34];[.J34];[.K34];[.L34])" office:value-type="float" office:value="974273.6">
            <text:p>974273.6</text:p>
          </table:table-cell>
          <table:table-cell office:value-type="float" office:value="588984">
            <text:p>588984</text:p>
          </table:table-cell>
          <table:table-cell office:value-type="float" office:value="588300">
            <text:p>588300</text:p>
          </table:table-cell>
          <table:table-cell office:value-type="float" office:value="593208">
            <text:p>593208</text:p>
          </table:table-cell>
          <table:table-cell office:value-type="float" office:value="588129">
            <text:p>588129</text:p>
          </table:table-cell>
          <table:table-cell office:value-type="float" office:value="590135">
            <text:p>590135</text:p>
          </table:table-cell>
          <table:table-cell table:formula="of:=AVERAGE([.N34];[.O34];[.P34];[.Q34];[.R34])" office:value-type="float" office:value="589751.2">
            <text:p>589751.2</text:p>
          </table:table-cell>
          <table:table-cell table:style-name="ce10" office:value-type="float" office:value="7000">
            <text:p>7000</text:p>
          </table:table-cell>
          <table:table-cell table:formula="of:=[.G34]/[.M34]" office:value-type="float" office:value="2.10637299419793">
            <text:p>2.1063729942</text:p>
          </table:table-cell>
          <table:table-cell table:formula="of:=[.G34]/[.S34]" office:value-type="float" office:value="3.47974467877302">
            <text:p>3.4797446788</text:p>
          </table:table-cell>
          <table:table-cell table:number-columns-repeated="2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689621">
            <text:p>2689621</text:p>
          </table:table-cell>
          <table:table-cell office:value-type="float" office:value="2689363">
            <text:p>2689363</text:p>
          </table:table-cell>
          <table:table-cell office:value-type="float" office:value="2678262">
            <text:p>2678262</text:p>
          </table:table-cell>
          <table:table-cell office:value-type="float" office:value="2689439">
            <text:p>2689439</text:p>
          </table:table-cell>
          <table:table-cell office:value-type="float" office:value="2685853">
            <text:p>2685853</text:p>
          </table:table-cell>
          <table:table-cell table:formula="of:=AVERAGE([.B35];[.C35];[.D35];[.E35];[.F35])" office:value-type="float" office:value="2686507.6">
            <text:p>2686507.6</text:p>
          </table:table-cell>
          <table:table-cell office:value-type="float" office:value="1266393">
            <text:p>1266393</text:p>
          </table:table-cell>
          <table:table-cell office:value-type="float" office:value="1265591">
            <text:p>1265591</text:p>
          </table:table-cell>
          <table:table-cell office:value-type="float" office:value="1267434">
            <text:p>1267434</text:p>
          </table:table-cell>
          <table:table-cell office:value-type="float" office:value="1277930">
            <text:p>1277930</text:p>
          </table:table-cell>
          <table:table-cell office:value-type="float" office:value="1270662">
            <text:p>1270662</text:p>
          </table:table-cell>
          <table:table-cell table:formula="of:=AVERAGE([.H35];[.I35];[.J35];[.K35];[.L35])" office:value-type="float" office:value="1269602">
            <text:p>1269602</text:p>
          </table:table-cell>
          <table:table-cell office:value-type="float" office:value="767381">
            <text:p>767381</text:p>
          </table:table-cell>
          <table:table-cell office:value-type="float" office:value="771433">
            <text:p>771433</text:p>
          </table:table-cell>
          <table:table-cell office:value-type="float" office:value="766253">
            <text:p>766253</text:p>
          </table:table-cell>
          <table:table-cell office:value-type="float" office:value="767612">
            <text:p>767612</text:p>
          </table:table-cell>
          <table:table-cell office:value-type="float" office:value="772999">
            <text:p>772999</text:p>
          </table:table-cell>
          <table:table-cell table:formula="of:=AVERAGE([.N35];[.O35];[.P35];[.Q35];[.R35])" office:value-type="float" office:value="769135.6">
            <text:p>769135.6</text:p>
          </table:table-cell>
          <table:table-cell table:style-name="ce10" office:value-type="float" office:value="8000">
            <text:p>8000</text:p>
          </table:table-cell>
          <table:table-cell table:formula="of:=[.G35]/[.M35]" office:value-type="float" office:value="2.11602344671795">
            <text:p>2.1160234467</text:p>
          </table:table-cell>
          <table:table-cell table:formula="of:=[.G35]/[.S35]" office:value-type="float" office:value="3.49289202060079">
            <text:p>3.4928920206</text:p>
          </table:table-cell>
          <table:table-cell table:number-columns-repeated="2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96575">
            <text:p>3396575</text:p>
          </table:table-cell>
          <table:table-cell office:value-type="float" office:value="3405109">
            <text:p>3405109</text:p>
          </table:table-cell>
          <table:table-cell office:value-type="float" office:value="3397712">
            <text:p>3397712</text:p>
          </table:table-cell>
          <table:table-cell office:value-type="float" office:value="3392255">
            <text:p>3392255</text:p>
          </table:table-cell>
          <table:table-cell office:value-type="float" office:value="3393263">
            <text:p>3393263</text:p>
          </table:table-cell>
          <table:table-cell table:formula="of:=AVERAGE([.B36];[.C36];[.D36];[.E36];[.F36])" office:value-type="float" office:value="3396982.8">
            <text:p>3396982.8</text:p>
          </table:table-cell>
          <table:table-cell office:value-type="float" office:value="1605867">
            <text:p>1605867</text:p>
          </table:table-cell>
          <table:table-cell office:value-type="float" office:value="1616165">
            <text:p>1616165</text:p>
          </table:table-cell>
          <table:table-cell office:value-type="float" office:value="1633541">
            <text:p>1633541</text:p>
          </table:table-cell>
          <table:table-cell office:value-type="float" office:value="1607048">
            <text:p>1607048</text:p>
          </table:table-cell>
          <table:table-cell office:value-type="float" office:value="1642124">
            <text:p>1642124</text:p>
          </table:table-cell>
          <table:table-cell table:formula="of:=AVERAGE([.H36];[.I36];[.J36];[.K36];[.L36])" office:value-type="float" office:value="1620949">
            <text:p>1620949</text:p>
          </table:table-cell>
          <table:table-cell office:value-type="float" office:value="971713">
            <text:p>971713</text:p>
          </table:table-cell>
          <table:table-cell office:value-type="float" office:value="973802">
            <text:p>973802</text:p>
          </table:table-cell>
          <table:table-cell office:value-type="float" office:value="975975">
            <text:p>975975</text:p>
          </table:table-cell>
          <table:table-cell office:value-type="float" office:value="969831">
            <text:p>969831</text:p>
          </table:table-cell>
          <table:table-cell office:value-type="float" office:value="973021">
            <text:p>973021</text:p>
          </table:table-cell>
          <table:table-cell table:formula="of:=AVERAGE([.N36];[.O36];[.P36];[.Q36];[.R36])" office:value-type="float" office:value="972868.4">
            <text:p>972868.4</text:p>
          </table:table-cell>
          <table:table-cell table:style-name="ce10" office:value-type="float" office:value="9000">
            <text:p>9000</text:p>
          </table:table-cell>
          <table:table-cell table:formula="of:=[.G36]/[.M36]" office:value-type="float" office:value="2.09567531119116">
            <text:p>2.0956753112</text:p>
          </table:table-cell>
          <table:table-cell table:formula="of:=[.G36]/[.S36]" office:value-type="float" office:value="3.4917187155015">
            <text:p>3.4917187155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209566">
            <text:p>4209566</text:p>
          </table:table-cell>
          <table:table-cell office:value-type="float" office:value="4181341">
            <text:p>4181341</text:p>
          </table:table-cell>
          <table:table-cell office:value-type="float" office:value="4175349">
            <text:p>4175349</text:p>
          </table:table-cell>
          <table:table-cell office:value-type="float" office:value="4179469">
            <text:p>4179469</text:p>
          </table:table-cell>
          <table:table-cell office:value-type="float" office:value="4179473">
            <text:p>4179473</text:p>
          </table:table-cell>
          <table:table-cell table:formula="of:=AVERAGE([.B37];[.C37];[.D37];[.E37];[.F37])" office:value-type="float" office:value="4185039.6">
            <text:p>4185039.6</text:p>
          </table:table-cell>
          <table:table-cell office:value-type="float" office:value="1981834">
            <text:p>1981834</text:p>
          </table:table-cell>
          <table:table-cell office:value-type="float" office:value="1981333">
            <text:p>1981333</text:p>
          </table:table-cell>
          <table:table-cell office:value-type="float" office:value="1982532">
            <text:p>1982532</text:p>
          </table:table-cell>
          <table:table-cell office:value-type="float" office:value="1984324">
            <text:p>1984324</text:p>
          </table:table-cell>
          <table:table-cell office:value-type="float" office:value="1989212">
            <text:p>1989212</text:p>
          </table:table-cell>
          <table:table-cell table:formula="of:=AVERAGE([.H37];[.I37];[.J37];[.K37];[.L37])" office:value-type="float" office:value="1983847">
            <text:p>1983847</text:p>
          </table:table-cell>
          <table:table-cell office:value-type="float" office:value="1199326">
            <text:p>1199326</text:p>
          </table:table-cell>
          <table:table-cell office:value-type="float" office:value="1196833">
            <text:p>1196833</text:p>
          </table:table-cell>
          <table:table-cell office:value-type="float" office:value="1198768">
            <text:p>1198768</text:p>
          </table:table-cell>
          <table:table-cell office:value-type="float" office:value="1211190">
            <text:p>1211190</text:p>
          </table:table-cell>
          <table:table-cell office:value-type="float" office:value="1198293">
            <text:p>1198293</text:p>
          </table:table-cell>
          <table:table-cell table:formula="of:=AVERAGE([.N37];[.O37];[.P37];[.Q37];[.R37])" office:value-type="float" office:value="1200882">
            <text:p>1200882</text:p>
          </table:table-cell>
          <table:table-cell table:style-name="ce10" office:value-type="float" office:value="10000">
            <text:p>10000</text:p>
          </table:table-cell>
          <table:table-cell table:formula="of:=[.G37]/[.M37]" office:value-type="float" office:value="2.10955764229802">
            <text:p>2.1095576423</text:p>
          </table:table-cell>
          <table:table-cell table:formula="of:=[.G37]/[.S37]" office:value-type="float" office:value="3.48497154591375">
            <text:p>3.4849715459</text:p>
          </table:table-cell>
          <table:table-cell table:number-columns-repeated="2"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5070032">
            <text:p>5070032</text:p>
          </table:table-cell>
          <table:table-cell office:value-type="float" office:value="5065539">
            <text:p>5065539</text:p>
          </table:table-cell>
          <table:table-cell office:value-type="float" office:value="5071530">
            <text:p>5071530</text:p>
          </table:table-cell>
          <table:table-cell office:value-type="float" office:value="5066995">
            <text:p>5066995</text:p>
          </table:table-cell>
          <table:table-cell office:value-type="float" office:value="5038961">
            <text:p>5038961</text:p>
          </table:table-cell>
          <table:table-cell table:formula="of:=AVERAGE([.B38];[.C38];[.D38];[.E38];[.F38])" office:value-type="float" office:value="5062611.4">
            <text:p>5062611.4</text:p>
          </table:table-cell>
          <table:table-cell office:value-type="float" office:value="2394651">
            <text:p>2394651</text:p>
          </table:table-cell>
          <table:table-cell office:value-type="float" office:value="2395662">
            <text:p>2395662</text:p>
          </table:table-cell>
          <table:table-cell office:value-type="float" office:value="2405514">
            <text:p>2405514</text:p>
          </table:table-cell>
          <table:table-cell office:value-type="float" office:value="2416307">
            <text:p>2416307</text:p>
          </table:table-cell>
          <table:table-cell office:value-type="float" office:value="2446859">
            <text:p>2446859</text:p>
          </table:table-cell>
          <table:table-cell table:formula="of:=AVERAGE([.H38];[.I38];[.J38];[.K38];[.L38])" office:value-type="float" office:value="2411798.6">
            <text:p>2411798.6</text:p>
          </table:table-cell>
          <table:table-cell office:value-type="float" office:value="1457369">
            <text:p>1457369</text:p>
          </table:table-cell>
          <table:table-cell office:value-type="float" office:value="1449276">
            <text:p>1449276</text:p>
          </table:table-cell>
          <table:table-cell office:value-type="float" office:value="1449515">
            <text:p>1449515</text:p>
          </table:table-cell>
          <table:table-cell office:value-type="float" office:value="1457995">
            <text:p>1457995</text:p>
          </table:table-cell>
          <table:table-cell office:value-type="float" office:value="1450087">
            <text:p>1450087</text:p>
          </table:table-cell>
          <table:table-cell table:formula="of:=AVERAGE([.N38];[.O38];[.P38];[.Q38];[.R38])" office:value-type="float" office:value="1452848.4">
            <text:p>1452848.4</text:p>
          </table:table-cell>
          <table:table-cell table:style-name="ce10" office:value-type="float" office:value="11000">
            <text:p>11000</text:p>
          </table:table-cell>
          <table:table-cell table:formula="of:=[.G38]/[.M38]" office:value-type="float" office:value="2.09910205603403">
            <text:p>2.099102056</text:p>
          </table:table-cell>
          <table:table-cell table:formula="of:=[.G38]/[.S38]" office:value-type="float" office:value="3.48461092017584">
            <text:p>3.4846109202</text:p>
          </table:table-cell>
          <table:table-cell table:number-columns-repeated="2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028734">
            <text:p>6028734</text:p>
          </table:table-cell>
          <table:table-cell office:value-type="float" office:value="5998453">
            <text:p>5998453</text:p>
          </table:table-cell>
          <table:table-cell office:value-type="float" office:value="6038156">
            <text:p>6038156</text:p>
          </table:table-cell>
          <table:table-cell office:value-type="float" office:value="6029594">
            <text:p>6029594</text:p>
          </table:table-cell>
          <table:table-cell office:value-type="float" office:value="5998434">
            <text:p>5998434</text:p>
          </table:table-cell>
          <table:table-cell table:formula="of:=AVERAGE([.B39];[.C39];[.D39];[.E39];[.F39])" office:value-type="float" office:value="6018674.2">
            <text:p>6018674.2</text:p>
          </table:table-cell>
          <table:table-cell office:value-type="float" office:value="2863538">
            <text:p>2863538</text:p>
          </table:table-cell>
          <table:table-cell office:value-type="float" office:value="2876717">
            <text:p>2876717</text:p>
          </table:table-cell>
          <table:table-cell office:value-type="float" office:value="2867992">
            <text:p>2867992</text:p>
          </table:table-cell>
          <table:table-cell office:value-type="float" office:value="2872848">
            <text:p>2872848</text:p>
          </table:table-cell>
          <table:table-cell office:value-type="float" office:value="2857312">
            <text:p>2857312</text:p>
          </table:table-cell>
          <table:table-cell table:formula="of:=AVERAGE([.H39];[.I39];[.J39];[.K39];[.L39])" office:value-type="float" office:value="2867681.4">
            <text:p>2867681.4</text:p>
          </table:table-cell>
          <table:table-cell office:value-type="float" office:value="1725388">
            <text:p>1725388</text:p>
          </table:table-cell>
          <table:table-cell office:value-type="float" office:value="1725312">
            <text:p>1725312</text:p>
          </table:table-cell>
          <table:table-cell office:value-type="float" office:value="1727957">
            <text:p>1727957</text:p>
          </table:table-cell>
          <table:table-cell office:value-type="float" office:value="1729894">
            <text:p>1729894</text:p>
          </table:table-cell>
          <table:table-cell office:value-type="float" office:value="1725497">
            <text:p>1725497</text:p>
          </table:table-cell>
          <table:table-cell table:formula="of:=AVERAGE([.N39];[.O39];[.P39];[.Q39];[.R39])" office:value-type="float" office:value="1726809.6">
            <text:p>1726809.6</text:p>
          </table:table-cell>
          <table:table-cell table:style-name="ce10" office:value-type="float" office:value="12000">
            <text:p>12000</text:p>
          </table:table-cell>
          <table:table-cell table:formula="of:=[.G39]/[.M39]" office:value-type="float" office:value="2.09879458715323">
            <text:p>2.0987945872</text:p>
          </table:table-cell>
          <table:table-cell table:formula="of:=[.G39]/[.S39]" office:value-type="float" office:value="3.48543012501205">
            <text:p>3.485430125</text:p>
          </table:table-cell>
          <table:table-cell table:number-columns-repeated="2"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7070784">
            <text:p>7070784</text:p>
          </table:table-cell>
          <table:table-cell office:value-type="float" office:value="7025156">
            <text:p>7025156</text:p>
          </table:table-cell>
          <table:table-cell office:value-type="float" office:value="7074033">
            <text:p>7074033</text:p>
          </table:table-cell>
          <table:table-cell office:value-type="float" office:value="7058605">
            <text:p>7058605</text:p>
          </table:table-cell>
          <table:table-cell office:value-type="float" office:value="7043391">
            <text:p>7043391</text:p>
          </table:table-cell>
          <table:table-cell table:formula="of:=AVERAGE([.B40];[.C40];[.D40];[.E40];[.F40])" office:value-type="float" office:value="7054393.8">
            <text:p>7054393.8</text:p>
          </table:table-cell>
          <table:table-cell office:value-type="float" office:value="3356475">
            <text:p>3356475</text:p>
          </table:table-cell>
          <table:table-cell office:value-type="float" office:value="3376873">
            <text:p>3376873</text:p>
          </table:table-cell>
          <table:table-cell office:value-type="float" office:value="3379942">
            <text:p>3379942</text:p>
          </table:table-cell>
          <table:table-cell office:value-type="float" office:value="3345158">
            <text:p>3345158</text:p>
          </table:table-cell>
          <table:table-cell office:value-type="float" office:value="3361403">
            <text:p>3361403</text:p>
          </table:table-cell>
          <table:table-cell table:formula="of:=AVERAGE([.H40];[.I40];[.J40];[.K40];[.L40])" office:value-type="float" office:value="3363970.2">
            <text:p>3363970.2</text:p>
          </table:table-cell>
          <table:table-cell office:value-type="float" office:value="2023619">
            <text:p>2023619</text:p>
          </table:table-cell>
          <table:table-cell office:value-type="float" office:value="2027783">
            <text:p>2027783</text:p>
          </table:table-cell>
          <table:table-cell office:value-type="float" office:value="2022848">
            <text:p>2022848</text:p>
          </table:table-cell>
          <table:table-cell office:value-type="float" office:value="2034373">
            <text:p>2034373</text:p>
          </table:table-cell>
          <table:table-cell office:value-type="float" office:value="2023356">
            <text:p>2023356</text:p>
          </table:table-cell>
          <table:table-cell table:formula="of:=AVERAGE([.N40];[.O40];[.P40];[.Q40];[.R40])" office:value-type="float" office:value="2026395.8">
            <text:p>2026395.8</text:p>
          </table:table-cell>
          <table:table-cell table:style-name="ce10" office:value-type="float" office:value="13000">
            <text:p>13000</text:p>
          </table:table-cell>
          <table:table-cell table:formula="of:=[.G40]/[.M40]" office:value-type="float" office:value="2.09704408201951">
            <text:p>2.097044082</text:p>
          </table:table-cell>
          <table:table-cell table:formula="of:=[.G40]/[.S40]" office:value-type="float" office:value="3.48125168834243">
            <text:p>3.4812516883</text:p>
          </table:table-cell>
          <table:table-cell table:number-columns-repeated="2"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8138421">
            <text:p>8138421</text:p>
          </table:table-cell>
          <table:table-cell office:value-type="float" office:value="8210237">
            <text:p>8210237</text:p>
          </table:table-cell>
          <table:table-cell office:value-type="float" office:value="8203918">
            <text:p>8203918</text:p>
          </table:table-cell>
          <table:table-cell office:value-type="float" office:value="8188716">
            <text:p>8188716</text:p>
          </table:table-cell>
          <table:table-cell office:value-type="float" office:value="8135826">
            <text:p>8135826</text:p>
          </table:table-cell>
          <table:table-cell table:formula="of:=AVERAGE([.B41];[.C41];[.D41];[.E41];[.F41])" office:value-type="float" office:value="8175423.6">
            <text:p>8175423.6</text:p>
          </table:table-cell>
          <table:table-cell office:value-type="float" office:value="3902946">
            <text:p>3902946</text:p>
          </table:table-cell>
          <table:table-cell office:value-type="float" office:value="3892377">
            <text:p>3892377</text:p>
          </table:table-cell>
          <table:table-cell office:value-type="float" office:value="3877803">
            <text:p>3877803</text:p>
          </table:table-cell>
          <table:table-cell office:value-type="float" office:value="3902061">
            <text:p>3902061</text:p>
          </table:table-cell>
          <table:table-cell office:value-type="float" office:value="3900658">
            <text:p>3900658</text:p>
          </table:table-cell>
          <table:table-cell table:formula="of:=AVERAGE([.H41];[.I41];[.J41];[.K41];[.L41])" office:value-type="float" office:value="3895169">
            <text:p>3895169</text:p>
          </table:table-cell>
          <table:table-cell office:value-type="float" office:value="2352532">
            <text:p>2352532</text:p>
          </table:table-cell>
          <table:table-cell office:value-type="float" office:value="2346649">
            <text:p>2346649</text:p>
          </table:table-cell>
          <table:table-cell office:value-type="float" office:value="2355235">
            <text:p>2355235</text:p>
          </table:table-cell>
          <table:table-cell office:value-type="float" office:value="2344933">
            <text:p>2344933</text:p>
          </table:table-cell>
          <table:table-cell office:value-type="float" office:value="2347498">
            <text:p>2347498</text:p>
          </table:table-cell>
          <table:table-cell table:formula="of:=AVERAGE([.N41];[.O41];[.P41];[.Q41];[.R41])" office:value-type="float" office:value="2349369.4">
            <text:p>2349369.4</text:p>
          </table:table-cell>
          <table:table-cell table:style-name="ce10" office:value-type="float" office:value="14000">
            <text:p>14000</text:p>
          </table:table-cell>
          <table:table-cell table:formula="of:=[.G41]/[.M41]" office:value-type="float" office:value="2.0988623600157">
            <text:p>2.09886236</text:p>
          </table:table-cell>
          <table:table-cell table:formula="of:=[.G41]/[.S41]" office:value-type="float" office:value="3.47983744063407">
            <text:p>3.4798374406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9584625">
            <text:p>9584625</text:p>
          </table:table-cell>
          <table:table-cell office:value-type="float" office:value="9494906">
            <text:p>9494906</text:p>
          </table:table-cell>
          <table:table-cell office:value-type="float" office:value="9517454">
            <text:p>9517454</text:p>
          </table:table-cell>
          <table:table-cell office:value-type="float" office:value="9523260">
            <text:p>9523260</text:p>
          </table:table-cell>
          <table:table-cell office:value-type="float" office:value="9545200">
            <text:p>9545200</text:p>
          </table:table-cell>
          <table:table-cell table:formula="of:=AVERAGE([.B42];[.C42];[.D42];[.E42];[.F42])" office:value-type="float" office:value="9533089">
            <text:p>9533089</text:p>
          </table:table-cell>
          <table:table-cell office:value-type="float" office:value="4585499">
            <text:p>4585499</text:p>
          </table:table-cell>
          <table:table-cell office:value-type="float" office:value="4615515">
            <text:p>4615515</text:p>
          </table:table-cell>
          <table:table-cell office:value-type="float" office:value="4466669">
            <text:p>4466669</text:p>
          </table:table-cell>
          <table:table-cell office:value-type="float" office:value="4501967">
            <text:p>4501967</text:p>
          </table:table-cell>
          <table:table-cell office:value-type="float" office:value="4469912">
            <text:p>4469912</text:p>
          </table:table-cell>
          <table:table-cell table:formula="of:=AVERAGE([.H42];[.I42];[.J42];[.K42];[.L42])" office:value-type="float" office:value="4527912.4">
            <text:p>4527912.4</text:p>
          </table:table-cell>
          <table:table-cell office:value-type="float" office:value="2696428">
            <text:p>2696428</text:p>
          </table:table-cell>
          <table:table-cell office:value-type="float" office:value="2691485">
            <text:p>2691485</text:p>
          </table:table-cell>
          <table:table-cell office:value-type="float" office:value="2697677">
            <text:p>2697677</text:p>
          </table:table-cell>
          <table:table-cell office:value-type="float" office:value="2693317">
            <text:p>2693317</text:p>
          </table:table-cell>
          <table:table-cell office:value-type="float" office:value="2698675">
            <text:p>2698675</text:p>
          </table:table-cell>
          <table:table-cell table:formula="of:=AVERAGE([.N42];[.O42];[.P42];[.Q42];[.R42])" office:value-type="float" office:value="2695516.4">
            <text:p>2695516.4</text:p>
          </table:table-cell>
          <table:table-cell table:style-name="ce10" office:value-type="float" office:value="15000">
            <text:p>15000</text:p>
          </table:table-cell>
          <table:table-cell table:formula="of:=[.G42]/[.M42]" office:value-type="float" office:value="2.10540491021867">
            <text:p>2.1054049102</text:p>
          </table:table-cell>
          <table:table-cell table:formula="of:=[.G42]/[.S42]" office:value-type="float" office:value="3.53664663290492">
            <text:p>3.5366466329</text:p>
          </table:table-cell>
          <table:table-cell table:number-columns-repeated="2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0621978">
            <text:p>10621978</text:p>
          </table:table-cell>
          <table:table-cell office:value-type="float" office:value="10629572">
            <text:p>10629572</text:p>
          </table:table-cell>
          <table:table-cell office:value-type="float" office:value="10692693">
            <text:p>10692693</text:p>
          </table:table-cell>
          <table:table-cell office:value-type="float" office:value="10699248">
            <text:p>10699248</text:p>
          </table:table-cell>
          <table:table-cell office:value-type="float" office:value="10715407">
            <text:p>10715407</text:p>
          </table:table-cell>
          <table:table-cell table:formula="of:=AVERAGE([.B43];[.C43];[.D43];[.E43];[.F43])" office:value-type="float" office:value="10671779.6">
            <text:p>10671779.6</text:p>
          </table:table-cell>
          <table:table-cell office:value-type="float" office:value="5080376">
            <text:p>5080376</text:p>
          </table:table-cell>
          <table:table-cell office:value-type="float" office:value="5096924">
            <text:p>5096924</text:p>
          </table:table-cell>
          <table:table-cell office:value-type="float" office:value="5086845">
            <text:p>5086845</text:p>
          </table:table-cell>
          <table:table-cell office:value-type="float" office:value="5075939">
            <text:p>5075939</text:p>
          </table:table-cell>
          <table:table-cell office:value-type="float" office:value="5117670">
            <text:p>5117670</text:p>
          </table:table-cell>
          <table:table-cell table:formula="of:=AVERAGE([.H43];[.I43];[.J43];[.K43];[.L43])" office:value-type="float" office:value="5091550.8">
            <text:p>5091550.8</text:p>
          </table:table-cell>
          <table:table-cell office:value-type="float" office:value="3063116">
            <text:p>3063116</text:p>
          </table:table-cell>
          <table:table-cell office:value-type="float" office:value="3068584">
            <text:p>3068584</text:p>
          </table:table-cell>
          <table:table-cell office:value-type="float" office:value="3067886">
            <text:p>3067886</text:p>
          </table:table-cell>
          <table:table-cell office:value-type="float" office:value="3061979">
            <text:p>3061979</text:p>
          </table:table-cell>
          <table:table-cell office:value-type="float" office:value="3068441">
            <text:p>3068441</text:p>
          </table:table-cell>
          <table:table-cell table:formula="of:=AVERAGE([.N43];[.O43];[.P43];[.Q43];[.R43])" office:value-type="float" office:value="3066001.2">
            <text:p>3066001.2</text:p>
          </table:table-cell>
          <table:table-cell table:style-name="ce10" office:value-type="float" office:value="16000">
            <text:p>16000</text:p>
          </table:table-cell>
          <table:table-cell table:formula="of:=[.G43]/[.M43]" office:value-type="float" office:value="2.09597822337352">
            <text:p>2.0959782234</text:p>
          </table:table-cell>
          <table:table-cell table:formula="of:=[.G43]/[.S43]" office:value-type="float" office:value="3.48068343874099">
            <text:p>3.4806834387</text:p>
          </table:table-cell>
          <table:table-cell table:number-columns-repeated="2"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2109457">
            <text:p>12109457</text:p>
          </table:table-cell>
          <table:table-cell office:value-type="float" office:value="12094481">
            <text:p>12094481</text:p>
          </table:table-cell>
          <table:table-cell office:value-type="float" office:value="12092023">
            <text:p>12092023</text:p>
          </table:table-cell>
          <table:table-cell office:value-type="float" office:value="12099161">
            <text:p>12099161</text:p>
          </table:table-cell>
          <table:table-cell office:value-type="float" office:value="12085738">
            <text:p>12085738</text:p>
          </table:table-cell>
          <table:table-cell table:formula="of:=AVERAGE([.B44];[.C44];[.D44];[.E44];[.F44])" office:value-type="float" office:value="12096172">
            <text:p>12096172</text:p>
          </table:table-cell>
          <table:table-cell office:value-type="float" office:value="5733647">
            <text:p>5733647</text:p>
          </table:table-cell>
          <table:table-cell office:value-type="float" office:value="5739847">
            <text:p>5739847</text:p>
          </table:table-cell>
          <table:table-cell office:value-type="float" office:value="5763125">
            <text:p>5763125</text:p>
          </table:table-cell>
          <table:table-cell office:value-type="float" office:value="5732329">
            <text:p>5732329</text:p>
          </table:table-cell>
          <table:table-cell office:value-type="float" office:value="5789343">
            <text:p>5789343</text:p>
          </table:table-cell>
          <table:table-cell table:formula="of:=AVERAGE([.H44];[.I44];[.J44];[.K44];[.L44])" office:value-type="float" office:value="5751658.2">
            <text:p>5751658.2</text:p>
          </table:table-cell>
          <table:table-cell office:value-type="float" office:value="3733785">
            <text:p>3733785</text:p>
          </table:table-cell>
          <table:table-cell office:value-type="float" office:value="3553669">
            <text:p>3553669</text:p>
          </table:table-cell>
          <table:table-cell office:value-type="float" office:value="3488786">
            <text:p>3488786</text:p>
          </table:table-cell>
          <table:table-cell office:value-type="float" office:value="3528365">
            <text:p>3528365</text:p>
          </table:table-cell>
          <table:table-cell office:value-type="float" office:value="3512914">
            <text:p>3512914</text:p>
          </table:table-cell>
          <table:table-cell table:formula="of:=AVERAGE([.N44];[.O44];[.P44];[.Q44];[.R44])" office:value-type="float" office:value="3563503.8">
            <text:p>3563503.8</text:p>
          </table:table-cell>
          <table:table-cell table:style-name="ce10" office:value-type="float" office:value="17000">
            <text:p>17000</text:p>
          </table:table-cell>
          <table:table-cell table:formula="of:=[.G44]/[.M44]" office:value-type="float" office:value="2.10307559652971">
            <text:p>2.1030755965</text:p>
          </table:table-cell>
          <table:table-cell table:formula="of:=[.G44]/[.S44]" office:value-type="float" office:value="3.3944602500494">
            <text:p>3.39446025</text:p>
          </table:table-cell>
          <table:table-cell table:number-columns-repeated="2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3474823">
            <text:p>13474823</text:p>
          </table:table-cell>
          <table:table-cell office:value-type="float" office:value="13654996">
            <text:p>13654996</text:p>
          </table:table-cell>
          <table:table-cell office:value-type="float" office:value="13729642">
            <text:p>13729642</text:p>
          </table:table-cell>
          <table:table-cell office:value-type="float" office:value="13542114">
            <text:p>13542114</text:p>
          </table:table-cell>
          <table:table-cell office:value-type="float" office:value="13532549">
            <text:p>13532549</text:p>
          </table:table-cell>
          <table:table-cell table:formula="of:=AVERAGE([.B45];[.C45];[.D45];[.E45];[.F45])" office:value-type="float" office:value="13586824.8">
            <text:p>13586824.8</text:p>
          </table:table-cell>
          <table:table-cell office:value-type="float" office:value="6512201">
            <text:p>6512201</text:p>
          </table:table-cell>
          <table:table-cell office:value-type="float" office:value="6528389">
            <text:p>6528389</text:p>
          </table:table-cell>
          <table:table-cell office:value-type="float" office:value="6505369">
            <text:p>6505369</text:p>
          </table:table-cell>
          <table:table-cell office:value-type="float" office:value="6557224">
            <text:p>6557224</text:p>
          </table:table-cell>
          <table:table-cell office:value-type="float" office:value="6493259">
            <text:p>6493259</text:p>
          </table:table-cell>
          <table:table-cell table:formula="of:=AVERAGE([.H45];[.I45];[.J45];[.K45];[.L45])" office:value-type="float" office:value="6519288.4">
            <text:p>6519288.4</text:p>
          </table:table-cell>
          <table:table-cell office:value-type="float" office:value="3943384">
            <text:p>3943384</text:p>
          </table:table-cell>
          <table:table-cell office:value-type="float" office:value="3936652">
            <text:p>3936652</text:p>
          </table:table-cell>
          <table:table-cell office:value-type="float" office:value="3966726">
            <text:p>3966726</text:p>
          </table:table-cell>
          <table:table-cell office:value-type="float" office:value="3941232">
            <text:p>3941232</text:p>
          </table:table-cell>
          <table:table-cell office:value-type="float" office:value="3947641">
            <text:p>3947641</text:p>
          </table:table-cell>
          <table:table-cell table:formula="of:=AVERAGE([.N45];[.O45];[.P45];[.Q45];[.R45])" office:value-type="float" office:value="3947127">
            <text:p>3947127</text:p>
          </table:table-cell>
          <table:table-cell table:style-name="ce10" office:value-type="float" office:value="18000">
            <text:p>18000</text:p>
          </table:table-cell>
          <table:table-cell table:formula="of:=[.G45]/[.M45]" office:value-type="float" office:value="2.08409629492691">
            <text:p>2.0840962949</text:p>
          </table:table-cell>
          <table:table-cell table:formula="of:=[.G45]/[.S45]" office:value-type="float" office:value="3.4422061413276">
            <text:p>3.4422061413</text:p>
          </table:table-cell>
          <table:table-cell table:number-columns-repeated="2"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5073909">
            <text:p>15073909</text:p>
          </table:table-cell>
          <table:table-cell office:value-type="float" office:value="15034673">
            <text:p>15034673</text:p>
          </table:table-cell>
          <table:table-cell office:value-type="float" office:value="15068308">
            <text:p>15068308</text:p>
          </table:table-cell>
          <table:table-cell office:value-type="float" office:value="15075235">
            <text:p>15075235</text:p>
          </table:table-cell>
          <table:table-cell office:value-type="float" office:value="15066749">
            <text:p>15066749</text:p>
          </table:table-cell>
          <table:table-cell table:formula="of:=AVERAGE([.B46];[.C46];[.D46];[.E46];[.F46])" office:value-type="float" office:value="15063774.8">
            <text:p>15063774.8</text:p>
          </table:table-cell>
          <table:table-cell office:value-type="float" office:value="7197469">
            <text:p>7197469</text:p>
          </table:table-cell>
          <table:table-cell office:value-type="float" office:value="7177275">
            <text:p>7177275</text:p>
          </table:table-cell>
          <table:table-cell office:value-type="float" office:value="7170413">
            <text:p>7170413</text:p>
          </table:table-cell>
          <table:table-cell office:value-type="float" office:value="7157073">
            <text:p>7157073</text:p>
          </table:table-cell>
          <table:table-cell office:value-type="float" office:value="7298375">
            <text:p>7298375</text:p>
          </table:table-cell>
          <table:table-cell table:formula="of:=AVERAGE([.H46];[.I46];[.J46];[.K46];[.L46])" office:value-type="float" office:value="7200121">
            <text:p>7200121</text:p>
          </table:table-cell>
          <table:table-cell office:value-type="float" office:value="4328044">
            <text:p>4328044</text:p>
          </table:table-cell>
          <table:table-cell office:value-type="float" office:value="4335254">
            <text:p>4335254</text:p>
          </table:table-cell>
          <table:table-cell office:value-type="float" office:value="4334463">
            <text:p>4334463</text:p>
          </table:table-cell>
          <table:table-cell office:value-type="float" office:value="4346470">
            <text:p>4346470</text:p>
          </table:table-cell>
          <table:table-cell office:value-type="float" office:value="4327344">
            <text:p>4327344</text:p>
          </table:table-cell>
          <table:table-cell table:formula="of:=AVERAGE([.N46];[.O46];[.P46];[.Q46];[.R46])" office:value-type="float" office:value="4334315">
            <text:p>4334315</text:p>
          </table:table-cell>
          <table:table-cell table:style-name="ce10" office:value-type="float" office:value="19000">
            <text:p>19000</text:p>
          </table:table-cell>
          <table:table-cell table:formula="of:=[.G46]/[.M46]" office:value-type="float" office:value="2.09215578460418">
            <text:p>2.0921557846</text:p>
          </table:table-cell>
          <table:table-cell table:formula="of:=[.G46]/[.S46]" office:value-type="float" office:value="3.47546839581341">
            <text:p>3.4754683958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686721">
            <text:p>16686721</text:p>
          </table:table-cell>
          <table:table-cell office:value-type="float" office:value="16685597">
            <text:p>16685597</text:p>
          </table:table-cell>
          <table:table-cell office:value-type="float" office:value="16720572">
            <text:p>16720572</text:p>
          </table:table-cell>
          <table:table-cell office:value-type="float" office:value="16719654">
            <text:p>16719654</text:p>
          </table:table-cell>
          <table:table-cell office:value-type="float" office:value="16949848">
            <text:p>16949848</text:p>
          </table:table-cell>
          <table:table-cell table:formula="of:=AVERAGE([.B47];[.C47];[.D47];[.E47];[.F47])" office:value-type="float" office:value="16752478.4">
            <text:p>16752478.4</text:p>
          </table:table-cell>
          <table:table-cell office:value-type="float" office:value="8236890">
            <text:p>8236890</text:p>
          </table:table-cell>
          <table:table-cell office:value-type="float" office:value="8033249">
            <text:p>8033249</text:p>
          </table:table-cell>
          <table:table-cell office:value-type="float" office:value="8264258">
            <text:p>8264258</text:p>
          </table:table-cell>
          <table:table-cell office:value-type="float" office:value="8573499">
            <text:p>8573499</text:p>
          </table:table-cell>
          <table:table-cell office:value-type="float" office:value="8140805">
            <text:p>8140805</text:p>
          </table:table-cell>
          <table:table-cell table:formula="of:=AVERAGE([.H47];[.I47];[.J47];[.K47];[.L47])" office:value-type="float" office:value="8249740.2">
            <text:p>8249740.2</text:p>
          </table:table-cell>
          <table:table-cell office:value-type="float" office:value="4795710">
            <text:p>4795710</text:p>
          </table:table-cell>
          <table:table-cell office:value-type="float" office:value="4848223">
            <text:p>4848223</text:p>
          </table:table-cell>
          <table:table-cell office:value-type="float" office:value="4870154">
            <text:p>4870154</text:p>
          </table:table-cell>
          <table:table-cell office:value-type="float" office:value="4807438">
            <text:p>4807438</text:p>
          </table:table-cell>
          <table:table-cell office:value-type="float" office:value="4873060">
            <text:p>4873060</text:p>
          </table:table-cell>
          <table:table-cell table:formula="of:=AVERAGE([.N47];[.O47];[.P47];[.Q47];[.R47])" office:value-type="float" office:value="4838917">
            <text:p>4838917</text:p>
          </table:table-cell>
          <table:table-cell table:style-name="ce10" office:value-type="float" office:value="20000">
            <text:p>20000</text:p>
          </table:table-cell>
          <table:table-cell table:formula="of:=[.G47]/[.M47]" office:value-type="float" office:value="2.03066738998641">
            <text:p>2.03066739</text:p>
          </table:table-cell>
          <table:table-cell table:formula="of:=[.G47]/[.S47]" office:value-type="float" office:value="3.4620305328651">
            <text:p>3.4620305329</text:p>
          </table:table-cell>
          <table:table-cell table:number-columns-repeated="2"/>
        </table:table-row>
        <table:table-row table:style-name="ro1">
          <table:table-cell table:style-name="Default" table:number-columns-repeated="19"/>
          <table:table-cell table:number-columns-repeated="5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DESKTOP ^^^</text:p>
          </table:table-cell>
          <table:table-cell table:style-name="Default" table:number-columns-repeated="11"/>
          <table:table-cell table:formula="of:=AVERAGE([.G28:.G47])" office:value-type="float" office:value="6009646.99">
            <text:p>6009646.99</text:p>
          </table:table-cell>
          <table:table-cell table:formula="of:=AVERAGE([.U28:.U47])" office:value-type="float" office:value="2.10378833829833">
            <text:p>2.1037883383</text:p>
          </table:table-cell>
          <table:table-cell table:formula="of:=AVERAGE([.V28:.V47])" office:value-type="float" office:value="3.49613875863435">
            <text:p>3.4961387586</text:p>
          </table:table-cell>
          <table:table-cell/>
          <table:table-cell table:formula="of:=[.V49]/[.U49]" office:value-type="float" office:value="1.66183008765142">
            <text:p>1.6618300877</text:p>
          </table:table-cell>
        </table:table-row>
        <table:table-row table:style-name="ro1">
          <table:table-cell table:style-name="Default" table:number-columns-repeated="19"/>
          <table:table-cell table:number-columns-repeated="5"/>
        </table:table-row>
        <table:table-row table:style-name="ro1">
          <table:table-cell table:style-name="Default" table:number-columns-repeated="19"/>
          <table:table-cell table:number-columns-repeated="2"/>
          <table:table-cell table:formula="of:=[.T49]/([.T49]-[.V49]) + [.V49] / 4" office:value-type="float" office:value="1.87403527141336">
            <text:p>1.8740352714</text:p>
          </table:table-cell>
          <table:table-cell table:number-columns-repeated="2"/>
        </table:table-row>
      </table:table>
      <table:table table:name="MAX ITER - 10k^2" table:style-name="ta1">
        <table:table-column table:style-name="co1" table:default-cell-style-name="Default"/>
        <table:table-column table:style-name="co3" table:number-columns-repeated="21" table:default-cell-style-name="Default"/>
        <table:table-row table:style-name="ro1">
          <table:table-cell table:style-name="ce10"/>
          <table:table-cell table:style-name="ce10" office:value-type="string">
            <text:p>semandel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VG</text:p>
          </table:table-cell>
          <table:table-cell table:style-name="ce10" office:value-type="string">
            <text:p>npmandel 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VG</text:p>
          </table:table-cell>
          <table:table-cell table:style-name="ce10" office:value-type="string">
            <text:p>wsmandel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VG</text:p>
          </table:table-cell>
          <table:table-cell office:value-type="string">
            <text:p>MAX_ITERATIONS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3008">
            <text:p>1233008</text:p>
          </table:table-cell>
          <table:table-cell office:value-type="float" office:value="1239864">
            <text:p>1239864</text:p>
          </table:table-cell>
          <table:table-cell office:value-type="float" office:value="1251097">
            <text:p>1251097</text:p>
          </table:table-cell>
          <table:table-cell office:value-type="float" office:value="1247883">
            <text:p>1247883</text:p>
          </table:table-cell>
          <table:table-cell office:value-type="float" office:value="1236436">
            <text:p>1236436</text:p>
          </table:table-cell>
          <table:table-cell table:formula="of:=AVERAGE([.B2];[.C2];[.D2];[.E2];[.F2])" office:value-type="float" office:value="1241657.6">
            <text:p>1241657.6</text:p>
          </table:table-cell>
          <table:table-cell office:value-type="float" office:value="502939">
            <text:p>502939</text:p>
          </table:table-cell>
          <table:table-cell office:value-type="float" office:value="503855">
            <text:p>503855</text:p>
          </table:table-cell>
          <table:table-cell office:value-type="float" office:value="498028">
            <text:p>498028</text:p>
          </table:table-cell>
          <table:table-cell office:value-type="float" office:value="498982">
            <text:p>498982</text:p>
          </table:table-cell>
          <table:table-cell office:value-type="float" office:value="499777">
            <text:p>499777</text:p>
          </table:table-cell>
          <table:table-cell table:formula="of:=AVERAGE([.H2];[.I2];[.J2];[.K2];[.L2])" office:value-type="float" office:value="500716.2">
            <text:p>500716.2</text:p>
          </table:table-cell>
          <table:table-cell office:value-type="float" office:value="359194">
            <text:p>359194</text:p>
          </table:table-cell>
          <table:table-cell office:value-type="float" office:value="356630">
            <text:p>356630</text:p>
          </table:table-cell>
          <table:table-cell office:value-type="float" office:value="358102">
            <text:p>358102</text:p>
          </table:table-cell>
          <table:table-cell office:value-type="float" office:value="357797">
            <text:p>357797</text:p>
          </table:table-cell>
          <table:table-cell office:value-type="float" office:value="355927">
            <text:p>355927</text:p>
          </table:table-cell>
          <table:table-cell table:formula="of:=AVERAGE([.N2];[.O2];[.P2];[.Q2];[.R2])" office:value-type="float" office:value="357530">
            <text:p>357530</text:p>
          </table:table-cell>
          <table:table-cell office:value-type="float" office:value="10">
            <text:p>10</text:p>
          </table:table-cell>
          <table:table-cell table:formula="of:=[.G2]/[.M2]" office:value-type="float" office:value="2.47976318721064">
            <text:p>2.4797631872</text:p>
          </table:table-cell>
          <table:table-cell table:formula="of:=[.G2]/[.S2]" office:value-type="float" office:value="3.47287668167706">
            <text:p>3.47287668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84681">
            <text:p>1884681</text:p>
          </table:table-cell>
          <table:table-cell office:value-type="float" office:value="1900507">
            <text:p>1900507</text:p>
          </table:table-cell>
          <table:table-cell office:value-type="float" office:value="1902006">
            <text:p>1902006</text:p>
          </table:table-cell>
          <table:table-cell office:value-type="float" office:value="1893724">
            <text:p>1893724</text:p>
          </table:table-cell>
          <table:table-cell office:value-type="float" office:value="1886345">
            <text:p>1886345</text:p>
          </table:table-cell>
          <table:table-cell table:formula="of:=AVERAGE([.B3];[.C3];[.D3];[.E3];[.F3])" office:value-type="float" office:value="1893452.6">
            <text:p>1893452.6</text:p>
          </table:table-cell>
          <table:table-cell office:value-type="float" office:value="818188">
            <text:p>818188</text:p>
          </table:table-cell>
          <table:table-cell office:value-type="float" office:value="816942">
            <text:p>816942</text:p>
          </table:table-cell>
          <table:table-cell office:value-type="float" office:value="810817">
            <text:p>810817</text:p>
          </table:table-cell>
          <table:table-cell office:value-type="float" office:value="815576">
            <text:p>815576</text:p>
          </table:table-cell>
          <table:table-cell office:value-type="float" office:value="809455">
            <text:p>809455</text:p>
          </table:table-cell>
          <table:table-cell table:formula="of:=AVERAGE([.H3];[.I3];[.J3];[.K3];[.L3])" office:value-type="float" office:value="814195.6">
            <text:p>814195.6</text:p>
          </table:table-cell>
          <table:table-cell office:value-type="float" office:value="543738">
            <text:p>543738</text:p>
          </table:table-cell>
          <table:table-cell office:value-type="float" office:value="545654">
            <text:p>545654</text:p>
          </table:table-cell>
          <table:table-cell office:value-type="float" office:value="551156">
            <text:p>551156</text:p>
          </table:table-cell>
          <table:table-cell office:value-type="float" office:value="550753">
            <text:p>550753</text:p>
          </table:table-cell>
          <table:table-cell office:value-type="float" office:value="544182">
            <text:p>544182</text:p>
          </table:table-cell>
          <table:table-cell table:formula="of:=AVERAGE([.N3];[.O3];[.P3];[.Q3];[.R3])" office:value-type="float" office:value="547096.6">
            <text:p>547096.6</text:p>
          </table:table-cell>
          <table:table-cell office:value-type="float" office:value="20">
            <text:p>20</text:p>
          </table:table-cell>
          <table:table-cell table:formula="of:=[.G3]/[.M3]" office:value-type="float" office:value="2.32555002753638">
            <text:p>2.3255500275</text:p>
          </table:table-cell>
          <table:table-cell table:formula="of:=[.G3]/[.S3]" office:value-type="float" office:value="3.46091092505419">
            <text:p>3.46091092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87244">
            <text:p>2387244</text:p>
          </table:table-cell>
          <table:table-cell office:value-type="float" office:value="2381748">
            <text:p>2381748</text:p>
          </table:table-cell>
          <table:table-cell office:value-type="float" office:value="2371854">
            <text:p>2371854</text:p>
          </table:table-cell>
          <table:table-cell office:value-type="float" office:value="2383812">
            <text:p>2383812</text:p>
          </table:table-cell>
          <table:table-cell office:value-type="float" office:value="2379373">
            <text:p>2379373</text:p>
          </table:table-cell>
          <table:table-cell table:formula="of:=AVERAGE([.B4];[.C4];[.D4];[.E4];[.F4])" office:value-type="float" office:value="2380806.2">
            <text:p>2380806.2</text:p>
          </table:table-cell>
          <table:table-cell office:value-type="float" office:value="1066434">
            <text:p>1066434</text:p>
          </table:table-cell>
          <table:table-cell office:value-type="float" office:value="1073645">
            <text:p>1073645</text:p>
          </table:table-cell>
          <table:table-cell office:value-type="float" office:value="1069044">
            <text:p>1069044</text:p>
          </table:table-cell>
          <table:table-cell office:value-type="float" office:value="1064744">
            <text:p>1064744</text:p>
          </table:table-cell>
          <table:table-cell office:value-type="float" office:value="1076171">
            <text:p>1076171</text:p>
          </table:table-cell>
          <table:table-cell table:formula="of:=AVERAGE([.H4];[.I4];[.J4];[.K4];[.L4])" office:value-type="float" office:value="1070007.6">
            <text:p>1070007.6</text:p>
          </table:table-cell>
          <table:table-cell office:value-type="float" office:value="680525">
            <text:p>680525</text:p>
          </table:table-cell>
          <table:table-cell office:value-type="float" office:value="680924">
            <text:p>680924</text:p>
          </table:table-cell>
          <table:table-cell office:value-type="float" office:value="679683">
            <text:p>679683</text:p>
          </table:table-cell>
          <table:table-cell office:value-type="float" office:value="680536">
            <text:p>680536</text:p>
          </table:table-cell>
          <table:table-cell office:value-type="float" office:value="680834">
            <text:p>680834</text:p>
          </table:table-cell>
          <table:table-cell table:formula="of:=AVERAGE([.N4];[.O4];[.P4];[.Q4];[.R4])" office:value-type="float" office:value="680500.4">
            <text:p>680500.4</text:p>
          </table:table-cell>
          <table:table-cell office:value-type="float" office:value="30">
            <text:p>30</text:p>
          </table:table-cell>
          <table:table-cell table:formula="of:=[.G4]/[.M4]" office:value-type="float" office:value="2.22503671936536">
            <text:p>2.2250367194</text:p>
          </table:table-cell>
          <table:table-cell table:formula="of:=[.G4]/[.S4]" office:value-type="float" office:value="3.49861102212431">
            <text:p>3.49861102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45043">
            <text:p>2845043</text:p>
          </table:table-cell>
          <table:table-cell office:value-type="float" office:value="2843353">
            <text:p>2843353</text:p>
          </table:table-cell>
          <table:table-cell office:value-type="float" office:value="2852390">
            <text:p>2852390</text:p>
          </table:table-cell>
          <table:table-cell office:value-type="float" office:value="2843940">
            <text:p>2843940</text:p>
          </table:table-cell>
          <table:table-cell office:value-type="float" office:value="2843570">
            <text:p>2843570</text:p>
          </table:table-cell>
          <table:table-cell table:formula="of:=AVERAGE([.B5];[.C5];[.D5];[.E5];[.F5])" office:value-type="float" office:value="2845659.2">
            <text:p>2845659.2</text:p>
          </table:table-cell>
          <table:table-cell office:value-type="float" office:value="1305527">
            <text:p>1305527</text:p>
          </table:table-cell>
          <table:table-cell office:value-type="float" office:value="1302936">
            <text:p>1302936</text:p>
          </table:table-cell>
          <table:table-cell office:value-type="float" office:value="1310533">
            <text:p>1310533</text:p>
          </table:table-cell>
          <table:table-cell office:value-type="float" office:value="1297923">
            <text:p>1297923</text:p>
          </table:table-cell>
          <table:table-cell office:value-type="float" office:value="1300764">
            <text:p>1300764</text:p>
          </table:table-cell>
          <table:table-cell table:formula="of:=AVERAGE([.H5];[.I5];[.J5];[.K5];[.L5])" office:value-type="float" office:value="1303536.6">
            <text:p>1303536.6</text:p>
          </table:table-cell>
          <table:table-cell office:value-type="float" office:value="819604">
            <text:p>819604</text:p>
          </table:table-cell>
          <table:table-cell office:value-type="float" office:value="857331">
            <text:p>857331</text:p>
          </table:table-cell>
          <table:table-cell office:value-type="float" office:value="811735">
            <text:p>811735</text:p>
          </table:table-cell>
          <table:table-cell office:value-type="float" office:value="810999">
            <text:p>810999</text:p>
          </table:table-cell>
          <table:table-cell office:value-type="float" office:value="814498">
            <text:p>814498</text:p>
          </table:table-cell>
          <table:table-cell table:formula="of:=AVERAGE([.N5];[.O5];[.P5];[.Q5];[.R5])" office:value-type="float" office:value="822833.4">
            <text:p>822833.4</text:p>
          </table:table-cell>
          <table:table-cell office:value-type="float" office:value="40">
            <text:p>40</text:p>
          </table:table-cell>
          <table:table-cell table:formula="of:=[.G5]/[.M5]" office:value-type="float" office:value="2.18302976686654">
            <text:p>2.1830297669</text:p>
          </table:table-cell>
          <table:table-cell table:formula="of:=[.G5]/[.S5]" office:value-type="float" office:value="3.45836617716296">
            <text:p>3.45836617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88195">
            <text:p>3288195</text:p>
          </table:table-cell>
          <table:table-cell office:value-type="float" office:value="3298143">
            <text:p>3298143</text:p>
          </table:table-cell>
          <table:table-cell office:value-type="float" office:value="3273721">
            <text:p>3273721</text:p>
          </table:table-cell>
          <table:table-cell office:value-type="float" office:value="3282583">
            <text:p>3282583</text:p>
          </table:table-cell>
          <table:table-cell office:value-type="float" office:value="3278959">
            <text:p>3278959</text:p>
          </table:table-cell>
          <table:table-cell table:formula="of:=AVERAGE([.B6];[.C6];[.D6];[.E6];[.F6])" office:value-type="float" office:value="3284320.2">
            <text:p>3284320.2</text:p>
          </table:table-cell>
          <table:table-cell office:value-type="float" office:value="1529554">
            <text:p>1529554</text:p>
          </table:table-cell>
          <table:table-cell office:value-type="float" office:value="1519218">
            <text:p>1519218</text:p>
          </table:table-cell>
          <table:table-cell office:value-type="float" office:value="1525979">
            <text:p>1525979</text:p>
          </table:table-cell>
          <table:table-cell office:value-type="float" office:value="1526221">
            <text:p>1526221</text:p>
          </table:table-cell>
          <table:table-cell office:value-type="float" office:value="1528061">
            <text:p>1528061</text:p>
          </table:table-cell>
          <table:table-cell table:formula="of:=AVERAGE([.H6];[.I6];[.J6];[.K6];[.L6])" office:value-type="float" office:value="1525806.6">
            <text:p>1525806.6</text:p>
          </table:table-cell>
          <table:table-cell office:value-type="float" office:value="937687">
            <text:p>937687</text:p>
          </table:table-cell>
          <table:table-cell office:value-type="float" office:value="936831">
            <text:p>936831</text:p>
          </table:table-cell>
          <table:table-cell office:value-type="float" office:value="937567">
            <text:p>937567</text:p>
          </table:table-cell>
          <table:table-cell office:value-type="float" office:value="943440">
            <text:p>943440</text:p>
          </table:table-cell>
          <table:table-cell office:value-type="float" office:value="938070">
            <text:p>938070</text:p>
          </table:table-cell>
          <table:table-cell table:formula="of:=AVERAGE([.N6];[.O6];[.P6];[.Q6];[.R6])" office:value-type="float" office:value="938719">
            <text:p>938719</text:p>
          </table:table-cell>
          <table:table-cell office:value-type="float" office:value="50">
            <text:p>50</text:p>
          </table:table-cell>
          <table:table-cell table:formula="of:=[.G6]/[.M6]" office:value-type="float" office:value="2.15251408664768">
            <text:p>2.1525140866</text:p>
          </table:table-cell>
          <table:table-cell table:formula="of:=[.G6]/[.S6]" office:value-type="float" office:value="3.49872560372167">
            <text:p>3.49872560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19374">
            <text:p>3719374</text:p>
          </table:table-cell>
          <table:table-cell office:value-type="float" office:value="3714283">
            <text:p>3714283</text:p>
          </table:table-cell>
          <table:table-cell office:value-type="float" office:value="3717445">
            <text:p>3717445</text:p>
          </table:table-cell>
          <table:table-cell office:value-type="float" office:value="3724647">
            <text:p>3724647</text:p>
          </table:table-cell>
          <table:table-cell office:value-type="float" office:value="3711120">
            <text:p>3711120</text:p>
          </table:table-cell>
          <table:table-cell table:formula="of:=AVERAGE([.B7];[.C7];[.D7];[.E7];[.F7])" office:value-type="float" office:value="3717373.8">
            <text:p>3717373.8</text:p>
          </table:table-cell>
          <table:table-cell office:value-type="float" office:value="1754062">
            <text:p>1754062</text:p>
          </table:table-cell>
          <table:table-cell office:value-type="float" office:value="1745822">
            <text:p>1745822</text:p>
          </table:table-cell>
          <table:table-cell office:value-type="float" office:value="1748092">
            <text:p>1748092</text:p>
          </table:table-cell>
          <table:table-cell office:value-type="float" office:value="1754928">
            <text:p>1754928</text:p>
          </table:table-cell>
          <table:table-cell office:value-type="float" office:value="1750900">
            <text:p>1750900</text:p>
          </table:table-cell>
          <table:table-cell table:formula="of:=AVERAGE([.H7];[.I7];[.J7];[.K7];[.L7])" office:value-type="float" office:value="1750760.8">
            <text:p>1750760.8</text:p>
          </table:table-cell>
          <table:table-cell office:value-type="float" office:value="1071121">
            <text:p>1071121</text:p>
          </table:table-cell>
          <table:table-cell office:value-type="float" office:value="1066304">
            <text:p>1066304</text:p>
          </table:table-cell>
          <table:table-cell office:value-type="float" office:value="1083710">
            <text:p>1083710</text:p>
          </table:table-cell>
          <table:table-cell office:value-type="float" office:value="1067951">
            <text:p>1067951</text:p>
          </table:table-cell>
          <table:table-cell office:value-type="float" office:value="1066640">
            <text:p>1066640</text:p>
          </table:table-cell>
          <table:table-cell table:formula="of:=AVERAGE([.N7];[.O7];[.P7];[.Q7];[.R7])" office:value-type="float" office:value="1071145.2">
            <text:p>1071145.2</text:p>
          </table:table-cell>
          <table:table-cell office:value-type="float" office:value="60">
            <text:p>60</text:p>
          </table:table-cell>
          <table:table-cell table:formula="of:=[.G7]/[.M7]" office:value-type="float" office:value="2.12329051461513">
            <text:p>2.1232905146</text:p>
          </table:table-cell>
          <table:table-cell table:formula="of:=[.G7]/[.S7]" office:value-type="float" office:value="3.47046674904579">
            <text:p>3.4704667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93453">
            <text:p>4193453</text:p>
          </table:table-cell>
          <table:table-cell office:value-type="float" office:value="4188810">
            <text:p>4188810</text:p>
          </table:table-cell>
          <table:table-cell office:value-type="float" office:value="4153332">
            <text:p>4153332</text:p>
          </table:table-cell>
          <table:table-cell office:value-type="float" office:value="4168702">
            <text:p>4168702</text:p>
          </table:table-cell>
          <table:table-cell office:value-type="float" office:value="4176431">
            <text:p>4176431</text:p>
          </table:table-cell>
          <table:table-cell table:formula="of:=AVERAGE([.B8];[.C8];[.D8];[.E8];[.F8])" office:value-type="float" office:value="4176145.6">
            <text:p>4176145.6</text:p>
          </table:table-cell>
          <table:table-cell office:value-type="float" office:value="1978615">
            <text:p>1978615</text:p>
          </table:table-cell>
          <table:table-cell office:value-type="float" office:value="1977422">
            <text:p>1977422</text:p>
          </table:table-cell>
          <table:table-cell office:value-type="float" office:value="2008626">
            <text:p>2008626</text:p>
          </table:table-cell>
          <table:table-cell office:value-type="float" office:value="1994157">
            <text:p>1994157</text:p>
          </table:table-cell>
          <table:table-cell office:value-type="float" office:value="1982464">
            <text:p>1982464</text:p>
          </table:table-cell>
          <table:table-cell table:formula="of:=AVERAGE([.H8];[.I8];[.J8];[.K8];[.L8])" office:value-type="float" office:value="1988256.8">
            <text:p>1988256.8</text:p>
          </table:table-cell>
          <table:table-cell office:value-type="float" office:value="1198576">
            <text:p>1198576</text:p>
          </table:table-cell>
          <table:table-cell office:value-type="float" office:value="1198400">
            <text:p>1198400</text:p>
          </table:table-cell>
          <table:table-cell office:value-type="float" office:value="1198437">
            <text:p>1198437</text:p>
          </table:table-cell>
          <table:table-cell office:value-type="float" office:value="1199846">
            <text:p>1199846</text:p>
          </table:table-cell>
          <table:table-cell office:value-type="float" office:value="1198916">
            <text:p>1198916</text:p>
          </table:table-cell>
          <table:table-cell table:formula="of:=AVERAGE([.N8];[.O8];[.P8];[.Q8];[.R8])" office:value-type="float" office:value="1198835">
            <text:p>1198835</text:p>
          </table:table-cell>
          <table:table-cell office:value-type="float" office:value="70">
            <text:p>70</text:p>
          </table:table-cell>
          <table:table-cell table:formula="of:=[.G8]/[.M8]" office:value-type="float" office:value="2.10040554117557">
            <text:p>2.1004055412</text:p>
          </table:table-cell>
          <table:table-cell table:formula="of:=[.G8]/[.S8]" office:value-type="float" office:value="3.48350323439005">
            <text:p>3.48350323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80670">
            <text:p>4680670</text:p>
          </table:table-cell>
          <table:table-cell office:value-type="float" office:value="4682553">
            <text:p>4682553</text:p>
          </table:table-cell>
          <table:table-cell office:value-type="float" office:value="4602108">
            <text:p>4602108</text:p>
          </table:table-cell>
          <table:table-cell office:value-type="float" office:value="4669916">
            <text:p>4669916</text:p>
          </table:table-cell>
          <table:table-cell office:value-type="float" office:value="4657530">
            <text:p>4657530</text:p>
          </table:table-cell>
          <table:table-cell table:formula="of:=AVERAGE([.B9];[.C9];[.D9];[.E9];[.F9])" office:value-type="float" office:value="4658555.4">
            <text:p>4658555.4</text:p>
          </table:table-cell>
          <table:table-cell office:value-type="float" office:value="2231363">
            <text:p>2231363</text:p>
          </table:table-cell>
          <table:table-cell office:value-type="float" office:value="2318456">
            <text:p>2318456</text:p>
          </table:table-cell>
          <table:table-cell office:value-type="float" office:value="2204914">
            <text:p>2204914</text:p>
          </table:table-cell>
          <table:table-cell office:value-type="float" office:value="2210126">
            <text:p>2210126</text:p>
          </table:table-cell>
          <table:table-cell office:value-type="float" office:value="2213903">
            <text:p>2213903</text:p>
          </table:table-cell>
          <table:table-cell table:formula="of:=AVERAGE([.H9];[.I9];[.J9];[.K9];[.L9])" office:value-type="float" office:value="2235752.4">
            <text:p>2235752.4</text:p>
          </table:table-cell>
          <table:table-cell office:value-type="float" office:value="1324879">
            <text:p>1324879</text:p>
          </table:table-cell>
          <table:table-cell office:value-type="float" office:value="1323892">
            <text:p>1323892</text:p>
          </table:table-cell>
          <table:table-cell office:value-type="float" office:value="1325681">
            <text:p>1325681</text:p>
          </table:table-cell>
          <table:table-cell office:value-type="float" office:value="1356946">
            <text:p>1356946</text:p>
          </table:table-cell>
          <table:table-cell office:value-type="float" office:value="1324248">
            <text:p>1324248</text:p>
          </table:table-cell>
          <table:table-cell table:formula="of:=AVERAGE([.N9];[.O9];[.P9];[.Q9];[.R9])" office:value-type="float" office:value="1331129.2">
            <text:p>1331129.2</text:p>
          </table:table-cell>
          <table:table-cell office:value-type="float" office:value="80">
            <text:p>80</text:p>
          </table:table-cell>
          <table:table-cell table:formula="of:=[.G9]/[.M9]" office:value-type="float" office:value="2.08366337882495">
            <text:p>2.0836633788</text:p>
          </table:table-cell>
          <table:table-cell table:formula="of:=[.G9]/[.S9]" office:value-type="float" office:value="3.49970190722283">
            <text:p>3.49970190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48920">
            <text:p>5048920</text:p>
          </table:table-cell>
          <table:table-cell office:value-type="float" office:value="5005547">
            <text:p>5005547</text:p>
          </table:table-cell>
          <table:table-cell office:value-type="float" office:value="5103802">
            <text:p>5103802</text:p>
          </table:table-cell>
          <table:table-cell office:value-type="float" office:value="5077010">
            <text:p>5077010</text:p>
          </table:table-cell>
          <table:table-cell office:value-type="float" office:value="5048523">
            <text:p>5048523</text:p>
          </table:table-cell>
          <table:table-cell table:formula="of:=AVERAGE([.B10];[.C10];[.D10];[.E10];[.F10])" office:value-type="float" office:value="5056760.4">
            <text:p>5056760.4</text:p>
          </table:table-cell>
          <table:table-cell office:value-type="float" office:value="2413381">
            <text:p>2413381</text:p>
          </table:table-cell>
          <table:table-cell office:value-type="float" office:value="2433801">
            <text:p>2433801</text:p>
          </table:table-cell>
          <table:table-cell office:value-type="float" office:value="2436493">
            <text:p>2436493</text:p>
          </table:table-cell>
          <table:table-cell office:value-type="float" office:value="2426867">
            <text:p>2426867</text:p>
          </table:table-cell>
          <table:table-cell office:value-type="float" office:value="2417407">
            <text:p>2417407</text:p>
          </table:table-cell>
          <table:table-cell table:formula="of:=AVERAGE([.H10];[.I10];[.J10];[.K10];[.L10])" office:value-type="float" office:value="2425589.8">
            <text:p>2425589.8</text:p>
          </table:table-cell>
          <table:table-cell office:value-type="float" office:value="1447238">
            <text:p>1447238</text:p>
          </table:table-cell>
          <table:table-cell office:value-type="float" office:value="1447544">
            <text:p>1447544</text:p>
          </table:table-cell>
          <table:table-cell office:value-type="float" office:value="1446103">
            <text:p>1446103</text:p>
          </table:table-cell>
          <table:table-cell office:value-type="float" office:value="1447324">
            <text:p>1447324</text:p>
          </table:table-cell>
          <table:table-cell office:value-type="float" office:value="1446360">
            <text:p>1446360</text:p>
          </table:table-cell>
          <table:table-cell table:formula="of:=AVERAGE([.N10];[.O10];[.P10];[.Q10];[.R10])" office:value-type="float" office:value="1446913.8">
            <text:p>1446913.8</text:p>
          </table:table-cell>
          <table:table-cell office:value-type="float" office:value="90">
            <text:p>90</text:p>
          </table:table-cell>
          <table:table-cell table:formula="of:=[.G10]/[.M10]" office:value-type="float" office:value="2.08475497382121">
            <text:p>2.0847549738</text:p>
          </table:table-cell>
          <table:table-cell table:formula="of:=[.G10]/[.S10]" office:value-type="float" office:value="3.49485947262373">
            <text:p>3.49485947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49771">
            <text:p>5449771</text:p>
          </table:table-cell>
          <table:table-cell office:value-type="float" office:value="5463252">
            <text:p>5463252</text:p>
          </table:table-cell>
          <table:table-cell office:value-type="float" office:value="5505260">
            <text:p>5505260</text:p>
          </table:table-cell>
          <table:table-cell office:value-type="float" office:value="5483637">
            <text:p>5483637</text:p>
          </table:table-cell>
          <table:table-cell office:value-type="float" office:value="5481857">
            <text:p>5481857</text:p>
          </table:table-cell>
          <table:table-cell table:formula="of:=AVERAGE([.B11];[.C11];[.D11];[.E11];[.F11])" office:value-type="float" office:value="5476755.4">
            <text:p>5476755.4</text:p>
          </table:table-cell>
          <table:table-cell office:value-type="float" office:value="2633581">
            <text:p>2633581</text:p>
          </table:table-cell>
          <table:table-cell office:value-type="float" office:value="2631541">
            <text:p>2631541</text:p>
          </table:table-cell>
          <table:table-cell office:value-type="float" office:value="2669795">
            <text:p>2669795</text:p>
          </table:table-cell>
          <table:table-cell office:value-type="float" office:value="2630725">
            <text:p>2630725</text:p>
          </table:table-cell>
          <table:table-cell office:value-type="float" office:value="2626705">
            <text:p>2626705</text:p>
          </table:table-cell>
          <table:table-cell table:formula="of:=AVERAGE([.H11];[.I11];[.J11];[.K11];[.L11])" office:value-type="float" office:value="2638469.4">
            <text:p>2638469.4</text:p>
          </table:table-cell>
          <table:table-cell office:value-type="float" office:value="1566963">
            <text:p>1566963</text:p>
          </table:table-cell>
          <table:table-cell office:value-type="float" office:value="1567839">
            <text:p>1567839</text:p>
          </table:table-cell>
          <table:table-cell office:value-type="float" office:value="1599657">
            <text:p>1599657</text:p>
          </table:table-cell>
          <table:table-cell office:value-type="float" office:value="1577806">
            <text:p>1577806</text:p>
          </table:table-cell>
          <table:table-cell office:value-type="float" office:value="1567504">
            <text:p>1567504</text:p>
          </table:table-cell>
          <table:table-cell table:formula="of:=AVERAGE([.N11];[.O11];[.P11];[.Q11];[.R11])" office:value-type="float" office:value="1575953.8">
            <text:p>1575953.8</text:p>
          </table:table-cell>
          <table:table-cell office:value-type="float" office:value="100">
            <text:p>100</text:p>
          </table:table-cell>
          <table:table-cell table:formula="of:=[.G11]/[.M11]" office:value-type="float" office:value="2.07573201341657">
            <text:p>2.0757320134</text:p>
          </table:table-cell>
          <table:table-cell table:formula="of:=[.G11]/[.S11]" office:value-type="float" office:value="3.47520047859271">
            <text:p>3.47520047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17760">
            <text:p>5917760</text:p>
          </table:table-cell>
          <table:table-cell office:value-type="float" office:value="5902811">
            <text:p>5902811</text:p>
          </table:table-cell>
          <table:table-cell office:value-type="float" office:value="5857311">
            <text:p>5857311</text:p>
          </table:table-cell>
          <table:table-cell office:value-type="float" office:value="5931582">
            <text:p>5931582</text:p>
          </table:table-cell>
          <table:table-cell office:value-type="float" office:value="5914226">
            <text:p>5914226</text:p>
          </table:table-cell>
          <table:table-cell table:formula="of:=AVERAGE([.B12];[.C12];[.D12];[.E12];[.F12])" office:value-type="float" office:value="5904738">
            <text:p>5904738</text:p>
          </table:table-cell>
          <table:table-cell office:value-type="float" office:value="2858028">
            <text:p>2858028</text:p>
          </table:table-cell>
          <table:table-cell office:value-type="float" office:value="2849173">
            <text:p>2849173</text:p>
          </table:table-cell>
          <table:table-cell office:value-type="float" office:value="2899716">
            <text:p>2899716</text:p>
          </table:table-cell>
          <table:table-cell office:value-type="float" office:value="2855464">
            <text:p>2855464</text:p>
          </table:table-cell>
          <table:table-cell office:value-type="float" office:value="2845258">
            <text:p>2845258</text:p>
          </table:table-cell>
          <table:table-cell table:formula="of:=AVERAGE([.H12];[.I12];[.J12];[.K12];[.L12])" office:value-type="float" office:value="2861527.8">
            <text:p>2861527.8</text:p>
          </table:table-cell>
          <table:table-cell office:value-type="float" office:value="1694553">
            <text:p>1694553</text:p>
          </table:table-cell>
          <table:table-cell office:value-type="float" office:value="1689138">
            <text:p>1689138</text:p>
          </table:table-cell>
          <table:table-cell office:value-type="float" office:value="1688976">
            <text:p>1688976</text:p>
          </table:table-cell>
          <table:table-cell office:value-type="float" office:value="1689546">
            <text:p>1689546</text:p>
          </table:table-cell>
          <table:table-cell office:value-type="float" office:value="1689549">
            <text:p>1689549</text:p>
          </table:table-cell>
          <table:table-cell table:formula="of:=AVERAGE([.N12];[.O12];[.P12];[.Q12];[.R12])" office:value-type="float" office:value="1690352.4">
            <text:p>1690352.4</text:p>
          </table:table-cell>
          <table:table-cell office:value-type="float" office:value="110">
            <text:p>110</text:p>
          </table:table-cell>
          <table:table-cell table:formula="of:=[.G12]/[.M12]" office:value-type="float" office:value="2.06349139784698">
            <text:p>2.0634913978</text:p>
          </table:table-cell>
          <table:table-cell table:formula="of:=[.G12]/[.S12]" office:value-type="float" office:value="3.49319940623032">
            <text:p>3.49319940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332838">
            <text:p>6332838</text:p>
          </table:table-cell>
          <table:table-cell office:value-type="float" office:value="6343286">
            <text:p>6343286</text:p>
          </table:table-cell>
          <table:table-cell office:value-type="float" office:value="6279153">
            <text:p>6279153</text:p>
          </table:table-cell>
          <table:table-cell office:value-type="float" office:value="6354575">
            <text:p>6354575</text:p>
          </table:table-cell>
          <table:table-cell office:value-type="float" office:value="6349563">
            <text:p>6349563</text:p>
          </table:table-cell>
          <table:table-cell table:formula="of:=AVERAGE([.B13];[.C13];[.D13];[.E13];[.F13])" office:value-type="float" office:value="6331883">
            <text:p>6331883</text:p>
          </table:table-cell>
          <table:table-cell office:value-type="float" office:value="3080860">
            <text:p>3080860</text:p>
          </table:table-cell>
          <table:table-cell office:value-type="float" office:value="3062367">
            <text:p>3062367</text:p>
          </table:table-cell>
          <table:table-cell office:value-type="float" office:value="3069868">
            <text:p>3069868</text:p>
          </table:table-cell>
          <table:table-cell office:value-type="float" office:value="3065253">
            <text:p>3065253</text:p>
          </table:table-cell>
          <table:table-cell office:value-type="float" office:value="3131558">
            <text:p>3131558</text:p>
          </table:table-cell>
          <table:table-cell table:formula="of:=AVERAGE([.H13];[.I13];[.J13];[.K13];[.L13])" office:value-type="float" office:value="3081981.2">
            <text:p>3081981.2</text:p>
          </table:table-cell>
          <table:table-cell office:value-type="float" office:value="1857137">
            <text:p>1857137</text:p>
          </table:table-cell>
          <table:table-cell office:value-type="float" office:value="1812309">
            <text:p>1812309</text:p>
          </table:table-cell>
          <table:table-cell office:value-type="float" office:value="1812659">
            <text:p>1812659</text:p>
          </table:table-cell>
          <table:table-cell office:value-type="float" office:value="1812047">
            <text:p>1812047</text:p>
          </table:table-cell>
          <table:table-cell office:value-type="float" office:value="1812408">
            <text:p>1812408</text:p>
          </table:table-cell>
          <table:table-cell table:formula="of:=AVERAGE([.N13];[.O13];[.P13];[.Q13];[.R13])" office:value-type="float" office:value="1821312">
            <text:p>1821312</text:p>
          </table:table-cell>
          <table:table-cell office:value-type="float" office:value="120">
            <text:p>120</text:p>
          </table:table-cell>
          <table:table-cell table:formula="of:=[.G13]/[.M13]" office:value-type="float" office:value="2.05448462826444">
            <text:p>2.0544846283</text:p>
          </table:table-cell>
          <table:table-cell table:formula="of:=[.G13]/[.S13]" office:value-type="float" office:value="3.47655042079556">
            <text:p>3.4765504208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0"/>
          <table:table-cell table:formula="of:=AVERAGE([.U2:.U13])" office:value-type="float" office:value="2.16264301963262">
            <text:p>2.1626430196</text:p>
          </table:table-cell>
          <table:table-cell table:formula="of:=AVERAGE([.V2:.V13])" office:value-type="float" office:value="3.48191433988677">
            <text:p>3.4819143399</text:p>
          </table:table-cell>
        </table:table-row>
      </table:table>
      <table:table table:name="trace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T_id 0</text:p>
          </table:table-cell>
          <table:table-cell table:number-columns-repeated="8"/>
        </table:table-row>
        <table:table-row table:style-name="ro1">
          <table:table-cell office:value-type="string">
            <text:p>time</text:p>
          </table:table-cell>
          <table:table-cell office:value-type="string">
            <text:p>victim</text:p>
          </table:table-cell>
          <table:table-cell office:value-type="string">
            <text:p>steal count</text:p>
          </table:table-cell>
          <table:table-cell office:value-type="string">
            <text:p>failure count</text:p>
          </table:table-cell>
          <table:table-cell table:number-columns-repeated="3"/>
          <table:table-cell office:value-type="string">
            <text:p>steal count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office:value-type="float" office:value="404182">
            <text:p>404182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4182">
            <text:p>404182</text:p>
          </table:table-cell>
          <table:table-cell office:value-type="float" office:value="408">
            <text:p>408</text:p>
          </table:table-cell>
          <table:table-cell table:formula="of:=[.G3]/1000000" office:value-type="float" office:value="0.404182">
            <text:p>0.40418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1090359">
            <text:p>1090359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90359">
            <text:p>1090359</text:p>
          </table:table-cell>
          <table:table-cell office:value-type="float" office:value="107">
            <text:p>107</text:p>
          </table:table-cell>
          <table:table-cell table:formula="of:=[.G4]/1000000" office:value-type="float" office:value="1.090359">
            <text:p>1.09035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375208">
            <text:p>1375208</text:p>
          </table:table-cell>
          <table:table-cell office:value-type="float" office:value="2">
            <text:p>2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75208">
            <text:p>1375208</text:p>
          </table:table-cell>
          <table:table-cell office:value-type="float" office:value="483">
            <text:p>483</text:p>
          </table:table-cell>
          <table:table-cell table:formula="of:=[.G5]/1000000" office:value-type="float" office:value="1.375208">
            <text:p>1.375208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1544923">
            <text:p>1544923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44923">
            <text:p>1544923</text:p>
          </table:table-cell>
          <table:table-cell office:value-type="float" office:value="139">
            <text:p>139</text:p>
          </table:table-cell>
          <table:table-cell table:formula="of:=[.G6]/1000000" office:value-type="float" office:value="1.544923">
            <text:p>1.54492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625982">
            <text:p>1625982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5982">
            <text:p>1625982</text:p>
          </table:table-cell>
          <table:table-cell office:value-type="float" office:value="429">
            <text:p>429</text:p>
          </table:table-cell>
          <table:table-cell table:formula="of:=[.G7]/1000000" office:value-type="float" office:value="1.625982">
            <text:p>1.62598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978439">
            <text:p>1978439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39">
            <text:p>1978439</text:p>
          </table:table-cell>
          <table:table-cell/>
          <table:table-cell table:formula="of:=[.G8]/1000000" office:value-type="float" office:value="1.978439">
            <text:p>1.97843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1</text:p>
          </table:table-cell>
          <table:table-cell table:number-columns-repeated="8"/>
        </table:table-row>
        <table:table-row table:style-name="ro1">
          <table:table-cell office:value-type="float" office:value="1922202">
            <text:p>192220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22202">
            <text:p>1922202</text:p>
          </table:table-cell>
          <table:table-cell office:value-type="float" office:value="40">
            <text:p>40</text:p>
          </table:table-cell>
          <table:table-cell table:formula="of:=[.G11]/1000000" office:value-type="float" office:value="1.922202">
            <text:p>1.92220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8303">
            <text:p>19483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8303">
            <text:p>1948303</text:p>
          </table:table-cell>
          <table:table-cell office:value-type="float" office:value="4">
            <text:p>4</text:p>
          </table:table-cell>
          <table:table-cell table:formula="of:=[.G12]/1000000" office:value-type="float" office:value="1.948303">
            <text:p>1.9483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54789">
            <text:p>195478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4789">
            <text:p>1954789</text:p>
          </table:table-cell>
          <table:table-cell office:value-type="float" office:value="29">
            <text:p>29</text:p>
          </table:table-cell>
          <table:table-cell table:formula="of:=[.G13]/1000000" office:value-type="float" office:value="1.954789">
            <text:p>1.9547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78160">
            <text:p>1978160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160">
            <text:p>1978160</text:p>
          </table:table-cell>
          <table:table-cell/>
          <table:table-cell table:formula="of:=[.G14]/1000000" office:value-type="float" office:value="1.97816">
            <text:p>1.9781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2</text:p>
          </table:table-cell>
          <table:table-cell table:number-columns-repeated="8"/>
        </table:table-row>
        <table:table-row table:style-name="ro1">
          <table:table-cell office:value-type="float" office:value="937474">
            <text:p>937474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37474">
            <text:p>937474</text:p>
          </table:table-cell>
          <table:table-cell office:value-type="float" office:value="227">
            <text:p>227</text:p>
          </table:table-cell>
          <table:table-cell table:formula="of:=[.G17]/1000000" office:value-type="float" office:value="0.937474">
            <text:p>0.937474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362642">
            <text:p>1362642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62642">
            <text:p>1362642</text:p>
          </table:table-cell>
          <table:table-cell office:value-type="float" office:value="978">
            <text:p>978</text:p>
          </table:table-cell>
          <table:table-cell table:formula="of:=[.G18]/1000000" office:value-type="float" office:value="1.362642">
            <text:p>1.362642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1628855">
            <text:p>1628855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8855">
            <text:p>1628855</text:p>
          </table:table-cell>
          <table:table-cell office:value-type="float" office:value="106">
            <text:p>106</text:p>
          </table:table-cell>
          <table:table-cell table:formula="of:=[.G19]/1000000" office:value-type="float" office:value="1.628855">
            <text:p>1.62885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805224">
            <text:p>180522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05224">
            <text:p>1805224</text:p>
          </table:table-cell>
          <table:table-cell office:value-type="float" office:value="62">
            <text:p>62</text:p>
          </table:table-cell>
          <table:table-cell table:formula="of:=[.G20]/1000000" office:value-type="float" office:value="1.805224">
            <text:p>1.805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22743">
            <text:p>192274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22743">
            <text:p>1922743</text:p>
          </table:table-cell>
          <table:table-cell office:value-type="float" office:value="19">
            <text:p>19</text:p>
          </table:table-cell>
          <table:table-cell table:formula="of:=[.G21]/1000000" office:value-type="float" office:value="1.922743">
            <text:p>1.9227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6743">
            <text:p>194674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6743">
            <text:p>1946743</text:p>
          </table:table-cell>
          <table:table-cell office:value-type="float" office:value="10">
            <text:p>10</text:p>
          </table:table-cell>
          <table:table-cell table:formula="of:=[.G22]/1000000" office:value-type="float" office:value="1.946743">
            <text:p>1.9467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58254">
            <text:p>195825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8254">
            <text:p>1958254</text:p>
          </table:table-cell>
          <table:table-cell office:value-type="float" office:value="13">
            <text:p>13</text:p>
          </table:table-cell>
          <table:table-cell table:formula="of:=[.G23]/1000000" office:value-type="float" office:value="1.958254">
            <text:p>1.9582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493">
            <text:p>1978493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93">
            <text:p>1978493</text:p>
          </table:table-cell>
          <table:table-cell/>
          <table:table-cell table:formula="of:=[.G24]/1000000" office:value-type="float" office:value="1.978493">
            <text:p>1.97849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3</text:p>
          </table:table-cell>
          <table:table-cell table:number-columns-repeated="8"/>
        </table:table-row>
        <table:table-row table:style-name="ro1">
          <table:table-cell office:value-type="float" office:value="402418">
            <text:p>402418</text:p>
          </table:table-cell>
          <table:table-cell office:value-type="float" office:value="2">
            <text:p>2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2418">
            <text:p>402418</text:p>
          </table:table-cell>
          <table:table-cell office:value-type="float" office:value="818">
            <text:p>818</text:p>
          </table:table-cell>
          <table:table-cell table:formula="of:=[.G27]/1000000" office:value-type="float" office:value="0.402418">
            <text:p>0.402418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1626009">
            <text:p>1626009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6009">
            <text:p>1626009</text:p>
          </table:table-cell>
          <table:table-cell office:value-type="float" office:value="214">
            <text:p>214</text:p>
          </table:table-cell>
          <table:table-cell table:formula="of:=[.G28]/1000000" office:value-type="float" office:value="1.626009">
            <text:p>1.62600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815588">
            <text:p>181558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15588">
            <text:p>1815588</text:p>
          </table:table-cell>
          <table:table-cell office:value-type="float" office:value="153">
            <text:p>153</text:p>
          </table:table-cell>
          <table:table-cell table:formula="of:=[.G29]/1000000" office:value-type="float" office:value="1.815588">
            <text:p>1.81558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955573">
            <text:p>19555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5573">
            <text:p>1955573</text:p>
          </table:table-cell>
          <table:table-cell office:value-type="float" office:value="1">
            <text:p>1</text:p>
          </table:table-cell>
          <table:table-cell table:formula="of:=[.G30]/1000000" office:value-type="float" office:value="1.955573">
            <text:p>1.955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8113">
            <text:p>19581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58113">
            <text:p>1958113</text:p>
          </table:table-cell>
          <table:table-cell office:value-type="float" office:value="13">
            <text:p>13</text:p>
          </table:table-cell>
          <table:table-cell table:formula="of:=[.G31]/1000000" office:value-type="float" office:value="1.958113">
            <text:p>1.95811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682">
            <text:p>1978682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682">
            <text:p>1978682</text:p>
          </table:table-cell>
          <table:table-cell/>
          <table:table-cell table:formula="of:=[.G32]/1000000" office:value-type="float" office:value="1.978682">
            <text:p>1.97868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TRACE 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394992">
            <text:p>394992</text:p>
          </table:table-cell>
          <table:table-cell office:value-type="float" office:value="828">
            <text:p>828</text:p>
          </table:table-cell>
          <table:table-cell table:formula="of:=[.G36]/1000000" office:value-type="float" office:value="0.394992">
            <text:p>0.394992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411">
            <text:p>411</text:p>
          </table:table-cell>
          <table:table-cell table:formula="of:=[.G37]/1000000" office:value-type="float" office:value="0.398372">
            <text:p>0.398372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279">
            <text:p>279</text:p>
          </table:table-cell>
          <table:table-cell table:formula="of:=[.G38]/1000000" office:value-type="float" office:value="0.398372">
            <text:p>0.398372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937504">
            <text:p>937504</text:p>
          </table:table-cell>
          <table:table-cell office:value-type="float" office:value="111">
            <text:p>111</text:p>
          </table:table-cell>
          <table:table-cell table:formula="of:=[.G39]/1000000" office:value-type="float" office:value="0.937504">
            <text:p>0.93750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6"/>
          <table:table-cell office:value-type="float" office:value="1080165">
            <text:p>1080165</text:p>
          </table:table-cell>
          <table:table-cell office:value-type="float" office:value="988">
            <text:p>988</text:p>
          </table:table-cell>
          <table:table-cell table:formula="of:=[.G40]/1000000" office:value-type="float" office:value="1.080165">
            <text:p>1.080165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table:number-columns-repeated="6"/>
          <table:table-cell office:value-type="float" office:value="1371618">
            <text:p>1371618</text:p>
          </table:table-cell>
          <table:table-cell office:value-type="float" office:value="493">
            <text:p>493</text:p>
          </table:table-cell>
          <table:table-cell table:formula="of:=[.G41]/1000000" office:value-type="float" office:value="1.371618">
            <text:p>1.371618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number-columns-repeated="6"/>
          <table:table-cell office:value-type="float" office:value="1371842">
            <text:p>1371842</text:p>
          </table:table-cell>
          <table:table-cell office:value-type="float" office:value="149">
            <text:p>149</text:p>
          </table:table-cell>
          <table:table-cell table:formula="of:=[.G42]/1000000" office:value-type="float" office:value="1.371842">
            <text:p>1.3718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6"/>
          <table:table-cell office:value-type="float" office:value="1547596">
            <text:p>1547596</text:p>
          </table:table-cell>
          <table:table-cell office:value-type="float" office:value="17">
            <text:p>17</text:p>
          </table:table-cell>
          <table:table-cell table:formula="of:=[.G43]/1000000" office:value-type="float" office:value="1.547596">
            <text:p>1.54759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6"/>
          <table:table-cell office:value-type="float" office:value="1614901">
            <text:p>1614901</text:p>
          </table:table-cell>
          <table:table-cell office:value-type="float" office:value="438">
            <text:p>438</text:p>
          </table:table-cell>
          <table:table-cell table:formula="of:=[.G44]/1000000" office:value-type="float" office:value="1.614901">
            <text:p>1.614901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table:number-columns-repeated="6"/>
          <table:table-cell office:value-type="float" office:value="1624771">
            <text:p>1624771</text:p>
          </table:table-cell>
          <table:table-cell office:value-type="float" office:value="218">
            <text:p>218</text:p>
          </table:table-cell>
          <table:table-cell table:formula="of:=[.G45]/1000000" office:value-type="float" office:value="1.624771">
            <text:p>1.62477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table:number-columns-repeated="6"/>
          <table:table-cell office:value-type="float" office:value="1626099">
            <text:p>1626099</text:p>
          </table:table-cell>
          <table:table-cell office:value-type="float" office:value="105">
            <text:p>105</text:p>
          </table:table-cell>
          <table:table-cell table:formula="of:=[.G46]/1000000" office:value-type="float" office:value="1.626099">
            <text:p>1.62609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638522">
            <text:p>1638522</text:p>
          </table:table-cell>
          <table:table-cell office:value-type="float" office:value="159">
            <text:p>159</text:p>
          </table:table-cell>
          <table:table-cell table:formula="of:=[.G47]/1000000" office:value-type="float" office:value="1.638522">
            <text:p>1.638522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6"/>
          <table:table-cell office:value-type="float" office:value="1813775">
            <text:p>1813775</text:p>
          </table:table-cell>
          <table:table-cell office:value-type="float" office:value="60">
            <text:p>60</text:p>
          </table:table-cell>
          <table:table-cell table:formula="of:=[.G48]/1000000" office:value-type="float" office:value="1.813775">
            <text:p>1.81377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6"/>
          <table:table-cell office:value-type="float" office:value="1834656">
            <text:p>1834656</text:p>
          </table:table-cell>
          <table:table-cell office:value-type="float" office:value="33">
            <text:p>33</text:p>
          </table:table-cell>
          <table:table-cell table:formula="of:=[.G49]/1000000" office:value-type="float" office:value="1.834656">
            <text:p>1.8346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47938">
            <text:p>1947938</text:p>
          </table:table-cell>
          <table:table-cell office:value-type="float" office:value="33">
            <text:p>33</text:p>
          </table:table-cell>
          <table:table-cell table:formula="of:=[.G50]/1000000" office:value-type="float" office:value="1.947938">
            <text:p>1.94793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89960">
            <text:p>1989960</text:p>
          </table:table-cell>
          <table:table-cell office:value-type="float" office:value="3">
            <text:p>3</text:p>
          </table:table-cell>
          <table:table-cell table:formula="of:=[.G51]/1000000" office:value-type="float" office:value="1.98996">
            <text:p>1.98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2200">
            <text:p>1992200</text:p>
          </table:table-cell>
          <table:table-cell office:value-type="float" office:value="2">
            <text:p>2</text:p>
          </table:table-cell>
          <table:table-cell table:formula="of:=[.G52]/1000000" office:value-type="float" office:value="1.9922">
            <text:p>1.99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1783">
            <text:p>391783</text:p>
          </table:table-cell>
          <table:table-cell office:value-type="float" office:value="836">
            <text:p>836</text:p>
          </table:table-cell>
          <table:table-cell table:formula="of:=[.G55]/1000000" office:value-type="float" office:value="0.391783">
            <text:p>0.391783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table:number-columns-repeated="6"/>
          <table:table-cell office:value-type="float" office:value="392169">
            <text:p>392169</text:p>
          </table:table-cell>
          <table:table-cell office:value-type="float" office:value="417">
            <text:p>417</text:p>
          </table:table-cell>
          <table:table-cell table:formula="of:=[.G56]/1000000" office:value-type="float" office:value="0.392169">
            <text:p>0.392169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table:number-columns-repeated="6"/>
          <table:table-cell office:value-type="float" office:value="1282696">
            <text:p>1282696</text:p>
          </table:table-cell>
          <table:table-cell office:value-type="float" office:value="99">
            <text:p>99</text:p>
          </table:table-cell>
          <table:table-cell table:formula="of:=[.G57]/1000000" office:value-type="float" office:value="1.282696">
            <text:p>1.28269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6"/>
          <table:table-cell office:value-type="float" office:value="1434395">
            <text:p>1434395</text:p>
          </table:table-cell>
          <table:table-cell office:value-type="float" office:value="4">
            <text:p>4</text:p>
          </table:table-cell>
          <table:table-cell table:formula="of:=[.G58]/1000000" office:value-type="float" office:value="1.434395">
            <text:p>1.43439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441570">
            <text:p>1441570</text:p>
          </table:table-cell>
          <table:table-cell office:value-type="float" office:value="972">
            <text:p>972</text:p>
          </table:table-cell>
          <table:table-cell table:formula="of:=[.G59]/1000000" office:value-type="float" office:value="1.44157">
            <text:p>1.44157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table:number-columns-repeated="6"/>
          <table:table-cell office:value-type="float" office:value="1443006">
            <text:p>1443006</text:p>
          </table:table-cell>
          <table:table-cell office:value-type="float" office:value="5">
            <text:p>5</text:p>
          </table:table-cell>
          <table:table-cell table:formula="of:=[.G60]/1000000" office:value-type="float" office:value="1.443006">
            <text:p>1.44300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454219">
            <text:p>1454219</text:p>
          </table:table-cell>
          <table:table-cell office:value-type="float" office:value="480">
            <text:p>480</text:p>
          </table:table-cell>
          <table:table-cell table:formula="of:=[.G61]/1000000" office:value-type="float" office:value="1.454219">
            <text:p>1.45421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table:number-columns-repeated="6"/>
          <table:table-cell office:value-type="float" office:value="1454349">
            <text:p>1454349</text:p>
          </table:table-cell>
          <table:table-cell office:value-type="float" office:value="240">
            <text:p>240</text:p>
          </table:table-cell>
          <table:table-cell table:formula="of:=[.G62]/1000000" office:value-type="float" office:value="1.454349">
            <text:p>1.454349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6"/>
          <table:table-cell office:value-type="float" office:value="1598834">
            <text:p>1598834</text:p>
          </table:table-cell>
          <table:table-cell office:value-type="float" office:value="451">
            <text:p>451</text:p>
          </table:table-cell>
          <table:table-cell table:formula="of:=[.G63]/1000000" office:value-type="float" office:value="1.598834">
            <text:p>1.598834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table:number-columns-repeated="6"/>
          <table:table-cell office:value-type="float" office:value="1619543">
            <text:p>1619543</text:p>
          </table:table-cell>
          <table:table-cell office:value-type="float" office:value="222">
            <text:p>222</text:p>
          </table:table-cell>
          <table:table-cell table:formula="of:=[.G64]/1000000" office:value-type="float" office:value="1.619543">
            <text:p>1.61954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6"/>
          <table:table-cell office:value-type="float" office:value="1642090">
            <text:p>1642090</text:p>
          </table:table-cell>
          <table:table-cell office:value-type="float" office:value="104">
            <text:p>104</text:p>
          </table:table-cell>
          <table:table-cell table:formula="of:=[.G65]/1000000" office:value-type="float" office:value="1.64209">
            <text:p>1.6420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6"/>
          <table:table-cell office:value-type="float" office:value="1820800">
            <text:p>1820800</text:p>
          </table:table-cell>
          <table:table-cell office:value-type="float" office:value="63">
            <text:p>63</text:p>
          </table:table-cell>
          <table:table-cell table:formula="of:=[.G66]/1000000" office:value-type="float" office:value="1.8208">
            <text:p>1.820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29171">
            <text:p>1829171</text:p>
          </table:table-cell>
          <table:table-cell office:value-type="float" office:value="154">
            <text:p>154</text:p>
          </table:table-cell>
          <table:table-cell table:formula="of:=[.G67]/1000000" office:value-type="float" office:value="1.829171">
            <text:p>1.82917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number-columns-repeated="6"/>
          <table:table-cell office:value-type="float" office:value="1941302">
            <text:p>1941302</text:p>
          </table:table-cell>
          <table:table-cell office:value-type="float" office:value="38">
            <text:p>38</text:p>
          </table:table-cell>
          <table:table-cell table:formula="of:=[.G68]/1000000" office:value-type="float" office:value="1.941302">
            <text:p>1.94130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6"/>
          <table:table-cell office:value-type="float" office:value="1941815">
            <text:p>1941815</text:p>
          </table:table-cell>
          <table:table-cell office:value-type="float" office:value="18">
            <text:p>18</text:p>
          </table:table-cell>
          <table:table-cell table:formula="of:=[.G69]/1000000" office:value-type="float" office:value="1.941815">
            <text:p>1.9418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6"/>
          <table:table-cell office:value-type="float" office:value="1964420">
            <text:p>1964420</text:p>
          </table:table-cell>
          <table:table-cell office:value-type="float" office:value="9">
            <text:p>9</text:p>
          </table:table-cell>
          <table:table-cell table:formula="of:=[.G70]/1000000" office:value-type="float" office:value="1.96442">
            <text:p>1.9644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6"/>
          <table:table-cell office:value-type="float" office:value="1974760">
            <text:p>1974760</text:p>
          </table:table-cell>
          <table:table-cell office:value-type="float" office:value="27">
            <text:p>27</text:p>
          </table:table-cell>
          <table:table-cell table:formula="of:=[.G71]/1000000" office:value-type="float" office:value="1.97476">
            <text:p>1.9747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6"/>
          <table:table-cell office:value-type="float" office:value="1976160">
            <text:p>1976160</text:p>
          </table:table-cell>
          <table:table-cell office:value-type="float" office:value="12">
            <text:p>12</text:p>
          </table:table-cell>
          <table:table-cell table:formula="of:=[.G72]/1000000" office:value-type="float" office:value="1.97616">
            <text:p>1.976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6"/>
          <table:table-cell office:value-type="float" office:value="1976960">
            <text:p>1976960</text:p>
          </table:table-cell>
          <table:table-cell office:value-type="float" office:value="12">
            <text:p>12</text:p>
          </table:table-cell>
          <table:table-cell table:formula="of:=[.G73]/1000000" office:value-type="float" office:value="1.97696">
            <text:p>1.976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2779">
            <text:p>392779</text:p>
          </table:table-cell>
          <table:table-cell office:value-type="float" office:value="830">
            <text:p>830</text:p>
          </table:table-cell>
          <table:table-cell table:formula="of:=[.G76]/1000000" office:value-type="float" office:value="0.392779">
            <text:p>0.392779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table:number-columns-repeated="6"/>
          <table:table-cell office:value-type="float" office:value="413990">
            <text:p>413990</text:p>
          </table:table-cell>
          <table:table-cell office:value-type="float" office:value="400">
            <text:p>400</text:p>
          </table:table-cell>
          <table:table-cell table:formula="of:=[.G77]/1000000" office:value-type="float" office:value="0.41399">
            <text:p>0.41399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6"/>
          <table:table-cell office:value-type="float" office:value="937249">
            <text:p>937249</text:p>
          </table:table-cell>
          <table:table-cell office:value-type="float" office:value="279">
            <text:p>279</text:p>
          </table:table-cell>
          <table:table-cell table:formula="of:=[.G78]/1000000" office:value-type="float" office:value="0.937249">
            <text:p>0.937249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1114111">
            <text:p>1114111</text:p>
          </table:table-cell>
          <table:table-cell office:value-type="float" office:value="103">
            <text:p>103</text:p>
          </table:table-cell>
          <table:table-cell table:formula="of:=[.G79]/1000000" office:value-type="float" office:value="1.114111">
            <text:p>1.11411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6"/>
          <table:table-cell office:value-type="float" office:value="1380541">
            <text:p>1380541</text:p>
          </table:table-cell>
          <table:table-cell office:value-type="float" office:value="979">
            <text:p>979</text:p>
          </table:table-cell>
          <table:table-cell table:formula="of:=[.G80]/1000000" office:value-type="float" office:value="1.380541">
            <text:p>1.380541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table:number-columns-repeated="6"/>
          <table:table-cell office:value-type="float" office:value="1398529">
            <text:p>1398529</text:p>
          </table:table-cell>
          <table:table-cell office:value-type="float" office:value="481">
            <text:p>481</text:p>
          </table:table-cell>
          <table:table-cell table:formula="of:=[.G81]/1000000" office:value-type="float" office:value="1.398529">
            <text:p>1.398529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table:number-columns-repeated="6"/>
          <table:table-cell office:value-type="float" office:value="1567778">
            <text:p>1567778</text:p>
          </table:table-cell>
          <table:table-cell office:value-type="float" office:value="142">
            <text:p>142</text:p>
          </table:table-cell>
          <table:table-cell table:formula="of:=[.G82]/1000000" office:value-type="float" office:value="1.567778">
            <text:p>1.56777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6"/>
          <table:table-cell office:value-type="float" office:value="1603345">
            <text:p>1603345</text:p>
          </table:table-cell>
          <table:table-cell office:value-type="float" office:value="444">
            <text:p>444</text:p>
          </table:table-cell>
          <table:table-cell table:formula="of:=[.G83]/1000000" office:value-type="float" office:value="1.603345">
            <text:p>1.603345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50353">
            <text:p>1650353</text:p>
          </table:table-cell>
          <table:table-cell office:value-type="float" office:value="210">
            <text:p>210</text:p>
          </table:table-cell>
          <table:table-cell table:formula="of:=[.G84]/1000000" office:value-type="float" office:value="1.650353">
            <text:p>1.65035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6"/>
          <table:table-cell office:value-type="float" office:value="1653475">
            <text:p>1653475</text:p>
          </table:table-cell>
          <table:table-cell office:value-type="float" office:value="206">
            <text:p>206</text:p>
          </table:table-cell>
          <table:table-cell table:formula="of:=[.G85]/1000000" office:value-type="float" office:value="1.653475">
            <text:p>1.65347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number-columns-repeated="6"/>
          <table:table-cell office:value-type="float" office:value="1939271">
            <text:p>1939271</text:p>
          </table:table-cell>
          <table:table-cell office:value-type="float" office:value="30">
            <text:p>30</text:p>
          </table:table-cell>
          <table:table-cell table:formula="of:=[.G86]/1000000" office:value-type="float" office:value="1.939271">
            <text:p>1.93927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68563">
            <text:p>1968563</text:p>
          </table:table-cell>
          <table:table-cell office:value-type="float" office:value="17">
            <text:p>17</text:p>
          </table:table-cell>
          <table:table-cell table:formula="of:=[.G87]/1000000" office:value-type="float" office:value="1.968563">
            <text:p>1.96856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8278">
            <text:p>398278</text:p>
          </table:table-cell>
          <table:table-cell office:value-type="float" office:value="42">
            <text:p>42</text:p>
          </table:table-cell>
          <table:table-cell table:formula="of:=[.G90]/1000000" office:value-type="float" office:value="0.398278">
            <text:p>0.39827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6"/>
          <table:table-cell office:value-type="float" office:value="409559">
            <text:p>409559</text:p>
          </table:table-cell>
          <table:table-cell office:value-type="float" office:value="815">
            <text:p>815</text:p>
          </table:table-cell>
          <table:table-cell table:formula="of:=[.G91]/1000000" office:value-type="float" office:value="0.409559">
            <text:p>0.409559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table:number-columns-repeated="6"/>
          <table:table-cell office:value-type="float" office:value="409585">
            <text:p>409585</text:p>
          </table:table-cell>
          <table:table-cell office:value-type="float" office:value="335">
            <text:p>335</text:p>
          </table:table-cell>
          <table:table-cell table:formula="of:=[.G92]/1000000" office:value-type="float" office:value="0.409585">
            <text:p>0.409585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table:number-columns-repeated="6"/>
          <table:table-cell office:value-type="float" office:value="1281090">
            <text:p>1281090</text:p>
          </table:table-cell>
          <table:table-cell office:value-type="float" office:value="96">
            <text:p>96</text:p>
          </table:table-cell>
          <table:table-cell table:formula="of:=[.G93]/1000000" office:value-type="float" office:value="1.28109">
            <text:p>1.2810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number-columns-repeated="6"/>
          <table:table-cell office:value-type="float" office:value="1444172">
            <text:p>1444172</text:p>
          </table:table-cell>
          <table:table-cell office:value-type="float" office:value="3">
            <text:p>3</text:p>
          </table:table-cell>
          <table:table-cell table:formula="of:=[.G94]/1000000" office:value-type="float" office:value="1.444172">
            <text:p>1.44417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451722">
            <text:p>1451722</text:p>
          </table:table-cell>
          <table:table-cell office:value-type="float" office:value="962">
            <text:p>962</text:p>
          </table:table-cell>
          <table:table-cell table:formula="of:=[.G95]/1000000" office:value-type="float" office:value="1.451722">
            <text:p>1.451722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table:number-columns-repeated="6"/>
          <table:table-cell office:value-type="float" office:value="1453474">
            <text:p>1453474</text:p>
          </table:table-cell>
          <table:table-cell office:value-type="float" office:value="6">
            <text:p>6</text:p>
          </table:table-cell>
          <table:table-cell table:formula="of:=[.G96]/1000000" office:value-type="float" office:value="1.453474">
            <text:p>1.45347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6"/>
          <table:table-cell office:value-type="float" office:value="1470310">
            <text:p>1470310</text:p>
          </table:table-cell>
          <table:table-cell office:value-type="float" office:value="472">
            <text:p>472</text:p>
          </table:table-cell>
          <table:table-cell table:formula="of:=[.G97]/1000000" office:value-type="float" office:value="1.47031">
            <text:p>1.4703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table:number-columns-repeated="6"/>
          <table:table-cell office:value-type="float" office:value="1472355">
            <text:p>1472355</text:p>
          </table:table-cell>
          <table:table-cell office:value-type="float" office:value="235">
            <text:p>235</text:p>
          </table:table-cell>
          <table:table-cell table:formula="of:=[.G98]/1000000" office:value-type="float" office:value="1.472355">
            <text:p>1.47235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table:number-columns-repeated="6"/>
          <table:table-cell office:value-type="float" office:value="1619922">
            <text:p>1619922</text:p>
          </table:table-cell>
          <table:table-cell office:value-type="float" office:value="444">
            <text:p>444</text:p>
          </table:table-cell>
          <table:table-cell table:formula="of:=[.G99]/1000000" office:value-type="float" office:value="1.619922">
            <text:p>1.61992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37169">
            <text:p>1637169</text:p>
          </table:table-cell>
          <table:table-cell office:value-type="float" office:value="217">
            <text:p>217</text:p>
          </table:table-cell>
          <table:table-cell table:formula="of:=[.G100]/1000000" office:value-type="float" office:value="1.637169">
            <text:p>1.637169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number-columns-repeated="6"/>
          <table:table-cell office:value-type="float" office:value="1646563">
            <text:p>1646563</text:p>
          </table:table-cell>
          <table:table-cell office:value-type="float" office:value="105">
            <text:p>105</text:p>
          </table:table-cell>
          <table:table-cell table:formula="of:=[.G101]/1000000" office:value-type="float" office:value="1.646563">
            <text:p>1.64656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821188">
            <text:p>1821188</text:p>
          </table:table-cell>
          <table:table-cell office:value-type="float" office:value="63">
            <text:p>63</text:p>
          </table:table-cell>
          <table:table-cell table:formula="of:=[.G102]/1000000" office:value-type="float" office:value="1.821188">
            <text:p>1.8211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38476">
            <text:p>1838476</text:p>
          </table:table-cell>
          <table:table-cell office:value-type="float" office:value="151">
            <text:p>151</text:p>
          </table:table-cell>
          <table:table-cell table:formula="of:=[.G103]/1000000" office:value-type="float" office:value="1.838476">
            <text:p>1.83847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number-columns-repeated="6"/>
          <table:table-cell office:value-type="float" office:value="1940527">
            <text:p>1940527</text:p>
          </table:table-cell>
          <table:table-cell office:value-type="float" office:value="40">
            <text:p>40</text:p>
          </table:table-cell>
          <table:table-cell table:formula="of:=[.G104]/1000000" office:value-type="float" office:value="1.940527">
            <text:p>1.9405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6"/>
          <table:table-cell office:value-type="float" office:value="1941070">
            <text:p>1941070</text:p>
          </table:table-cell>
          <table:table-cell office:value-type="float" office:value="19">
            <text:p>19</text:p>
          </table:table-cell>
          <table:table-cell table:formula="of:=[.G105]/1000000" office:value-type="float" office:value="1.94107">
            <text:p>1.9410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6"/>
          <table:table-cell office:value-type="float" office:value="1964513">
            <text:p>1964513</text:p>
          </table:table-cell>
          <table:table-cell office:value-type="float" office:value="10">
            <text:p>10</text:p>
          </table:table-cell>
          <table:table-cell table:formula="of:=[.G106]/1000000" office:value-type="float" office:value="1.964513">
            <text:p>1.9645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65998">
            <text:p>1965998</text:p>
          </table:table-cell>
          <table:table-cell office:value-type="float" office:value="4">
            <text:p>4</text:p>
          </table:table-cell>
          <table:table-cell table:formula="of:=[.G107]/1000000" office:value-type="float" office:value="1.965998">
            <text:p>1.965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972272">
            <text:p>1972272</text:p>
          </table:table-cell>
          <table:table-cell office:value-type="float" office:value="30">
            <text:p>30</text:p>
          </table:table-cell>
          <table:table-cell table:formula="of:=[.G108]/1000000" office:value-type="float" office:value="1.972272">
            <text:p>1.97227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72333">
            <text:p>1972333</text:p>
          </table:table-cell>
          <table:table-cell office:value-type="float" office:value="14">
            <text:p>14</text:p>
          </table:table-cell>
          <table:table-cell table:formula="of:=[.G109]/1000000" office:value-type="float" office:value="1.972333">
            <text:p>1.9723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6"/>
          <table:table-cell office:value-type="float" office:value="1978149">
            <text:p>1978149</text:p>
          </table:table-cell>
          <table:table-cell office:value-type="float" office:value="5">
            <text:p>5</text:p>
          </table:table-cell>
          <table:table-cell table:formula="of:=[.G110]/1000000" office:value-type="float" office:value="1.978149">
            <text:p>1.97814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986765">
            <text:p>1986765</text:p>
          </table:table-cell>
          <table:table-cell office:value-type="float" office:value="2">
            <text:p>2</text:p>
          </table:table-cell>
          <table:table-cell table:formula="of:=[.G111]/1000000" office:value-type="float" office:value="1.986765">
            <text:p>1.98676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  <table:table-cell office:value-type="float" office:value="1986882">
            <text:p>1986882</text:p>
          </table:table-cell>
          <table:table-cell office:value-type="float" office:value="10">
            <text:p>10</text:p>
          </table:table-cell>
          <table:table-cell table:formula="of:=[.G112]/1000000" office:value-type="float" office:value="1.986882">
            <text:p>1.9868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89933">
            <text:p>1989933</text:p>
          </table:table-cell>
          <table:table-cell office:value-type="float" office:value="3">
            <text:p>3</text:p>
          </table:table-cell>
          <table:table-cell table:formula="of:=[.G113]/1000000" office:value-type="float" office:value="1.989933">
            <text:p>1.98993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1152">
            <text:p>1991152</text:p>
          </table:table-cell>
          <table:table-cell office:value-type="float" office:value="1">
            <text:p>1</text:p>
          </table:table-cell>
          <table:table-cell table:formula="of:=[.G114]/1000000" office:value-type="float" office:value="1.991152">
            <text:p>1.99115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float" office:value="1992869">
            <text:p>1992869</text:p>
          </table:table-cell>
          <table:table-cell office:value-type="float" office:value="2">
            <text:p>2</text:p>
          </table:table-cell>
          <table:table-cell table:formula="of:=[.G115]/1000000" office:value-type="float" office:value="1.992869">
            <text:p>1.992869</text:p>
          </table:table-cell>
          <table:table-cell office:value-type="float" office:value="2">
            <text:p>2</text:p>
          </table:table-cell>
        </table:table-row>
      </table:table>
      <table:table table:name="trace2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run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9" office:value-type="string">
            <text:p>v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3];[.D3];[.F3];[.H3])" office:value-type="float" office:value="16">
            <text:p>16</text:p>
          </table:table-cell>
          <table:table-cell table:formula="of:=SUM([.C3];[.E3];[.G3];[.I3])" office:value-type="float" office:value="16">
            <text:p>16</text:p>
          </table:table-cell>
          <table:table-cell/>
          <table:table-cell office:value-type="float" office:value="3199">
            <text:p>3199</text:p>
          </table:table-cell>
          <table:table-cell office:value-type="float" office:value="839">
            <text:p>839</text:p>
          </table:table-cell>
          <table:table-cell office:value-type="float" office:value="1838">
            <text:p>1838</text:p>
          </table:table-cell>
          <table:table-cell office:value-type="float" office:value="4124">
            <text:p>4124</text:p>
          </table:table-cell>
          <table:table-cell table:formula="of:=SUM([.M3:.P3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4];[.D4];[.F4];[.H4])" office:value-type="float" office:value="11">
            <text:p>11</text:p>
          </table:table-cell>
          <table:table-cell table:formula="of:=SUM([.C4];[.E4];[.G4];[.I4])" office:value-type="float" office:value="11">
            <text:p>11</text:p>
          </table:table-cell>
          <table:table-cell/>
          <table:table-cell office:value-type="float" office:value="4014">
            <text:p>4014</text:p>
          </table:table-cell>
          <table:table-cell office:value-type="float" office:value="840">
            <text:p>840</text:p>
          </table:table-cell>
          <table:table-cell office:value-type="float" office:value="1890">
            <text:p>1890</text:p>
          </table:table-cell>
          <table:table-cell office:value-type="float" office:value="3256">
            <text:p>3256</text:p>
          </table:table-cell>
          <table:table-cell table:formula="of:=SUM([.M4:.P4])" office:value-type="float" office:value="10000">
            <text:p>1000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5];[.D5];[.F5];[.H5])" office:value-type="float" office:value="11">
            <text:p>11</text:p>
          </table:table-cell>
          <table:table-cell table:formula="of:=SUM([.C5];[.E5];[.G5];[.I5])" office:value-type="float" office:value="11">
            <text:p>11</text:p>
          </table:table-cell>
          <table:table-cell/>
          <table:table-cell office:value-type="float" office:value="4019">
            <text:p>4019</text:p>
          </table:table-cell>
          <table:table-cell office:value-type="float" office:value="838">
            <text:p>838</text:p>
          </table:table-cell>
          <table:table-cell office:value-type="float" office:value="1890">
            <text:p>1890</text:p>
          </table:table-cell>
          <table:table-cell office:value-type="float" office:value="3253">
            <text:p>3253</text:p>
          </table:table-cell>
          <table:table-cell table:formula="of:=SUM([.M5:.P5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B6];[.D6];[.F6];[.H6])" office:value-type="float" office:value="17">
            <text:p>17</text:p>
          </table:table-cell>
          <table:table-cell table:formula="of:=SUM([.C6];[.E6];[.G6];[.I6])" office:value-type="float" office:value="17">
            <text:p>17</text:p>
          </table:table-cell>
          <table:table-cell/>
          <table:table-cell office:value-type="float" office:value="3194">
            <text:p>3194</text:p>
          </table:table-cell>
          <table:table-cell office:value-type="float" office:value="829">
            <text:p>829</text:p>
          </table:table-cell>
          <table:table-cell office:value-type="float" office:value="1849">
            <text:p>1849</text:p>
          </table:table-cell>
          <table:table-cell office:value-type="float" office:value="4128">
            <text:p>4128</text:p>
          </table:table-cell>
          <table:table-cell table:formula="of:=SUM([.M6:.P6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7];[.D7];[.F7];[.H7])" office:value-type="float" office:value="12">
            <text:p>12</text:p>
          </table:table-cell>
          <table:table-cell table:formula="of:=SUM([.C7];[.E7];[.G7];[.I7])" office:value-type="float" office:value="12">
            <text:p>12</text:p>
          </table:table-cell>
          <table:table-cell/>
          <table:table-cell office:value-type="float" office:value="4016">
            <text:p>4016</text:p>
          </table:table-cell>
          <table:table-cell office:value-type="float" office:value="849">
            <text:p>849</text:p>
          </table:table-cell>
          <table:table-cell office:value-type="float" office:value="1887">
            <text:p>1887</text:p>
          </table:table-cell>
          <table:table-cell office:value-type="float" office:value="3248">
            <text:p>3248</text:p>
          </table:table-cell>
          <table:table-cell table:formula="of:=SUM([.M7:.P7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8];[.D8];[.F8];[.H8])" office:value-type="float" office:value="12">
            <text:p>12</text:p>
          </table:table-cell>
          <table:table-cell table:formula="of:=SUM([.C8];[.E8];[.G8];[.I8])" office:value-type="float" office:value="12">
            <text:p>12</text:p>
          </table:table-cell>
          <table:table-cell/>
          <table:table-cell office:value-type="float" office:value="4016">
            <text:p>4016</text:p>
          </table:table-cell>
          <table:table-cell office:value-type="float" office:value="845">
            <text:p>845</text:p>
          </table:table-cell>
          <table:table-cell office:value-type="float" office:value="1898">
            <text:p>1898</text:p>
          </table:table-cell>
          <table:table-cell office:value-type="float" office:value="3241">
            <text:p>3241</text:p>
          </table:table-cell>
          <table:table-cell table:formula="of:=SUM([.M8:.P8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B9];[.D9];[.F9];[.H9])" office:value-type="float" office:value="19">
            <text:p>19</text:p>
          </table:table-cell>
          <table:table-cell table:formula="of:=SUM([.C9];[.E9];[.G9];[.I9])" office:value-type="float" office:value="19">
            <text:p>19</text:p>
          </table:table-cell>
          <table:table-cell/>
          <table:table-cell office:value-type="float" office:value="3244">
            <text:p>3244</text:p>
          </table:table-cell>
          <table:table-cell office:value-type="float" office:value="851">
            <text:p>851</text:p>
          </table:table-cell>
          <table:table-cell office:value-type="float" office:value="1829">
            <text:p>1829</text:p>
          </table:table-cell>
          <table:table-cell office:value-type="float" office:value="4076">
            <text:p>4076</text:p>
          </table:table-cell>
          <table:table-cell table:formula="of:=SUM([.M9:.P9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B10];[.D10];[.F10];[.H10])" office:value-type="float" office:value="12">
            <text:p>12</text:p>
          </table:table-cell>
          <table:table-cell table:formula="of:=SUM([.C10];[.E10];[.G10];[.I10])" office:value-type="float" office:value="12">
            <text:p>12</text:p>
          </table:table-cell>
          <table:table-cell/>
          <table:table-cell office:value-type="float" office:value="4031">
            <text:p>4031</text:p>
          </table:table-cell>
          <table:table-cell office:value-type="float" office:value="849">
            <text:p>849</text:p>
          </table:table-cell>
          <table:table-cell office:value-type="float" office:value="1886">
            <text:p>1886</text:p>
          </table:table-cell>
          <table:table-cell office:value-type="float" office:value="3234">
            <text:p>3234</text:p>
          </table:table-cell>
          <table:table-cell table:formula="of:=SUM([.M10:.P10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11];[.D11];[.F11];[.H11])" office:value-type="float" office:value="13">
            <text:p>13</text:p>
          </table:table-cell>
          <table:table-cell table:formula="of:=SUM([.C11];[.E11];[.G11];[.I11])" office:value-type="float" office:value="13">
            <text:p>13</text:p>
          </table:table-cell>
          <table:table-cell/>
          <table:table-cell office:value-type="float" office:value="3195">
            <text:p>3195</text:p>
          </table:table-cell>
          <table:table-cell office:value-type="float" office:value="839">
            <text:p>839</text:p>
          </table:table-cell>
          <table:table-cell office:value-type="float" office:value="1850">
            <text:p>1850</text:p>
          </table:table-cell>
          <table:table-cell office:value-type="float" office:value="4116">
            <text:p>4116</text:p>
          </table:table-cell>
          <table:table-cell table:formula="of:=SUM([.M11:.P11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2];[.D12];[.F12];[.H12])" office:value-type="float" office:value="14">
            <text:p>14</text:p>
          </table:table-cell>
          <table:table-cell table:formula="of:=SUM([.C12];[.E12];[.G12];[.I12])" office:value-type="float" office:value="14">
            <text:p>14</text:p>
          </table:table-cell>
          <table:table-cell/>
          <table:table-cell office:value-type="float" office:value="3199">
            <text:p>3199</text:p>
          </table:table-cell>
          <table:table-cell office:value-type="float" office:value="837">
            <text:p>837</text:p>
          </table:table-cell>
          <table:table-cell office:value-type="float" office:value="1853">
            <text:p>1853</text:p>
          </table:table-cell>
          <table:table-cell office:value-type="float" office:value="4111">
            <text:p>4111</text:p>
          </table:table-cell>
          <table:table-cell table:formula="of:=SUM([.M12:.P12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13];[.D13];[.F13];[.H13])" office:value-type="float" office:value="12">
            <text:p>12</text:p>
          </table:table-cell>
          <table:table-cell table:formula="of:=SUM([.C13];[.E13];[.G13];[.I13])" office:value-type="float" office:value="12">
            <text:p>12</text:p>
          </table:table-cell>
          <table:table-cell/>
          <table:table-cell office:value-type="float" office:value="4002">
            <text:p>4002</text:p>
          </table:table-cell>
          <table:table-cell office:value-type="float" office:value="851">
            <text:p>851</text:p>
          </table:table-cell>
          <table:table-cell office:value-type="float" office:value="1896">
            <text:p>1896</text:p>
          </table:table-cell>
          <table:table-cell office:value-type="float" office:value="3251">
            <text:p>3251</text:p>
          </table:table-cell>
          <table:table-cell table:formula="of:=SUM([.M13:.P13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14];[.D14];[.F14];[.H14])" office:value-type="float" office:value="16">
            <text:p>16</text:p>
          </table:table-cell>
          <table:table-cell table:formula="of:=SUM([.C14];[.E14];[.G14];[.I14])" office:value-type="float" office:value="16">
            <text:p>16</text:p>
          </table:table-cell>
          <table:table-cell/>
          <table:table-cell office:value-type="float" office:value="3187">
            <text:p>3187</text:p>
          </table:table-cell>
          <table:table-cell office:value-type="float" office:value="838">
            <text:p>838</text:p>
          </table:table-cell>
          <table:table-cell office:value-type="float" office:value="1848">
            <text:p>1848</text:p>
          </table:table-cell>
          <table:table-cell office:value-type="float" office:value="4127">
            <text:p>4127</text:p>
          </table:table-cell>
          <table:table-cell table:formula="of:=SUM([.M14:.P14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5];[.D15];[.F15];[.H15])" office:value-type="float" office:value="11">
            <text:p>11</text:p>
          </table:table-cell>
          <table:table-cell table:formula="of:=SUM([.C15];[.E15];[.G15];[.I15])" office:value-type="float" office:value="11">
            <text:p>11</text:p>
          </table:table-cell>
          <table:table-cell/>
          <table:table-cell office:value-type="float" office:value="4009">
            <text:p>4009</text:p>
          </table:table-cell>
          <table:table-cell office:value-type="float" office:value="848">
            <text:p>848</text:p>
          </table:table-cell>
          <table:table-cell office:value-type="float" office:value="1898">
            <text:p>1898</text:p>
          </table:table-cell>
          <table:table-cell office:value-type="float" office:value="3245">
            <text:p>3245</text:p>
          </table:table-cell>
          <table:table-cell table:formula="of:=SUM([.M15:.P15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B16];[.D16];[.F16];[.H16])" office:value-type="float" office:value="12">
            <text:p>12</text:p>
          </table:table-cell>
          <table:table-cell table:formula="of:=SUM([.C16];[.E16];[.G16];[.I16])" office:value-type="float" office:value="12">
            <text:p>12</text:p>
          </table:table-cell>
          <table:table-cell/>
          <table:table-cell office:value-type="float" office:value="4023">
            <text:p>4023</text:p>
          </table:table-cell>
          <table:table-cell office:value-type="float" office:value="845">
            <text:p>845</text:p>
          </table:table-cell>
          <table:table-cell office:value-type="float" office:value="1896">
            <text:p>1896</text:p>
          </table:table-cell>
          <table:table-cell office:value-type="float" office:value="3236">
            <text:p>3236</text:p>
          </table:table-cell>
          <table:table-cell table:formula="of:=SUM([.M16:.P16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7];[.D17];[.F17];[.H17])" office:value-type="float" office:value="14">
            <text:p>14</text:p>
          </table:table-cell>
          <table:table-cell table:formula="of:=SUM([.C17];[.E17];[.G17];[.I17])" office:value-type="float" office:value="14">
            <text:p>14</text:p>
          </table:table-cell>
          <table:table-cell/>
          <table:table-cell office:value-type="float" office:value="3194">
            <text:p>3194</text:p>
          </table:table-cell>
          <table:table-cell office:value-type="float" office:value="838">
            <text:p>838</text:p>
          </table:table-cell>
          <table:table-cell office:value-type="float" office:value="1846">
            <text:p>1846</text:p>
          </table:table-cell>
          <table:table-cell office:value-type="float" office:value="4122">
            <text:p>4122</text:p>
          </table:table-cell>
          <table:table-cell table:formula="of:=SUM([.M17:.P17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8];[.D18];[.F18];[.H18])" office:value-type="float" office:value="11">
            <text:p>11</text:p>
          </table:table-cell>
          <table:table-cell table:formula="of:=SUM([.C18];[.E18];[.G18];[.I18])" office:value-type="float" office:value="11">
            <text:p>11</text:p>
          </table:table-cell>
          <table:table-cell/>
          <table:table-cell office:value-type="float" office:value="4010">
            <text:p>4010</text:p>
          </table:table-cell>
          <table:table-cell office:value-type="float" office:value="848">
            <text:p>848</text:p>
          </table:table-cell>
          <table:table-cell office:value-type="float" office:value="1894">
            <text:p>1894</text:p>
          </table:table-cell>
          <table:table-cell office:value-type="float" office:value="3248">
            <text:p>3248</text:p>
          </table:table-cell>
          <table:table-cell table:formula="of:=SUM([.M18:.P18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19];[.D19];[.F19];[.H19])" office:value-type="float" office:value="13">
            <text:p>13</text:p>
          </table:table-cell>
          <table:table-cell table:formula="of:=SUM([.C19];[.E19];[.G19];[.I19])" office:value-type="float" office:value="13">
            <text:p>13</text:p>
          </table:table-cell>
          <table:table-cell/>
          <table:table-cell office:value-type="float" office:value="3192">
            <text:p>3192</text:p>
          </table:table-cell>
          <table:table-cell office:value-type="float" office:value="838">
            <text:p>838</text:p>
          </table:table-cell>
          <table:table-cell office:value-type="float" office:value="1849">
            <text:p>1849</text:p>
          </table:table-cell>
          <table:table-cell office:value-type="float" office:value="4121">
            <text:p>4121</text:p>
          </table:table-cell>
          <table:table-cell table:formula="of:=SUM([.M19:.P19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20];[.D20];[.F20];[.H20])" office:value-type="float" office:value="12">
            <text:p>12</text:p>
          </table:table-cell>
          <table:table-cell table:formula="of:=SUM([.C20];[.E20];[.G20];[.I20])" office:value-type="float" office:value="12">
            <text:p>12</text:p>
          </table:table-cell>
          <table:table-cell/>
          <table:table-cell office:value-type="float" office:value="4018">
            <text:p>4018</text:p>
          </table:table-cell>
          <table:table-cell office:value-type="float" office:value="849">
            <text:p>849</text:p>
          </table:table-cell>
          <table:table-cell office:value-type="float" office:value="1890">
            <text:p>1890</text:p>
          </table:table-cell>
          <table:table-cell office:value-type="float" office:value="3243">
            <text:p>3243</text:p>
          </table:table-cell>
          <table:table-cell table:formula="of:=SUM([.M20:.P20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21];[.D21];[.F21];[.H21])" office:value-type="float" office:value="12">
            <text:p>12</text:p>
          </table:table-cell>
          <table:table-cell table:formula="of:=SUM([.C21];[.E21];[.G21];[.I21])" office:value-type="float" office:value="12">
            <text:p>12</text:p>
          </table:table-cell>
          <table:table-cell/>
          <table:table-cell office:value-type="float" office:value="4020">
            <text:p>4020</text:p>
          </table:table-cell>
          <table:table-cell office:value-type="float" office:value="845">
            <text:p>845</text:p>
          </table:table-cell>
          <table:table-cell office:value-type="float" office:value="1894">
            <text:p>1894</text:p>
          </table:table-cell>
          <table:table-cell office:value-type="float" office:value="3241">
            <text:p>3241</text:p>
          </table:table-cell>
          <table:table-cell table:formula="of:=SUM([.M21:.P21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22];[.D22];[.F22];[.H22])" office:value-type="float" office:value="12">
            <text:p>12</text:p>
          </table:table-cell>
          <table:table-cell table:formula="of:=SUM([.C22];[.E22];[.G22];[.I22])" office:value-type="float" office:value="12">
            <text:p>12</text:p>
          </table:table-cell>
          <table:table-cell/>
          <table:table-cell office:value-type="float" office:value="4023">
            <text:p>4023</text:p>
          </table:table-cell>
          <table:table-cell office:value-type="float" office:value="846">
            <text:p>846</text:p>
          </table:table-cell>
          <table:table-cell office:value-type="float" office:value="1894">
            <text:p>1894</text:p>
          </table:table-cell>
          <table:table-cell office:value-type="float" office:value="3237">
            <text:p>3237</text:p>
          </table:table-cell>
          <table:table-cell table:formula="of:=SUM([.M22:.P22])" office:value-type="float" office:value="10000">
            <text:p>10000</text:p>
          </table:table-cell>
          <table:table-cell/>
        </table:table-row>
        <table:table-row table:style-name="ro1">
          <table:table-cell table:style-name="ce4" office:value-type="string">
            <text:p>AVG</text:p>
          </table:table-cell>
          <table:table-cell table:style-name="ce7" table:formula="of:=AVERAGE([.B3:.B22])" office:value-type="float" office:value="3.25">
            <text:p>3.25</text:p>
          </table:table-cell>
          <table:table-cell table:style-name="ce4" table:formula="of:=AVERAGE([.C3:.C22])" office:value-type="float" office:value="2.9">
            <text:p>2.9</text:p>
          </table:table-cell>
          <table:table-cell table:style-name="ce7" table:formula="of:=AVERAGE([.D3:.D22])" office:value-type="float" office:value="1.2">
            <text:p>1.2</text:p>
          </table:table-cell>
          <table:table-cell table:style-name="ce4" table:formula="of:=AVERAGE([.E3:.E22])" office:value-type="float" office:value="3.75">
            <text:p>3.75</text:p>
          </table:table-cell>
          <table:table-cell table:style-name="ce7" table:formula="of:=AVERAGE([.F3:.F22])" office:value-type="float" office:value="3.65">
            <text:p>3.65</text:p>
          </table:table-cell>
          <table:table-cell table:style-name="ce4" table:formula="of:=AVERAGE([.G3:.G22])" office:value-type="float" office:value="3.3">
            <text:p>3.3</text:p>
          </table:table-cell>
          <table:table-cell table:style-name="ce7" table:formula="of:=AVERAGE([.H3:.H22])" office:value-type="float" office:value="5">
            <text:p>5</text:p>
          </table:table-cell>
          <table:table-cell table:style-name="ce4" table:formula="of:=AVERAGE([.I3:.I22])" office:value-type="float" office:value="3.15">
            <text:p>3.15</text:p>
          </table:table-cell>
          <table:table-cell table:formula="of:=SUM([.B23];[.D23];[.F23];[.H23])" office:value-type="float" office:value="13.1">
            <text:p>13.1</text:p>
          </table:table-cell>
          <table:table-cell table:formula="of:=SUM([.C23];[.E23];[.G23];[.I23])" office:value-type="float" office:value="13.1">
            <text:p>13.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>
            <text:p>AVG VI</text:p>
          </table:table-cell>
          <table:table-cell table:style-name="Default" table:formula="of:=AVERAGE([.C23];[.E23];[.G23];[.I23])" office:value-type="float" office:value="3.275">
            <text:p>3.275</text:p>
          </table:table-cell>
          <table:table-cell table:number-columns-repeated="3"/>
          <table:table-cell table:formula="of:=AVERAGE([.M3:.M22])" office:value-type="float" office:value="3690.25">
            <text:p>3690.25</text:p>
          </table:table-cell>
          <table:table-cell table:formula="of:=AVERAGE([.N3:.N22])" office:value-type="float" office:value="843.1">
            <text:p>843.1</text:p>
          </table:table-cell>
          <table:table-cell table:formula="of:=AVERAGE([.O3:.O22])" office:value-type="float" office:value="1873.75">
            <text:p>1873.75</text:p>
          </table:table-cell>
          <table:table-cell table:formula="of:=AVERAGE([.P3:.P22])" office:value-type="float" office:value="3592.9">
            <text:p>3592.9</text:p>
          </table:table-cell>
          <table:table-cell table:formula="of:=SUM([.M24:.P24])" office:value-type="float" office:value="10000">
            <text:p>10000</text:p>
          </table:table-cell>
          <table:table-cell/>
        </table:table-row>
        <table:table-row table:style-name="ro1">
          <table:table-cell office:value-type="string">
            <text:p>10000*1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formula="of:=[.M24]/100" office:value-type="float" office:value="36.9025">
            <text:p>36.9025</text:p>
          </table:table-cell>
          <table:table-cell table:formula="of:=[.N24]/100" office:value-type="float" office:value="8.431">
            <text:p>8.431</text:p>
          </table:table-cell>
          <table:table-cell table:formula="of:=[.O24]/100" office:value-type="float" office:value="18.7375">
            <text:p>18.7375</text:p>
          </table:table-cell>
          <table:table-cell table:formula="of:=[.P24]/100" office:value-type="float" office:value="35.929">
            <text:p>35.929</text:p>
          </table:table-cell>
          <table:table-cell table:formula="of:=SUM([.M25:.P25])" office:value-type="float" office:value="100">
            <text:p>1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4"/>
          <table:table-cell table:formula="of:=SUM([.M25];[.P25])" office:value-type="float" office:value="72.8315">
            <text:p>72.8315</text:p>
          </table:table-cell>
          <table:table-cell table:formula="of:=SUM([.N25:.O25])" office:value-type="float" office:value="27.1685">
            <text:p>27.1685</text:p>
          </table:table-cell>
          <table:table-cell table:number-columns-repeated="2"/>
          <table:table-cell table:formula="of:=SUM([.M27:.P27])" office:value-type="float" office:value="100">
            <text:p>100</text:p>
          </table:table-cell>
          <table:table-cell table:formula="of:=[.N27]/[.M27]" office:value-type="float" office:value="0.37303227312358">
            <text:p>0.3730322731</text:p>
          </table:table-cell>
        </table:table-row>
        <table:table-row table:style-name="ro1">
          <table:table-cell table:style-name="ce3" office:value-type="string">
            <text:p>run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3" office:value-type="string">
            <text:p>vi</text:p>
          </table:table-cell>
          <table:table-cell table:style-name="ce6" office:value-type="string">
            <text:p>st</text:p>
          </table:table-cell>
          <table:table-cell table:style-name="ce9" office:value-type="string">
            <text:p>vi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B29];[.D29];[.F29];[.H29])" office:value-type="float" office:value="28">
            <text:p>28</text:p>
          </table:table-cell>
          <table:table-cell table:formula="of:=SUM([.C29];[.E29];[.G29];[.I29])"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30];[.D30];[.F30];[.H30])" office:value-type="float" office:value="15">
            <text:p>15</text:p>
          </table:table-cell>
          <table:table-cell table:formula="of:=SUM([.C30];[.E30];[.G30];[.I30])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31];[.D31];[.F31];[.H31])" office:value-type="float" office:value="16">
            <text:p>16</text:p>
          </table:table-cell>
          <table:table-cell table:formula="of:=SUM([.C31];[.E31];[.G31];[.I31])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formula="of:=SUM([.B32];[.D32];[.F32];[.H32])" office:value-type="float" office:value="22">
            <text:p>22</text:p>
          </table:table-cell>
          <table:table-cell table:formula="of:=SUM([.C32];[.E32];[.G32];[.I32])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33];[.D33];[.F33];[.H33])" office:value-type="float" office:value="24">
            <text:p>24</text:p>
          </table:table-cell>
          <table:table-cell table:formula="of:=SUM([.C33];[.E33];[.G33];[.I33])" office:value-type="float" office:value="24">
            <text:p>24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VG</text:p>
          </table:table-cell>
          <table:table-cell table:style-name="ce7" table:formula="of:=AVERAGE([.B29:.B33])" office:value-type="float" office:value="5.4">
            <text:p>5.4</text:p>
          </table:table-cell>
          <table:table-cell table:style-name="ce4" table:formula="of:=AVERAGE([.C29:.C33])" office:value-type="float" office:value="3.6">
            <text:p>3.6</text:p>
          </table:table-cell>
          <table:table-cell table:style-name="ce7" table:formula="of:=AVERAGE([.D29:.D33])" office:value-type="float" office:value="2.4">
            <text:p>2.4</text:p>
          </table:table-cell>
          <table:table-cell table:style-name="ce4" table:formula="of:=AVERAGE([.E29:.E33])" office:value-type="float" office:value="6">
            <text:p>6</text:p>
          </table:table-cell>
          <table:table-cell table:style-name="ce7" table:formula="of:=AVERAGE([.F29:.F33])" office:value-type="float" office:value="6.6">
            <text:p>6.6</text:p>
          </table:table-cell>
          <table:table-cell table:style-name="ce4" table:formula="of:=AVERAGE([.G29:.G33])" office:value-type="float" office:value="6.2">
            <text:p>6.2</text:p>
          </table:table-cell>
          <table:table-cell table:style-name="ce7" table:formula="of:=AVERAGE([.H29:.H33])" office:value-type="float" office:value="6.6">
            <text:p>6.6</text:p>
          </table:table-cell>
          <table:table-cell table:style-name="ce4" table:formula="of:=AVERAGE([.I29:.I33])" office:value-type="float" office:value="5.2">
            <text:p>5.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20000*2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</table:table>
      <table:table table:name="Sheet5" table:style-name="ta1">
        <table:table-column table:style-name="co1" table:number-columns-repeated="5" table:default-cell-style-name="Default"/>
        <table:table-row table:style-name="ro1">
          <table:table-cell office:value-type="float" office:value="264">
            <text:p>264</text:p>
          </table:table-cell>
          <table:table-cell office:value-type="string">
            <text:p><text:s/>T_id 2 started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<text:s/>T_id 1 started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T_id 0 started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s/>T_id 3 started</text:p>
          </table:table-cell>
          <table:table-cell table:number-columns-repeated="3"/>
        </table:table-row>
        <table:table-row table:style-name="ro1">
          <table:table-cell office:value-type="float" office:value="411214">
            <text:p>411214</text:p>
          </table:table-cell>
          <table:table-cell office:value-type="string">
            <text:p><text:s/>T_id 0 finished computing 2500 lines</text:p>
          </table:table-cell>
          <table:table-cell table:number-columns-repeated="2"/>
          <table:table-cell table:formula="of:=[.A5]-[.A3]" office:value-type="float" office:value="410922">
            <text:p>410922</text:p>
          </table:table-cell>
        </table:table-row>
        <table:table-row table:style-name="ro1">
          <table:table-cell office:value-type="float" office:value="432582">
            <text:p>432582</text:p>
          </table:table-cell>
          <table:table-cell office:value-type="string">
            <text:p><text:s/>T_id 3 finished computing 2500 lines</text:p>
          </table:table-cell>
          <table:table-cell table:number-columns-repeated="2"/>
          <table:table-cell table:formula="of:=[.A6]-[.A4]" office:value-type="float" office:value="432267">
            <text:p>432267</text:p>
          </table:table-cell>
        </table:table-row>
        <table:table-row table:style-name="ro1">
          <table:table-cell office:value-type="float" office:value="2956530">
            <text:p>2956530</text:p>
          </table:table-cell>
          <table:table-cell office:value-type="string">
            <text:p><text:s/>T_id 2 finished computing 2500 lines</text:p>
          </table:table-cell>
          <table:table-cell table:number-columns-repeated="2"/>
          <table:table-cell table:formula="of:=[.A7]-[.A1]" office:value-type="float" office:value="2956266">
            <text:p>2956266</text:p>
          </table:table-cell>
        </table:table-row>
        <table:table-row table:style-name="ro1">
          <table:table-cell office:value-type="float" office:value="3002084">
            <text:p>3002084</text:p>
          </table:table-cell>
          <table:table-cell office:value-type="string">
            <text:p><text:s/>T_id 1 finished computing 2500 lines</text:p>
          </table:table-cell>
          <table:table-cell table:number-columns-repeated="2"/>
          <table:table-cell table:formula="of:=[.A8]-[.A2]" office:value-type="float" office:value="3001814">
            <text:p>30018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19/04/2013</text:date>, <text:time>02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4-11T23:41:56</meta:creation-date>
    <dc:date>2013-04-19T02:07:48</dc:date>
    <meta:editing-duration>P1DT3M13S</meta:editing-duration>
    <meta:editing-cycles>31</meta:editing-cycles>
    <meta:generator>LibreOffice/3.4$Unix LibreOffice_project/340m1$Build-402</meta:generator>
    <dc:creator>martin </dc:creator>
    <meta:document-statistic meta:table-count="5" meta:cell-count="2145" meta:object-count="0"/>
  </office:meta>
</office:document-meta>
</file>